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3.115cm"/>
    </style:style>
    <style:style style:name="co20" style:family="table-column">
      <style:table-column-properties fo:break-before="auto" style:column-width="2.542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0x10" table:style-name="ta1" table:print="false">
        <table:shapes>
          <draw:frame draw:z-index="0" draw:style-name="gr1" svg:width="18.81cm" svg:height="10.402cm" svg:x="15.894cm" svg:y="0.107cm">
            <draw:object draw:notify-on-update-of-ranges="10x10.A2:10x10.A55 10x10.B2:10x10.B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6">
            <text:p>0.1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110271757825937">
            <text:p>1.10E-004</text:p>
          </table:table-cell>
          <table:table-cell table:formula="of:=( [.B2] - ([.$D$2]*[.A2] + [.$D$3]) )^2" office:value-type="float" office:value="0.0000426437004358403">
            <text:p>4.26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112257768604506">
            <text:p>1.12E-003</text:p>
          </table:table-cell>
          <table:table-cell table:formula="of:=( [.B3] - ([.$D$2]*[.A3] + [.$D$3]) )^2" office:value-type="float" office:value="0.000012039411936817">
            <text:p>1.20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17136136085433">
            <text:p>1.17E-005</text:p>
          </table:table-cell>
          <table:table-cell table:formula="of:=( [.B4] - ([.$D$2]*[.A4] + [.$D$3]) )^2" office:value-type="float" office:value="0.000012039411936817">
            <text:p>1.2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42096576717594">
            <text:p>1.42E-003</text:p>
          </table:table-cell>
          <table:table-cell table:formula="of:=( [.B5] - ([.$D$2]*[.A5] + [.$D$3]) )^2" office:value-type="float" office:value="0.00000277586701066105">
            <text:p>2.78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77586701066105">
            <text:p>2.78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sum d_i^2</text:p>
          </table:table-cell>
          <table:table-cell table:formula="of:=SUM([.E2:.E55])" office:value-type="float" office:value="0.000958812062836831">
            <text:p>9.59E-004</text:p>
          </table:table-cell>
          <table:table-cell table:formula="of:=( [.B7] - ([.$D$2]*[.A7] + [.$D$3]) )^2" office:value-type="float" office:value="0.00000277586701066105">
            <text:p>2.78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102273814840867">
            <text:p>1.02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102273814840867">
            <text:p>1.0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table:number-columns-repeated="2"/>
          <table:table-cell table:formula="of:=( [.B10] - ([.$D$2]*[.A10] + [.$D$3]) )^2" office:value-type="float" office:value="0.0000102273814840867">
            <text:p>1.0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1] - ([.$D$2]*[.A11] + [.$D$3]) )^2" office:value-type="float" office:value="0.0000037552671332629">
            <text:p>3.76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2] - ([.$D$2]*[.A12] + [.$D$3]) )^2" office:value-type="float" office:value="0.0000037552671332629">
            <text:p>3.76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3] - ([.$D$2]*[.A13] + [.$D$3]) )^2" office:value-type="float" office:value="0.0000037552671332629">
            <text:p>3.76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4] - ([.$D$2]*[.A14] + [.$D$3]) )^2" office:value-type="float" office:value="0.00000856305566327288">
            <text:p>8.56E-006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8">
            <text:p>0.38</text:p>
          </table:table-cell>
          <table:table-cell table:number-columns-repeated="2"/>
          <table:table-cell table:formula="of:=( [.B15] - ([.$D$2]*[.A15] + [.$D$3]) )^2" office:value-type="float" office:value="0.0000500376571997926">
            <text:p>5.00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6] - ([.$D$2]*[.A16] + [.$D$3]) )^2" office:value-type="float" office:value="0.00000856305566327288">
            <text:p>8.56E-006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7] - ([.$D$2]*[.A17] + [.$D$3]) )^2" office:value-type="float" office:value="0.00000488237188778164">
            <text:p>4.8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8] - ([.$D$2]*[.A18] + [.$D$3]) )^2" office:value-type="float" office:value="0.00000488237188778164">
            <text:p>4.88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9] - ([.$D$2]*[.A19] + [.$D$3]) )^2" office:value-type="float" office:value="0.00000488237188778164">
            <text:p>4.8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0] - ([.$D$2]*[.A20] + [.$D$3]) )^2" office:value-type="float" office:value="0.00000704643447437548">
            <text:p>7.05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1] - ([.$D$2]*[.A21] + [.$D$3]) )^2" office:value-type="float" office:value="0.00000704643447437548">
            <text:p>7.05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2] - ([.$D$2]*[.A22] + [.$D$3]) )^2" office:value-type="float" office:value="0.00000704643447437548">
            <text:p>7.05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3] - ([.$D$2]*[.A23] + [.$D$3]) )^2" office:value-type="float" office:value="0.00000615718127421635">
            <text:p>6.16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4] - ([.$D$2]*[.A24] + [.$D$3]) )^2" office:value-type="float" office:value="0.00000615718127421635">
            <text:p>6.16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5] - ([.$D$2]*[.A25] + [.$D$3]) )^2" office:value-type="float" office:value="0.00000615718127421635">
            <text:p>6.16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6] - ([.$D$2]*[.A26] + [.$D$3]) )^2" office:value-type="float" office:value="0.00000567751791739454">
            <text:p>5.68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2">
            <text:p>0.62</text:p>
          </table:table-cell>
          <table:table-cell table:number-columns-repeated="2"/>
          <table:table-cell table:formula="of:=( [.B27] - ([.$D$2]*[.A27] + [.$D$3]) )^2" office:value-type="float" office:value="0.000153332603343379">
            <text:p>1.5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8] - ([.$D$2]*[.A28] + [.$D$3]) )^2" office:value-type="float" office:value="0.00000567751791739454">
            <text:p>5.68E-006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29] - ([.$D$2]*[.A29] + [.$D$3]) )^2" office:value-type="float" office:value="0.00000757969529256746">
            <text:p>7.58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0] - ([.$D$2]*[.A30] + [.$D$3]) )^2" office:value-type="float" office:value="0.00000757969529256746">
            <text:p>7.58E-006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1] - ([.$D$2]*[.A31] + [.$D$3]) )^2" office:value-type="float" office:value="0.00000757969529256746">
            <text:p>7.58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2] - ([.$D$2]*[.A32] + [.$D$3]) )^2" office:value-type="float" office:value="0.00000445630599232983">
            <text:p>4.4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3] - ([.$D$2]*[.A33] + [.$D$3]) )^2" office:value-type="float" office:value="0.00000445630599232983">
            <text:p>4.4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34] - ([.$D$2]*[.A34] + [.$D$3]) )^2" office:value-type="float" office:value="0.000146676234899565">
            <text:p>1.47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5] - ([.$D$2]*[.A35] + [.$D$3]) )^2" office:value-type="float" office:value="0.00000914991394283563">
            <text:p>9.15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6] - ([.$D$2]*[.A36] + [.$D$3]) )^2" office:value-type="float" office:value="0.00000914991394283563">
            <text:p>9.15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7] - ([.$D$2]*[.A37] + [.$D$3]) )^2" office:value-type="float" office:value="0.00000914991394283563">
            <text:p>9.15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38] - ([.$D$2]*[.A38] + [.$D$3]) )^2" office:value-type="float" office:value="0.00000338279869918246">
            <text:p>3.38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2">
            <text:p>0.82</text:p>
          </table:table-cell>
          <table:table-cell table:number-columns-repeated="2"/>
          <table:table-cell table:formula="of:=( [.B39] - ([.$D$2]*[.A39] + [.$D$3]) )^2" office:value-type="float" office:value="0.0000665980263106931">
            <text:p>6.66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40] - ([.$D$2]*[.A40] + [.$D$3]) )^2" office:value-type="float" office:value="0.00000338279869918246">
            <text:p>3.38E-006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1] - ([.$D$2]*[.A41] + [.$D$3]) )^2" office:value-type="float" office:value="0.0000108678372250203">
            <text:p>1.09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2] - ([.$D$2]*[.A42] + [.$D$3]) )^2" office:value-type="float" office:value="0.0000108678372250203">
            <text:p>1.09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3] - ([.$D$2]*[.A43] + [.$D$3]) )^2" office:value-type="float" office:value="0.0000108678372250203">
            <text:p>1.09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4] - ([.$D$2]*[.A44] + [.$D$3]) )^2" office:value-type="float" office:value="0.00000245699603795066">
            <text:p>2.46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5] - ([.$D$2]*[.A45] + [.$D$3]) )^2" office:value-type="float" office:value="0.00000245699603795066">
            <text:p>2.46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6] - ([.$D$2]*[.A46] + [.$D$3]) )^2" office:value-type="float" office:value="0.00000245699603795066">
            <text:p>2.46E-006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7] - ([.$D$2]*[.A47] + [.$D$3]) )^2" office:value-type="float" office:value="0.0000127334651391207">
            <text:p>1.2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8] - ([.$D$2]*[.A48] + [.$D$3]) )^2" office:value-type="float" office:value="0.0000127334651391207">
            <text:p>1.2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9] - ([.$D$2]*[.A49] + [.$D$3]) )^2" office:value-type="float" office:value="0.0000127334651391207">
            <text:p>1.27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0] - ([.$D$2]*[.A50] + [.$D$3]) )^2" office:value-type="float" office:value="0.00000167889800863567">
            <text:p>1.68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6">
            <text:p>1.06</text:p>
          </table:table-cell>
          <table:table-cell table:number-columns-repeated="2"/>
          <table:table-cell table:formula="of:=( [.B51] - ([.$D$2]*[.A51] + [.$D$3]) )^2" office:value-type="float" office:value="0.000127593357359629">
            <text:p>1.28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2] - ([.$D$2]*[.A52] + [.$D$3]) )^2" office:value-type="float" office:value="0.00000167889800863567">
            <text:p>1.6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3] - ([.$D$2]*[.A53] + [.$D$3]) )^2" office:value-type="float" office:value="0.0000147467976851376">
            <text:p>1.4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4] - ([.$D$2]*[.A54] + [.$D$3]) )^2" office:value-type="float" office:value="0.0000147467976851376">
            <text:p>1.47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1">
            <text:p>1.11</text:p>
          </table:table-cell>
          <table:table-cell table:number-columns-repeated="2"/>
          <table:table-cell table:formula="of:=( [.B55] - ([.$D$2]*[.A55] + [.$D$3]) )^2" office:value-type="float" office:value="0.0000379436787767559">
            <text:p>3.79E-005</text:p>
          </table:table-cell>
          <table:table-cell table:formula="of:=([.A55] - [.$D$6])^2" office:value-type="float" office:value="18062500">
            <text:p>18062500</text:p>
          </table:table-cell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x15" table:style-name="ta1" table:print="false">
        <table:shapes>
          <draw:frame draw:z-index="0" draw:style-name="gr1" svg:width="18.821cm" svg:height="10.398cm" svg:x="16.316cm" svg:y="0.341cm">
            <draw:object draw:notify-on-update-of-ranges="15x15.A2:15x15.A55 15x15.B2:15x15.B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24140350877193">
            <text:p>2.41E-004</text:p>
          </table:table-cell>
          <table:table-cell table:formula="of:=( [.B2] - ([.$D$2]*[.A2] + [.$D$3]) )^2" office:value-type="float" office:value="0.0000051130642286879">
            <text:p>5.1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563352826510762">
            <text:p>5.63E-003</text:p>
          </table:table-cell>
          <table:table-cell table:formula="of:=( [.B3] - ([.$D$2]*[.A3] + [.$D$3]) )^2" office:value-type="float" office:value="0.0000051130642286879">
            <text:p>5.1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27919424296938">
            <text:p>1.28E-005</text:p>
          </table:table-cell>
          <table:table-cell table:formula="of:=( [.B4] - ([.$D$2]*[.A4] + [.$D$3]) )^2" office:value-type="float" office:value="0.0000051130642286879">
            <text:p>5.1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55177666736617">
            <text:p>1.55E-003</text:p>
          </table:table-cell>
          <table:table-cell table:formula="of:=( [.B5] - ([.$D$2]*[.A5] + [.$D$3]) )^2" office:value-type="float" office:value="0.00000243189737392964">
            <text:p>2.43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43189737392964">
            <text:p>2.4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sum d_i^2</text:p>
          </table:table-cell>
          <table:table-cell table:formula="of:=SUM([.E2:.E55])" office:value-type="float" office:value="0.00114346978557504">
            <text:p>1.14E-003</text:p>
          </table:table-cell>
          <table:table-cell table:formula="of:=( [.B7] - ([.$D$2]*[.A7] + [.$D$3]) )^2" office:value-type="float" office:value="0.00000243189737392964">
            <text:p>2.43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0735648955613307">
            <text:p>7.36E-007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0735648955613307">
            <text:p>7.36E-007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10] - ([.$D$2]*[.A10] + [.$D$3]) )^2" office:value-type="float" office:value="0.000000735648955613307">
            <text:p>7.36E-007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1] - ([.$D$2]*[.A11] + [.$D$3]) )^2" office:value-type="float" office:value="0.0000000243189737391822">
            <text:p>2.43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2] - ([.$D$2]*[.A12] + [.$D$3]) )^2" office:value-type="float" office:value="0.0000000243189737391822">
            <text:p>2.43E-008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3] - ([.$D$2]*[.A13] + [.$D$3]) )^2" office:value-type="float" office:value="0.0000000243189737391822">
            <text:p>2.43E-008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4] - ([.$D$2]*[.A14] + [.$D$3]) )^2" office:value-type="float" office:value="0.000000297907428307042">
            <text:p>2.98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5] - ([.$D$2]*[.A15] + [.$D$3]) )^2" office:value-type="float" office:value="0.000000297907428307042">
            <text:p>2.98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6] - ([.$D$2]*[.A16] + [.$D$3]) )^2" office:value-type="float" office:value="0.000000297907428307042">
            <text:p>2.98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7] - ([.$D$2]*[.A17] + [.$D$3]) )^2" office:value-type="float" office:value="0.0000015564143193168">
            <text:p>1.5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8] - ([.$D$2]*[.A18] + [.$D$3]) )^2" office:value-type="float" office:value="0.0000015564143193168">
            <text:p>1.5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9] - ([.$D$2]*[.A19] + [.$D$3]) )^2" office:value-type="float" office:value="0.0000015564143193168">
            <text:p>1.56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0] - ([.$D$2]*[.A20] + [.$D$3]) )^2" office:value-type="float" office:value="0.00000379983964676799">
            <text:p>3.80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1] - ([.$D$2]*[.A21] + [.$D$3]) )^2" office:value-type="float" office:value="0.00000379983964676799">
            <text:p>3.80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2] - ([.$D$2]*[.A22] + [.$D$3]) )^2" office:value-type="float" office:value="0.00000379983964676799">
            <text:p>3.80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3] - ([.$D$2]*[.A23] + [.$D$3]) )^2" office:value-type="float" office:value="0.00000702818341066249">
            <text:p>7.03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4] - ([.$D$2]*[.A24] + [.$D$3]) )^2" office:value-type="float" office:value="0.00000702818341066249">
            <text:p>7.03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5] - ([.$D$2]*[.A25] + [.$D$3]) )^2" office:value-type="float" office:value="0.00000702818341066249">
            <text:p>7.03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6] - ([.$D$2]*[.A26] + [.$D$3]) )^2" office:value-type="float" office:value="0.0000112414456109965">
            <text:p>1.1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7] - ([.$D$2]*[.A27] + [.$D$3]) )^2" office:value-type="float" office:value="0.0000112414456109965">
            <text:p>1.1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8] - ([.$D$2]*[.A28] + [.$D$3]) )^2" office:value-type="float" office:value="0.0000112414456109965">
            <text:p>1.1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6">
            <text:p>1.46</text:p>
          </table:table-cell>
          <table:table-cell table:number-columns-repeated="2"/>
          <table:table-cell table:formula="of:=( [.B29] - ([.$D$2]*[.A29] + [.$D$3]) )^2" office:value-type="float" office:value="0.0000353480083140448">
            <text:p>3.53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0] - ([.$D$2]*[.A30] + [.$D$3]) )^2" office:value-type="float" office:value="0.0000164396262477754">
            <text:p>1.64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1] - ([.$D$2]*[.A31] + [.$D$3]) )^2" office:value-type="float" office:value="0.0000164396262477754">
            <text:p>1.64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8">
            <text:p>1.58</text:p>
          </table:table-cell>
          <table:table-cell table:number-columns-repeated="2"/>
          <table:table-cell table:formula="of:=( [.B32] - ([.$D$2]*[.A32] + [.$D$3]) )^2" office:value-type="float" office:value="0.0000274960196679666">
            <text:p>2.75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9">
            <text:p>1.59</text:p>
          </table:table-cell>
          <table:table-cell table:number-columns-repeated="2"/>
          <table:table-cell table:formula="of:=( [.B33] - ([.$D$2]*[.A33] + [.$D$3]) )^2" office:value-type="float" office:value="0.000232369314014939">
            <text:p>2.3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7">
            <text:p>1.57</text:p>
          </table:table-cell>
          <table:table-cell table:number-columns-repeated="2"/>
          <table:table-cell table:formula="of:=( [.B34] - ([.$D$2]*[.A34] + [.$D$3]) )^2" office:value-type="float" office:value="0.0000226227253209946">
            <text:p>2.26E-005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69">
            <text:p>1.69</text:p>
          </table:table-cell>
          <table:table-cell table:number-columns-repeated="2"/>
          <table:table-cell table:formula="of:=( [.B35] - ([.$D$2]*[.A35] + [.$D$3]) )^2" office:value-type="float" office:value="0.0000297907428306581">
            <text:p>2.9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6] - ([.$D$2]*[.A36] + [.$D$3]) )^2" office:value-type="float" office:value="0.0000206289494583283">
            <text:p>2.06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7] - ([.$D$2]*[.A37] + [.$D$3]) )^2" office:value-type="float" office:value="0.0000206289494583283">
            <text:p>2.06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2">
            <text:p>1.82</text:p>
          </table:table-cell>
          <table:table-cell table:number-columns-repeated="2"/>
          <table:table-cell table:formula="of:=( [.B38] - ([.$D$2]*[.A38] + [.$D$3]) )^2" office:value-type="float" office:value="0.0000147467976851359">
            <text:p>1.47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39] - ([.$D$2]*[.A39] + [.$D$3]) )^2" office:value-type="float" office:value="0.0000379436787767587">
            <text:p>3.79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40] - ([.$D$2]*[.A40] + [.$D$3]) )^2" office:value-type="float" office:value="0.0000379436787767587">
            <text:p>3.79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4">
            <text:p>1.94</text:p>
          </table:table-cell>
          <table:table-cell table:number-columns-repeated="2"/>
          <table:table-cell table:formula="of:=( [.B41] - ([.$D$2]*[.A41] + [.$D$3]) )^2" office:value-type="float" office:value="0.00000984956434838188">
            <text:p>9.85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2] - ([.$D$2]*[.A42] + [.$D$3]) )^2" office:value-type="float" office:value="0.0000470815331593065">
            <text:p>4.7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3] - ([.$D$2]*[.A43] + [.$D$3]) )^2" office:value-type="float" office:value="0.0000470815331593065">
            <text:p>4.7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4] - ([.$D$2]*[.A44] + [.$D$3]) )^2" office:value-type="float" office:value="0.00000593724944807146">
            <text:p>5.94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5] - ([.$D$2]*[.A45] + [.$D$3]) )^2" office:value-type="float" office:value="0.00000593724944807146">
            <text:p>5.9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7">
            <text:p>2.07</text:p>
          </table:table-cell>
          <table:table-cell table:number-columns-repeated="2"/>
          <table:table-cell table:formula="of:=( [.B46] - ([.$D$2]*[.A46] + [.$D$3]) )^2" office:value-type="float" office:value="0.000154670192917844">
            <text:p>1.55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7">
            <text:p>2.17</text:p>
          </table:table-cell>
          <table:table-cell table:number-columns-repeated="2"/>
          <table:table-cell table:formula="of:=( [.B47] - ([.$D$2]*[.A47] + [.$D$3]) )^2" office:value-type="float" office:value="0.0000683119972337224">
            <text:p>6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8] - ([.$D$2]*[.A48] + [.$D$3]) )^2" office:value-type="float" office:value="0.00000300985298420368">
            <text:p>3.01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9] - ([.$D$2]*[.A49] + [.$D$3]) )^2" office:value-type="float" office:value="0.00000300985298420368">
            <text:p>3.01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0] - ([.$D$2]*[.A50] + [.$D$3]) )^2" office:value-type="float" office:value="0.00000106737495677622">
            <text:p>1.07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1] - ([.$D$2]*[.A51] + [.$D$3]) )^2" office:value-type="float" office:value="0.00000106737495677622">
            <text:p>1.07E-006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29">
            <text:p>2.29</text:p>
          </table:table-cell>
          <table:table-cell table:number-columns-repeated="2"/>
          <table:table-cell table:formula="of:=( [.B52] - ([.$D$2]*[.A52] + [.$D$3]) )^2" office:value-type="float" office:value="0.0000804046069255891">
            <text:p>8.04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3] - ([.$D$2]*[.A53] + [.$D$3]) )^2" office:value-type="float" office:value="0.000000109815365791252">
            <text:p>1.10E-007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4] - ([.$D$2]*[.A54] + [.$D$3]) )^2" office:value-type="float" office:value="0.000000109815365791252">
            <text:p>1.10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3">
            <text:p>2.43</text:p>
          </table:table-cell>
          <table:table-cell table:number-columns-repeated="2"/>
          <table:table-cell table:formula="of:=( [.B55] - ([.$D$2]*[.A55] + [.$D$3]) )^2" office:value-type="float" office:value="0.000106737495677677">
            <text:p>1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0x20" table:style-name="ta1" table:print="false">
        <table:shapes>
          <draw:frame draw:z-index="0" draw:style-name="gr1" svg:width="18.821cm" svg:height="10.398cm" svg:x="13.297cm" svg:y="0.446cm">
            <draw:object draw:notify-on-update-of-ranges="20x20.A2:20x20.A55 20x20.B2:20x20.B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423770209838321">
            <text:p>4.24E-004</text:p>
          </table:table-cell>
          <table:table-cell table:formula="of:=( [.B2] - ([.$D$2]*[.A2] + [.$D$3]) )^2" office:value-type="float" office:value="0.0000104708381306291">
            <text:p>1.0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758055268891171">
            <text:p>7.58E-003</text:p>
          </table:table-cell>
          <table:table-cell table:formula="of:=( [.B3] - ([.$D$2]*[.A3] + [.$D$3]) )^2" office:value-type="float" office:value="0.0000104708381306291">
            <text:p>1.05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45310757686809">
            <text:p>2.45E-005</text:p>
          </table:table-cell>
          <table:table-cell table:formula="of:=( [.B4] - ([.$D$2]*[.A4] + [.$D$3]) )^2" office:value-type="float" office:value="0.0000104708381306291">
            <text:p>1.0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297583820537424">
            <text:p>2.98E-003</text:p>
          </table:table-cell>
          <table:table-cell table:formula="of:=( [.B5] - ([.$D$2]*[.A5] + [.$D$3]) )^2" office:value-type="float" office:value="0.0000262243579687686">
            <text:p>2.6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">
            <text:p>0.8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1385463346606">
            <text:p>2.21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string">
            <text:p>sum d_i^2</text:p>
          </table:table-cell>
          <table:table-cell table:formula="of:=SUM([.E2:.E55])" office:value-type="float" office:value="0.00420518289187019">
            <text:p>4.21E-003</text:p>
          </table:table-cell>
          <table:table-cell table:formula="of:=( [.B7] - ([.$D$2]*[.A7] + [.$D$3]) )^2" office:value-type="float" office:value="0.0000262243579687686">
            <text:p>2.6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896357322510138">
            <text:p>8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896357322510138">
            <text:p>8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table:number-columns-repeated="2"/>
          <table:table-cell table:formula="of:=( [.B10] - ([.$D$2]*[.A10] + [.$D$3]) )^2" office:value-type="float" office:value="0.00000896357322510138">
            <text:p>8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1] - ([.$D$2]*[.A11] + [.$D$3]) )^2" office:value-type="float" office:value="0.00000122947690500285">
            <text:p>1.23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2] - ([.$D$2]*[.A12] + [.$D$3]) )^2" office:value-type="float" office:value="0.00000122947690500285">
            <text:p>1.23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3] - ([.$D$2]*[.A13] + [.$D$3]) )^2" office:value-type="float" office:value="0.00000122947690500285">
            <text:p>1.23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4] - ([.$D$2]*[.A14] + [.$D$3]) )^2" office:value-type="float" office:value="0.000000602621697391357">
            <text:p>6.03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5] - ([.$D$2]*[.A15] + [.$D$3]) )^2" office:value-type="float" office:value="0.000000602621697391357">
            <text:p>6.03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6] - ([.$D$2]*[.A16] + [.$D$3]) )^2" office:value-type="float" office:value="0.000000602621697391357">
            <text:p>6.03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7] - ([.$D$2]*[.A17] + [.$D$3]) )^2" office:value-type="float" office:value="0.0000070830076022669">
            <text:p>7.0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1">
            <text:p>1.71</text:p>
          </table:table-cell>
          <table:table-cell table:number-columns-repeated="2"/>
          <table:table-cell table:formula="of:=( [.B18] - ([.$D$2]*[.A18] + [.$D$3]) )^2" office:value-type="float" office:value="0.0000538551667583369">
            <text:p>5.39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9] - ([.$D$2]*[.A19] + [.$D$3]) )^2" office:value-type="float" office:value="0.0000070830076022669">
            <text:p>7.0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2">
            <text:p>1.92</text:p>
          </table:table-cell>
          <table:table-cell table:number-columns-repeated="2"/>
          <table:table-cell table:formula="of:=( [.B20] - ([.$D$2]*[.A20] + [.$D$3]) )^2" office:value-type="float" office:value="0.0000297406953924873">
            <text:p>2.9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1] - ([.$D$2]*[.A21] + [.$D$3]) )^2" office:value-type="float" office:value="0.0000206706346196295">
            <text:p>2.0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2] - ([.$D$2]*[.A22] + [.$D$3]) )^2" office:value-type="float" office:value="0.0000206706346196295">
            <text:p>2.0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3] - ([.$D$2]*[.A23] + [.$D$3]) )^2" office:value-type="float" office:value="0.0000127334651391215">
            <text:p>1.27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2">
            <text:p>2.12</text:p>
          </table:table-cell>
          <table:table-cell table:number-columns-repeated="2"/>
          <table:table-cell table:formula="of:=( [.B24] - ([.$D$2]*[.A24] + [.$D$3]) )^2" office:value-type="float" office:value="0.000041365502749482">
            <text:p>4.1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5] - ([.$D$2]*[.A25] + [.$D$3]) )^2" office:value-type="float" office:value="0.0000127334651391215">
            <text:p>1.2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6] - ([.$D$2]*[.A26] + [.$D$3]) )^2" office:value-type="float" office:value="0.0000691676119918195">
            <text:p>6.9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7] - ([.$D$2]*[.A27] + [.$D$3]) )^2" office:value-type="float" office:value="0.0000691676119918195">
            <text:p>6.9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8] - ([.$D$2]*[.A28] + [.$D$3]) )^2" office:value-type="float" office:value="0.0000691676119918195">
            <text:p>6.9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5">
            <text:p>2.55</text:p>
          </table:table-cell>
          <table:table-cell table:number-columns-repeated="2"/>
          <table:table-cell table:formula="of:=( [.B29] - ([.$D$2]*[.A29] + [.$D$3]) )^2" office:value-type="float" office:value="0.0000000407279698609022">
            <text:p>4.07E-008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4">
            <text:p>2.54</text:p>
          </table:table-cell>
          <table:table-cell table:number-columns-repeated="2"/>
          <table:table-cell table:formula="of:=( [.B30] - ([.$D$2]*[.A30] + [.$D$3]) )^2" office:value-type="float" office:value="0.000104076962346644">
            <text:p>1.0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9">
            <text:p>2.59</text:p>
          </table:table-cell>
          <table:table-cell table:number-columns-repeated="2"/>
          <table:table-cell table:formula="of:=( [.B31] - ([.$D$2]*[.A31] + [.$D$3]) )^2" office:value-type="float" office:value="0.00158389579046271">
            <text:p>1.5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2] - ([.$D$2]*[.A32] + [.$D$3]) )^2" office:value-type="float" office:value="0.00000435522105395929">
            <text:p>4.3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3] - ([.$D$2]*[.A33] + [.$D$3]) )^2" office:value-type="float" office:value="0.00000435522105395929">
            <text:p>4.3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4] - ([.$D$2]*[.A34] + [.$D$3]) )^2" office:value-type="float" office:value="0.00000435522105395929">
            <text:p>4.36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5] - ([.$D$2]*[.A35] + [.$D$3]) )^2" office:value-type="float" office:value="0.0000157769552505449">
            <text:p>1.5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6] - ([.$D$2]*[.A36] + [.$D$3]) )^2" office:value-type="float" office:value="0.0000157769552505449">
            <text:p>1.58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7] - ([.$D$2]*[.A37] + [.$D$3]) )^2" office:value-type="float" office:value="0.0000157769552505449">
            <text:p>1.5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8] - ([.$D$2]*[.A38] + [.$D$3]) )^2" office:value-type="float" office:value="0.0000343059305596175">
            <text:p>3.4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9] - ([.$D$2]*[.A39] + [.$D$3]) )^2" office:value-type="float" office:value="0.0000343059305596175">
            <text:p>3.4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9">
            <text:p>3.19</text:p>
          </table:table-cell>
          <table:table-cell table:number-columns-repeated="2"/>
          <table:table-cell table:formula="of:=( [.B40] - ([.$D$2]*[.A40] + [.$D$3]) )^2" office:value-type="float" office:value="0.0000171634010332008">
            <text:p>1.72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1] - ([.$D$2]*[.A41] + [.$D$3]) )^2" office:value-type="float" office:value="0.00000509751907154909">
            <text:p>5.10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2] - ([.$D$2]*[.A42] + [.$D$3]) )^2" office:value-type="float" office:value="0.00000509751907154909">
            <text:p>5.10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3] - ([.$D$2]*[.A43] + [.$D$3]) )^2" office:value-type="float" office:value="0.00000509751907154909">
            <text:p>5.10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44] - ([.$D$2]*[.A44] + [.$D$3]) )^2" office:value-type="float" office:value="0.000922498699343869">
            <text:p>9.2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">
            <text:p>3.6</text:p>
          </table:table-cell>
          <table:table-cell table:number-columns-repeated="2"/>
          <table:table-cell table:formula="of:=( [.B45] - ([.$D$2]*[.A45] + [.$D$3]) )^2" office:value-type="float" office:value="0.0000926856045152239">
            <text:p>9.27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1">
            <text:p>3.61</text:p>
          </table:table-cell>
          <table:table-cell table:number-columns-repeated="2"/>
          <table:table-cell table:formula="of:=( [.B46] - ([.$D$2]*[.A46] + [.$D$3]) )^2" office:value-type="float" office:value="0.000000138878222384473">
            <text:p>1.39E-007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7] - ([.$D$2]*[.A47] + [.$D$3]) )^2" office:value-type="float" office:value="0.00000228747848570689">
            <text:p>2.29E-006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8] - ([.$D$2]*[.A48] + [.$D$3]) )^2" office:value-type="float" office:value="0.00000228747848570689">
            <text:p>2.29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9] - ([.$D$2]*[.A49] + [.$D$3]) )^2" office:value-type="float" office:value="0.00000228747848570689">
            <text:p>2.29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2">
            <text:p>4.02</text:p>
          </table:table-cell>
          <table:table-cell table:number-columns-repeated="2"/>
          <table:table-cell table:formula="of:=( [.B50] - ([.$D$2]*[.A50] + [.$D$3]) )^2" office:value-type="float" office:value="0.000179494242920778">
            <text:p>1.79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4">
            <text:p>4.04</text:p>
          </table:table-cell>
          <table:table-cell table:number-columns-repeated="2"/>
          <table:table-cell table:formula="of:=( [.B51] - ([.$D$2]*[.A51] + [.$D$3]) )^2" office:value-type="float" office:value="0.0000435923968022574">
            <text:p>4.36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5">
            <text:p>4.05</text:p>
          </table:table-cell>
          <table:table-cell table:number-columns-repeated="2"/>
          <table:table-cell table:formula="of:=( [.B52] - ([.$D$2]*[.A52] + [.$D$3]) )^2" office:value-type="float" office:value="0.000275641473742996">
            <text:p>2.76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3] - ([.$D$2]*[.A53] + [.$D$3]) )^2" office:value-type="float" office:value="0.0000279064023498082">
            <text:p>2.79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4] - ([.$D$2]*[.A54] + [.$D$3]) )^2" office:value-type="float" office:value="0.0000279064023498082">
            <text:p>2.7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5] - ([.$D$2]*[.A55] + [.$D$3]) )^2" office:value-type="float" office:value="0.0000279064023498082">
            <text:p>2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5x25" table:style-name="ta1" table:print="false">
        <table:shapes>
          <draw:frame draw:z-index="0" draw:style-name="gr1" svg:width="18.821cm" svg:height="10.398cm" svg:x="14.175cm" svg:y="0.446cm">
            <draw:object draw:notify-on-update-of-ranges="25x25.A2:25x25.A55 25x25.B2:25x25.B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656360509115927">
            <text:p>6.56E-004</text:p>
          </table:table-cell>
          <table:table-cell table:formula="of:=( [.B2] - ([.$D$2]*[.A2] + [.$D$3]) )^2" office:value-type="float" office:value="0.00000146065836021795">
            <text:p>1.46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166678133241605">
            <text:p>1.67E-002</text:p>
          </table:table-cell>
          <table:table-cell table:formula="of:=( [.B3] - ([.$D$2]*[.A3] + [.$D$3]) )^2" office:value-type="float" office:value="0.00000146065836021795">
            <text:p>1.46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352989676973654">
            <text:p>3.53E-005</text:p>
          </table:table-cell>
          <table:table-cell table:formula="of:=( [.B4] - ([.$D$2]*[.A4] + [.$D$3]) )^2" office:value-type="float" office:value="0.00000146065836021795">
            <text:p>1.46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2">
            <text:p>1.3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428207950089991">
            <text:p>4.28E-003</text:p>
          </table:table-cell>
          <table:table-cell table:formula="of:=( [.B5] - ([.$D$2]*[.A5] + [.$D$3]) )^2" office:value-type="float" office:value="0.0000881501579872126">
            <text:p>8.8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373526866923738">
            <text:p>3.74E-007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sum d_i^2</text:p>
          </table:table-cell>
          <table:table-cell table:formula="of:=SUM([.E2:.E55])" office:value-type="float" office:value="0.00870714367618381">
            <text:p>8.71E-003</text:p>
          </table:table-cell>
          <table:table-cell table:formula="of:=( [.B7] - ([.$D$2]*[.A7] + [.$D$3]) )^2" office:value-type="float" office:value="0.000000373526866923738">
            <text:p>3.74E-007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572910646008128">
            <text:p>5.7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72910646008128">
            <text:p>5.7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table:number-columns-repeated="2"/>
          <table:table-cell table:formula="of:=( [.B10] - ([.$D$2]*[.A10] + [.$D$3]) )^2" office:value-type="float" office:value="0.0000572910646008128">
            <text:p>5.73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1] - ([.$D$2]*[.A11] + [.$D$3]) )^2" office:value-type="float" office:value="0.0000330549181620388">
            <text:p>3.31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2] - ([.$D$2]*[.A12] + [.$D$3]) )^2" office:value-type="float" office:value="0.0000330549181620388">
            <text:p>3.3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3] - ([.$D$2]*[.A13] + [.$D$3]) )^2" office:value-type="float" office:value="0.0000330549181620388">
            <text:p>3.31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4] - ([.$D$2]*[.A14] + [.$D$3]) )^2" office:value-type="float" office:value="0.0000154417186708903">
            <text:p>1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5] - ([.$D$2]*[.A15] + [.$D$3]) )^2" office:value-type="float" office:value="0.0000154417186708903">
            <text:p>1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6] - ([.$D$2]*[.A16] + [.$D$3]) )^2" office:value-type="float" office:value="0.0000154417186708903">
            <text:p>1.5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7] - ([.$D$2]*[.A17] + [.$D$3]) )^2" office:value-type="float" office:value="0.00000445146612736848">
            <text:p>4.45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7">
            <text:p>2.67</text:p>
          </table:table-cell>
          <table:table-cell table:number-columns-repeated="2"/>
          <table:table-cell table:formula="of:=( [.B18] - ([.$D$2]*[.A18] + [.$D$3]) )^2" office:value-type="float" office:value="0.000777860478855252">
            <text:p>7.7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9] - ([.$D$2]*[.A19] + [.$D$3]) )^2" office:value-type="float" office:value="0.00000445146612736848">
            <text:p>4.45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8">
            <text:p>2.98</text:p>
          </table:table-cell>
          <table:table-cell table:number-columns-repeated="2"/>
          <table:table-cell table:formula="of:=( [.B20] - ([.$D$2]*[.A20] + [.$D$3]) )^2" office:value-type="float" office:value="0.0000942820736148332">
            <text:p>9.43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1] - ([.$D$2]*[.A21] + [.$D$3]) )^2" office:value-type="float" office:value="0.0000000841605314704121">
            <text:p>8.42E-008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2] - ([.$D$2]*[.A22] + [.$D$3]) )^2" office:value-type="float" office:value="0.0000000841605314704121">
            <text:p>8.42E-008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23] - ([.$D$2]*[.A23] + [.$D$3]) )^2" office:value-type="float" office:value="0.00000233980188319826">
            <text:p>2.3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4] - ([.$D$2]*[.A24] + [.$D$3]) )^2" office:value-type="float" office:value="0.000071746979959101">
            <text:p>7.17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5] - ([.$D$2]*[.A25] + [.$D$3]) )^2" office:value-type="float" office:value="0.000071746979959101">
            <text:p>7.1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26] - ([.$D$2]*[.A26] + [.$D$3]) )^2" office:value-type="float" office:value="0.000178206120947377">
            <text:p>1.78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7] - ([.$D$2]*[.A27] + [.$D$3]) )^2" office:value-type="float" office:value="0.000044230659417727">
            <text:p>4.4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8] - ([.$D$2]*[.A28] + [.$D$3]) )^2" office:value-type="float" office:value="0.000044230659417727">
            <text:p>4.4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1">
            <text:p>4.01</text:p>
          </table:table-cell>
          <table:table-cell table:number-columns-repeated="2"/>
          <table:table-cell table:formula="of:=( [.B29] - ([.$D$2]*[.A29] + [.$D$3]) )^2" office:value-type="float" office:value="0.00304363312345729">
            <text:p>3.0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5">
            <text:p>3.95</text:p>
          </table:table-cell>
          <table:table-cell table:number-columns-repeated="2"/>
          <table:table-cell table:formula="of:=( [.B30] - ([.$D$2]*[.A30] + [.$D$3]) )^2" office:value-type="float" office:value="0.0000233372858239727">
            <text:p>2.33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4">
            <text:p>3.94</text:p>
          </table:table-cell>
          <table:table-cell table:number-columns-repeated="2"/>
          <table:table-cell table:formula="of:=( [.B31] - ([.$D$2]*[.A31] + [.$D$3]) )^2" office:value-type="float" office:value="0.000219954646218419">
            <text:p>2.2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( [.B32] - ([.$D$2]*[.A32] + [.$D$3]) )^2" office:value-type="float" office:value="0.000728399504516675">
            <text:p>7.28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3] - ([.$D$2]*[.A33] + [.$D$3]) )^2" office:value-type="float" office:value="0.0000090668591778483">
            <text:p>9.0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4] - ([.$D$2]*[.A34] + [.$D$3]) )^2" office:value-type="float" office:value="0.0000090668591778483">
            <text:p>9.07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5] - ([.$D$2]*[.A35] + [.$D$3]) )^2" office:value-type="float" office:value="0.000829936751340352">
            <text:p>8.30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1">
            <text:p>4.61</text:p>
          </table:table-cell>
          <table:table-cell table:number-columns-repeated="2"/>
          <table:table-cell table:formula="of:=( [.B36] - ([.$D$2]*[.A36] + [.$D$3]) )^2" office:value-type="float" office:value="0.00000141937947934797">
            <text:p>1.42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7] - ([.$D$2]*[.A37] + [.$D$3]) )^2" office:value-type="float" office:value="0.000829936751340352">
            <text:p>8.30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3">
            <text:p>4.93</text:p>
          </table:table-cell>
          <table:table-cell table:number-columns-repeated="2"/>
          <table:table-cell table:formula="of:=( [.B38] - ([.$D$2]*[.A38] + [.$D$3]) )^2" office:value-type="float" office:value="0.000087827480600744">
            <text:p>8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5">
            <text:p>4.95</text:p>
          </table:table-cell>
          <table:table-cell table:number-columns-repeated="2"/>
          <table:table-cell table:formula="of:=( [.B39] - ([.$D$2]*[.A39] + [.$D$3]) )^2" office:value-type="float" office:value="0.000112962212856207">
            <text:p>1.13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4">
            <text:p>4.94</text:p>
          </table:table-cell>
          <table:table-cell table:number-columns-repeated="2"/>
          <table:table-cell table:formula="of:=( [.B40] - ([.$D$2]*[.A40] + [.$D$3]) )^2" office:value-type="float" office:value="0.000000394846728471688">
            <text:p>3.95E-007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6">
            <text:p>5.26</text:p>
          </table:table-cell>
          <table:table-cell table:number-columns-repeated="2"/>
          <table:table-cell table:formula="of:=( [.B41] - ([.$D$2]*[.A41] + [.$D$3]) )^2" office:value-type="float" office:value="0.0000570309859567626">
            <text:p>5.70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2] - ([.$D$2]*[.A42] + [.$D$3]) )^2" office:value-type="float" office:value="0.00000599326092521509">
            <text:p>5.99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3] - ([.$D$2]*[.A43] + [.$D$3]) )^2" office:value-type="float" office:value="0.00000599326092521509">
            <text:p>5.99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4] - ([.$D$2]*[.A44] + [.$D$3]) )^2" office:value-type="float" office:value="0.0000182146220695912">
            <text:p>1.82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5] - ([.$D$2]*[.A45] + [.$D$3]) )^2" office:value-type="float" office:value="0.0000182146220695912">
            <text:p>1.8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58">
            <text:p>5.58</text:p>
          </table:table-cell>
          <table:table-cell table:number-columns-repeated="2"/>
          <table:table-cell table:formula="of:=( [.B46] - ([.$D$2]*[.A46] + [.$D$3]) )^2" office:value-type="float" office:value="0.00024750025445119">
            <text:p>2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1">
            <text:p>5.91</text:p>
          </table:table-cell>
          <table:table-cell table:number-columns-repeated="2"/>
          <table:table-cell table:formula="of:=( [.B47] - ([.$D$2]*[.A47] + [.$D$3]) )^2" office:value-type="float" office:value="0.000193554744861734">
            <text:p>1.9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3">
            <text:p>5.93</text:p>
          </table:table-cell>
          <table:table-cell table:number-columns-repeated="2"/>
          <table:table-cell table:formula="of:=( [.B48] - ([.$D$2]*[.A48] + [.$D$3]) )^2" office:value-type="float" office:value="0.000037058930161587">
            <text:p>3.71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2">
            <text:p>5.92</text:p>
          </table:table-cell>
          <table:table-cell table:number-columns-repeated="2"/>
          <table:table-cell table:formula="of:=( [.B49] - ([.$D$2]*[.A49] + [.$D$3]) )^2" office:value-type="float" office:value="0.0000153068375116649">
            <text:p>1.53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0] - ([.$D$2]*[.A50] + [.$D$3]) )^2" office:value-type="float" office:value="0.000146232182219902">
            <text:p>1.46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1] - ([.$D$2]*[.A51] + [.$D$3]) )^2" office:value-type="float" office:value="0.000146232182219902">
            <text:p>1.4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5">
            <text:p>6.25</text:p>
          </table:table-cell>
          <table:table-cell table:number-columns-repeated="2"/>
          <table:table-cell table:formula="of:=( [.B52] - ([.$D$2]*[.A52] + [.$D$3]) )^2" office:value-type="float" office:value="0.00000437918371055883">
            <text:p>4.3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3] - ([.$D$2]*[.A53] + [.$D$3]) )^2" office:value-type="float" office:value="0.000105532566525676">
            <text:p>1.06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8">
            <text:p>6.58</text:p>
          </table:table-cell>
          <table:table-cell table:number-columns-repeated="2"/>
          <table:table-cell table:formula="of:=( [.B54] - ([.$D$2]*[.A54] + [.$D$3]) )^2" office:value-type="float" office:value="0.000000074476857076306">
            <text:p>7.45E-008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5] - ([.$D$2]*[.A55] + [.$D$3]) )^2" office:value-type="float" office:value="0.000105532566525676">
            <text:p>1.0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0x30" table:style-name="ta1" table:print="false">
        <table:shapes>
          <draw:frame draw:z-index="0" draw:style-name="gr1" svg:width="18.821cm" svg:height="10.398cm" svg:x="13.847cm" svg:y="0cm">
            <draw:object draw:notify-on-update-of-ranges="30x30.A2:30x30.A55 30x30.B2:30x30.B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938802889576883">
            <text:p>9.39E-004</text:p>
          </table:table-cell>
          <table:table-cell table:formula="of:=( [.B2] - ([.$D$2]*[.A2] + [.$D$3]) )^2" office:value-type="float" office:value="0.00000821107349270091">
            <text:p>8.2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46611627106987">
            <text:p>2.47E-002</text:p>
          </table:table-cell>
          <table:table-cell table:formula="of:=( [.B3] - ([.$D$2]*[.A3] + [.$D$3]) )^2" office:value-type="float" office:value="0.00000821107349270091">
            <text:p>8.2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93328968708702">
            <text:p>2.93E-005</text:p>
          </table:table-cell>
          <table:table-cell table:formula="of:=( [.B4] - ([.$D$2]*[.A4] + [.$D$3]) )^2" office:value-type="float" office:value="0.00000821107349270091">
            <text:p>8.2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1">
            <text:p>1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355834191723798">
            <text:p>3.56E-003</text:p>
          </table:table-cell>
          <table:table-cell table:formula="of:=( [.B5] - ([.$D$2]*[.A5] + [.$D$3]) )^2" office:value-type="float" office:value="0.0000598001881275544">
            <text:p>5.9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13902541686692">
            <text:p>5.1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sum d_i^2</text:p>
          </table:table-cell>
          <table:table-cell table:formula="of:=SUM([.E2:.E55])" office:value-type="float" office:value="0.00601259029927757">
            <text:p>6.01E-003</text:p>
          </table:table-cell>
          <table:table-cell table:formula="of:=( [.B7] - ([.$D$2]*[.A7] + [.$D$3]) )^2" office:value-type="float" office:value="0.00000513902541686692">
            <text:p>5.1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8">
            <text:p>2.3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94157809654542">
            <text:p>6.9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278351402359832">
            <text:p>2.78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table:number-columns-repeated="2"/>
          <table:table-cell table:formula="of:=( [.B10] - ([.$D$2]*[.A10] + [.$D$3]) )^2" office:value-type="float" office:value="0.00000278351402359832">
            <text:p>2.78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( [.B11] - ([.$D$2]*[.A11] + [.$D$3]) )^2" office:value-type="float" office:value="0.000358351281658945">
            <text:p>3.5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5">
            <text:p>2.85</text:p>
          </table:table-cell>
          <table:table-cell table:number-columns-repeated="2"/>
          <table:table-cell table:formula="of:=( [.B12] - ([.$D$2]*[.A12] + [.$D$3]) )^2" office:value-type="float" office:value="0.0000797479104859254">
            <text:p>7.97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4">
            <text:p>2.84</text:p>
          </table:table-cell>
          <table:table-cell table:number-columns-repeated="2"/>
          <table:table-cell table:formula="of:=( [.B13] - ([.$D$2]*[.A13] + [.$D$3]) )^2" office:value-type="float" office:value="0.0000011445393128986">
            <text:p>1.14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4] - ([.$D$2]*[.A14] + [.$D$3]) )^2" office:value-type="float" office:value="0.000000222101284765743">
            <text:p>2.22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15] - ([.$D$2]*[.A15] + [.$D$3]) )^2" office:value-type="float" office:value="0.000109647625880585">
            <text:p>1.1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6] - ([.$D$2]*[.A16] + [.$D$3]) )^2" office:value-type="float" office:value="0.000000222101284765743">
            <text:p>2.22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7] - ([.$D$2]*[.A17] + [.$D$3]) )^2" office:value-type="float" office:value="0.0000000161999391997598">
            <text:p>1.62E-008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8] - ([.$D$2]*[.A18] + [.$D$3]) )^2" office:value-type="float" office:value="0.0000000161999391997598">
            <text:p>1.62E-008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7">
            <text:p>3.77</text:p>
          </table:table-cell>
          <table:table-cell table:number-columns-repeated="2"/>
          <table:table-cell table:formula="of:=( [.B19] - ([.$D$2]*[.A19] + [.$D$3]) )^2" office:value-type="float" office:value="0.0000974706203038465">
            <text:p>9.75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0] - ([.$D$2]*[.A20] + [.$D$3]) )^2" office:value-type="float" office:value="0.000000526835276202579">
            <text:p>5.27E-007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21] - ([.$D$2]*[.A21] + [.$D$3]) )^2" office:value-type="float" office:value="0.0000860101514096597">
            <text:p>8.60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2] - ([.$D$2]*[.A22] + [.$D$3]) )^2" office:value-type="float" office:value="0.000000526835276202579">
            <text:p>5.27E-007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3] - ([.$D$2]*[.A23] + [.$D$3]) )^2" office:value-type="float" office:value="0.0000752662191980738">
            <text:p>7.53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4] - ([.$D$2]*[.A24] + [.$D$3]) )^2" office:value-type="float" office:value="0.0000752662191980738">
            <text:p>7.53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3">
            <text:p>4.73</text:p>
          </table:table-cell>
          <table:table-cell table:number-columns-repeated="2"/>
          <table:table-cell table:formula="of:=( [.B25] - ([.$D$2]*[.A25] + [.$D$3]) )^2" office:value-type="float" office:value="0.000128241795393479">
            <text:p>1.2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9">
            <text:p>5.19</text:p>
          </table:table-cell>
          <table:table-cell table:number-columns-repeated="2"/>
          <table:table-cell table:formula="of:=( [.B26] - ([.$D$2]*[.A26] + [.$D$3]) )^2" office:value-type="float" office:value="0.00000369771599790814">
            <text:p>3.70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7] - ([.$D$2]*[.A27] + [.$D$3]) )^2" office:value-type="float" office:value="0.0000652388236690537">
            <text:p>6.5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8] - ([.$D$2]*[.A28] + [.$D$3]) )^2" office:value-type="float" office:value="0.0000652388236690537">
            <text:p>6.5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6">
            <text:p>5.66</text:p>
          </table:table-cell>
          <table:table-cell table:number-columns-repeated="2"/>
          <table:table-cell table:formula="of:=( [.B29] - ([.$D$2]*[.A29] + [.$D$3]) )^2" office:value-type="float" office:value="0.00000635796138261347">
            <text:p>6.36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0] - ([.$D$2]*[.A30] + [.$D$3]) )^2" office:value-type="float" office:value="0.0000559279648225728">
            <text:p>5.59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1] - ([.$D$2]*[.A31] + [.$D$3]) )^2" office:value-type="float" office:value="0.0000559279648225728">
            <text:p>5.59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3">
            <text:p>6.13</text:p>
          </table:table-cell>
          <table:table-cell table:number-columns-repeated="2"/>
          <table:table-cell table:formula="of:=( [.B32] - ([.$D$2]*[.A32] + [.$D$3]) )^2" office:value-type="float" office:value="0.00000973474344988118">
            <text:p>9.73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2">
            <text:p>6.12</text:p>
          </table:table-cell>
          <table:table-cell table:number-columns-repeated="2"/>
          <table:table-cell table:formula="of:=( [.B33] - ([.$D$2]*[.A33] + [.$D$3]) )^2" office:value-type="float" office:value="0.0000473336426586865">
            <text:p>4.73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7">
            <text:p>6.17</text:p>
          </table:table-cell>
          <table:table-cell table:number-columns-repeated="2"/>
          <table:table-cell table:formula="of:=( [.B34] - ([.$D$2]*[.A34] + [.$D$3]) )^2" office:value-type="float" office:value="0.00185933914661465">
            <text:p>1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">
            <text:p>6.6</text:p>
          </table:table-cell>
          <table:table-cell table:number-columns-repeated="2"/>
          <table:table-cell table:formula="of:=( [.B35] - ([.$D$2]*[.A35] + [.$D$3]) )^2" office:value-type="float" office:value="0.0000138280621997147">
            <text:p>1.3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3">
            <text:p>6.63</text:p>
          </table:table-cell>
          <table:table-cell table:number-columns-repeated="2"/>
          <table:table-cell table:formula="of:=( [.B36] - ([.$D$2]*[.A36] + [.$D$3]) )^2" office:value-type="float" office:value="0.00113694467726677">
            <text:p>1.14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59">
            <text:p>6.59</text:p>
          </table:table-cell>
          <table:table-cell table:number-columns-repeated="2"/>
          <table:table-cell table:formula="of:=( [.B37] - ([.$D$2]*[.A37] + [.$D$3]) )^2" office:value-type="float" office:value="0.0000394558571773659">
            <text:p>3.95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8] - ([.$D$2]*[.A38] + [.$D$3]) )^2" office:value-type="float" office:value="0.0000322946083786011">
            <text:p>3.2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9] - ([.$D$2]*[.A39] + [.$D$3]) )^2" office:value-type="float" office:value="0.0000322946083786011">
            <text:p>3.2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40] - ([.$D$2]*[.A40] + [.$D$3]) )^2" office:value-type="float" office:value="0.0000322946083786011">
            <text:p>3.23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1] - ([.$D$2]*[.A41] + [.$D$3]) )^2" office:value-type="float" office:value="0.0000258498962624042">
            <text:p>2.58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2] - ([.$D$2]*[.A42] + [.$D$3]) )^2" office:value-type="float" office:value="0.0000258498962624042">
            <text:p>2.58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3] - ([.$D$2]*[.A43] + [.$D$3]) )^2" office:value-type="float" office:value="0.0000258498962624042">
            <text:p>2.58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.99">
            <text:p>7.99</text:p>
          </table:table-cell>
          <table:table-cell table:number-columns-repeated="2"/>
          <table:table-cell table:formula="of:=( [.B44] - ([.$D$2]*[.A44] + [.$D$3]) )^2" office:value-type="float" office:value="0.000209836203112928">
            <text:p>2.1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.01">
            <text:p>8.01</text:p>
          </table:table-cell>
          <table:table-cell table:number-columns-repeated="2"/>
          <table:table-cell table:formula="of:=( [.B45] - ([.$D$2]*[.A45] + [.$D$3]) )^2" office:value-type="float" office:value="0.0000304072385446297">
            <text:p>3.04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( [.B46] - ([.$D$2]*[.A46] + [.$D$3]) )^2" office:value-type="float" office:value="0.0000201217208287832">
            <text:p>2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7] - ([.$D$2]*[.A47] + [.$D$3]) )^2" office:value-type="float" office:value="0.0000151100820777072">
            <text:p>1.51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9">
            <text:p>8.49</text:p>
          </table:table-cell>
          <table:table-cell table:number-columns-repeated="2"/>
          <table:table-cell table:formula="of:=( [.B48] - ([.$D$2]*[.A48] + [.$D$3]) )^2" office:value-type="float" office:value="0.000259623325971806">
            <text:p>2.6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9] - ([.$D$2]*[.A49] + [.$D$3]) )^2" office:value-type="float" office:value="0.0000151100820777072">
            <text:p>1.51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3">
            <text:p>8.93</text:p>
          </table:table-cell>
          <table:table-cell table:number-columns-repeated="2"/>
          <table:table-cell table:formula="of:=( [.B50] - ([.$D$2]*[.A50] + [.$D$3]) )^2" office:value-type="float" office:value="0.000176587253831028">
            <text:p>1.77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51] - ([.$D$2]*[.A51] + [.$D$3]) )^2" office:value-type="float" office:value="0.0000450427061874171">
            <text:p>4.50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52] - ([.$D$2]*[.A52] + [.$D$3]) )^2" office:value-type="float" office:value="0.0000108149800092269">
            <text:p>1.0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2">
            <text:p>9.42</text:p>
          </table:table-cell>
          <table:table-cell table:number-columns-repeated="2"/>
          <table:table-cell table:formula="of:=( [.B53] - ([.$D$2]*[.A53] + [.$D$3]) )^2" office:value-type="float" office:value="0.0000534352450326627">
            <text:p>5.34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3">
            <text:p>9.43</text:p>
          </table:table-cell>
          <table:table-cell table:number-columns-repeated="2"/>
          <table:table-cell table:formula="of:=( [.B54] - ([.$D$2]*[.A54] + [.$D$3]) )^2" office:value-type="float" office:value="0.000299634075442016">
            <text:p>3.00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55] - ([.$D$2]*[.A55] + [.$D$3]) )^2" office:value-type="float" office:value="0.00016103758421393">
            <text:p>1.61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5x35" table:style-name="ta1" table:print="false">
        <table:shapes>
          <draw:frame draw:z-index="0" draw:style-name="gr1" svg:width="18.821cm" svg:height="10.398cm" svg:x="13.82cm" svg:y="0.236cm">
            <draw:object draw:notify-on-update-of-ranges="35x35.A2:35x35.A55 35x35.B2:35x35.B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27287925696594">
            <text:p>1.27E-003</text:p>
          </table:table-cell>
          <table:table-cell table:formula="of:=( [.B2] - ([.$D$2]*[.A2] + [.$D$3]) )^2" office:value-type="float" office:value="0.0000239393697586117">
            <text:p>2.39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355739020754516">
            <text:p>3.56E-002</text:p>
          </table:table-cell>
          <table:table-cell table:formula="of:=( [.B3] - ([.$D$2]*[.A3] + [.$D$3]) )^2" office:value-type="float" office:value="0.0000239393697586117">
            <text:p>2.3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511987390083423">
            <text:p>5.12E-005</text:p>
          </table:table-cell>
          <table:table-cell table:formula="of:=( [.B4] - ([.$D$2]*[.A4] + [.$D$3]) )^2" office:value-type="float" office:value="0.0000239393697586117">
            <text:p>2.3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621086352040574">
            <text:p>6.21E-003</text:p>
          </table:table-cell>
          <table:table-cell table:formula="of:=( [.B5] - ([.$D$2]*[.A5] + [.$D$3]) )^2" office:value-type="float" office:value="0.000128423652563417">
            <text:p>1.2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28423652563417">
            <text:p>1.28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9">
            <text:p>2.59</text:p>
          </table:table-cell>
          <table:table-cell office:value-type="string">
            <text:p>sum d_i^2</text:p>
          </table:table-cell>
          <table:table-cell table:formula="of:=SUM([.E2:.E55])" office:value-type="float" office:value="0.0183176699919734">
            <text:p>1.83E-002</text:p>
          </table:table-cell>
          <table:table-cell table:formula="of:=( [.B7] - ([.$D$2]*[.A7] + [.$D$3]) )^2" office:value-type="float" office:value="0.0000751270122698157">
            <text:p>7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496378575315018">
            <text:p>4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496378575315018">
            <text:p>4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1">
            <text:p>3.21</text:p>
          </table:table-cell>
          <table:table-cell table:number-columns-repeated="2"/>
          <table:table-cell table:formula="of:=( [.B10] - ([.$D$2]*[.A10] + [.$D$3]) )^2" office:value-type="float" office:value="0.000060404675559389">
            <text:p>6.04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5">
            <text:p>3.85</text:p>
          </table:table-cell>
          <table:table-cell table:number-columns-repeated="2"/>
          <table:table-cell table:formula="of:=( [.B11] - ([.$D$2]*[.A11] + [.$D$3]) )^2" office:value-type="float" office:value="0.0000177381892338905">
            <text:p>1.77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4">
            <text:p>3.84</text:p>
          </table:table-cell>
          <table:table-cell table:number-columns-repeated="2"/>
          <table:table-cell table:formula="of:=( [.B12] - ([.$D$2]*[.A12] + [.$D$3]) )^2" office:value-type="float" office:value="0.000201971648699576">
            <text:p>2.02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6">
            <text:p>3.86</text:p>
          </table:table-cell>
          <table:table-cell table:number-columns-repeated="2"/>
          <table:table-cell table:formula="of:=( [.B13] - ([.$D$2]*[.A13] + [.$D$3]) )^2" office:value-type="float" office:value="0.000033504729768209">
            <text:p>3.3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4] - ([.$D$2]*[.A14] + [.$D$3]) )^2" office:value-type="float" office:value="0.000113450222712035">
            <text:p>1.13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5] - ([.$D$2]*[.A15] + [.$D$3]) )^2" office:value-type="float" office:value="0.000113450222712035">
            <text:p>1.13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51">
            <text:p>4.51</text:p>
          </table:table-cell>
          <table:table-cell table:number-columns-repeated="2"/>
          <table:table-cell table:formula="of:=( [.B16] - ([.$D$2]*[.A16] + [.$D$3]) )^2" office:value-type="float" office:value="0.000374372135336668">
            <text:p>3.74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1">
            <text:p>5.11</text:p>
          </table:table-cell>
          <table:table-cell table:number-columns-repeated="2"/>
          <table:table-cell table:formula="of:=( [.B17] - ([.$D$2]*[.A17] + [.$D$3]) )^2" office:value-type="float" office:value="0.000292099886187612">
            <text:p>2.9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3">
            <text:p>5.13</text:p>
          </table:table-cell>
          <table:table-cell table:number-columns-repeated="2"/>
          <table:table-cell table:formula="of:=( [.B18] - ([.$D$2]*[.A18] + [.$D$3]) )^2" office:value-type="float" office:value="0.00000846268861847556">
            <text:p>8.4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2">
            <text:p>5.12</text:p>
          </table:table-cell>
          <table:table-cell table:number-columns-repeated="2"/>
          <table:table-cell table:formula="of:=( [.B19] - ([.$D$2]*[.A19] + [.$D$3]) )^2" office:value-type="float" office:value="0.0000502812874030478">
            <text:p>5.0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8">
            <text:p>5.78</text:p>
          </table:table-cell>
          <table:table-cell table:number-columns-repeated="2"/>
          <table:table-cell table:formula="of:=( [.B20] - ([.$D$2]*[.A20] + [.$D$3]) )^2" office:value-type="float" office:value="0.000271242505884566">
            <text:p>2.7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6">
            <text:p>5.76</text:p>
          </table:table-cell>
          <table:table-cell table:number-columns-repeated="2"/>
          <table:table-cell table:formula="of:=( [.B21] - ([.$D$2]*[.A21] + [.$D$3]) )^2" office:value-type="float" office:value="0.000012464842772571">
            <text:p>1.25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5">
            <text:p>5.75</text:p>
          </table:table-cell>
          <table:table-cell table:number-columns-repeated="2"/>
          <table:table-cell table:formula="of:=( [.B22] - ([.$D$2]*[.A22] + [.$D$3]) )^2" office:value-type="float" office:value="0.000183076011216575">
            <text:p>1.8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3] - ([.$D$2]*[.A23] + [.$D$3]) )^2" office:value-type="float" office:value="0.0000994046269240862">
            <text:p>9.94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4] - ([.$D$2]*[.A24] + [.$D$3]) )^2" office:value-type="float" office:value="0.0000994046269240862">
            <text:p>9.9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43">
            <text:p>6.43</text:p>
          </table:table-cell>
          <table:table-cell table:number-columns-repeated="2"/>
          <table:table-cell table:formula="of:=( [.B25] - ([.$D$2]*[.A25] + [.$D$3]) )^2" office:value-type="float" office:value="0.000901789674510236">
            <text:p>9.02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6] - ([.$D$2]*[.A26] + [.$D$3]) )^2" office:value-type="float" office:value="0.0000410857333100905">
            <text:p>4.11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7] - ([.$D$2]*[.A27] + [.$D$3]) )^2" office:value-type="float" office:value="0.0000410857333100905">
            <text:p>4.11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2">
            <text:p>7.02</text:p>
          </table:table-cell>
          <table:table-cell table:number-columns-repeated="2"/>
          <table:table-cell table:formula="of:=( [.B28] - ([.$D$2]*[.A28] + [.$D$3]) )^2" office:value-type="float" office:value="0.000269282041072997">
            <text:p>2.6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7">
            <text:p>7.67</text:p>
          </table:table-cell>
          <table:table-cell table:number-columns-repeated="2"/>
          <table:table-cell table:formula="of:=( [.B29] - ([.$D$2]*[.A29] + [.$D$3]) )^2" office:value-type="float" office:value="0.00000811933037464666">
            <text:p>8.12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8">
            <text:p>7.68</text:p>
          </table:table-cell>
          <table:table-cell table:number-columns-repeated="2"/>
          <table:table-cell table:formula="of:=( [.B30] - ([.$D$2]*[.A30] + [.$D$3]) )^2" office:value-type="float" office:value="0.0000511304529523021">
            <text:p>5.11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73">
            <text:p>7.73</text:p>
          </table:table-cell>
          <table:table-cell table:number-columns-repeated="2"/>
          <table:table-cell table:formula="of:=( [.B31] - ([.$D$2]*[.A31] + [.$D$3]) )^2" office:value-type="float" office:value="0.00326618606584065">
            <text:p>3.2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2] - ([.$D$2]*[.A32] + [.$D$3]) )^2" office:value-type="float" office:value="0.000114723971035954">
            <text:p>1.15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3] - ([.$D$2]*[.A33] + [.$D$3]) )^2" office:value-type="float" office:value="0.000114723971035954">
            <text:p>1.15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34] - ([.$D$2]*[.A34] + [.$D$3]) )^2" office:value-type="float" office:value="0.000000505418117721767">
            <text:p>5.05E-007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35] - ([.$D$2]*[.A35] + [.$D$3]) )^2" office:value-type="float" office:value="0.0000182439965393234">
            <text:p>1.82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.03">
            <text:p>9.03</text:p>
          </table:table-cell>
          <table:table-cell table:number-columns-repeated="2"/>
          <table:table-cell table:formula="of:=( [.B36] - ([.$D$2]*[.A36] + [.$D$3]) )^2" office:value-type="float" office:value="0.00710165186260958">
            <text:p>7.10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37] - ([.$D$2]*[.A37] + [.$D$3]) )^2" office:value-type="float" office:value="0.0000328180132805409">
            <text:p>3.2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8] - ([.$D$2]*[.A38] + [.$D$3]) )^2" office:value-type="float" office:value="0.00000470165204011753">
            <text:p>4.70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9] - ([.$D$2]*[.A39] + [.$D$3]) )^2" office:value-type="float" office:value="0.00000470165204011753">
            <text:p>4.70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62">
            <text:p>9.62</text:p>
          </table:table-cell>
          <table:table-cell table:number-columns-repeated="2"/>
          <table:table-cell table:formula="of:=( [.B40] - ([.$D$2]*[.A40] + [.$D$3]) )^2" office:value-type="float" office:value="0.00143123530643736">
            <text:p>1.43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3">
            <text:p>10.23</text:p>
          </table:table-cell>
          <table:table-cell table:number-columns-repeated="2"/>
          <table:table-cell table:formula="of:=( [.B41] - ([.$D$2]*[.A41] + [.$D$3]) )^2" office:value-type="float" office:value="0.000129778625418116">
            <text:p>1.30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2] - ([.$D$2]*[.A42] + [.$D$3]) )^2" office:value-type="float" office:value="0.000074096937538306">
            <text:p>7.4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3] - ([.$D$2]*[.A43] + [.$D$3]) )^2" office:value-type="float" office:value="0.000074096937538306">
            <text:p>7.4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4] - ([.$D$2]*[.A44] + [.$D$3]) )^2" office:value-type="float" office:value="0.000226429853033927">
            <text:p>2.26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5">
            <text:p>10.85</text:p>
          </table:table-cell>
          <table:table-cell table:number-columns-repeated="2"/>
          <table:table-cell table:formula="of:=( [.B45] - ([.$D$2]*[.A45] + [.$D$3]) )^2" office:value-type="float" office:value="0.0000254781273143866">
            <text:p>2.55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6] - ([.$D$2]*[.A46] + [.$D$3]) )^2" office:value-type="float" office:value="0.000226429853033927">
            <text:p>2.26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7] - ([.$D$2]*[.A47] + [.$D$3]) )^2" office:value-type="float" office:value="0.0000724675123900063">
            <text:p>7.25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48">
            <text:p>11.48</text:p>
          </table:table-cell>
          <table:table-cell table:number-columns-repeated="2"/>
          <table:table-cell table:formula="of:=( [.B48] - ([.$D$2]*[.A48] + [.$D$3]) )^2" office:value-type="float" office:value="0.000131956103147942">
            <text:p>1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9] - ([.$D$2]*[.A49] + [.$D$3]) )^2" office:value-type="float" office:value="0.0000724675123900063">
            <text:p>7.2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0] - ([.$D$2]*[.A50] + [.$D$3]) )^2" office:value-type="float" office:value="0.000321371708979004">
            <text:p>3.21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1] - ([.$D$2]*[.A51] + [.$D$3]) )^2" office:value-type="float" office:value="0.000321371708979004">
            <text:p>3.21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2">
            <text:p>12.12</text:p>
          </table:table-cell>
          <table:table-cell table:number-columns-repeated="2"/>
          <table:table-cell table:formula="of:=( [.B52] - ([.$D$2]*[.A52] + [.$D$3]) )^2" office:value-type="float" office:value="0.0000628348439405545">
            <text:p>6.2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7">
            <text:p>12.77</text:p>
          </table:table-cell>
          <table:table-cell table:number-columns-repeated="2"/>
          <table:table-cell table:formula="of:=( [.B53] - ([.$D$2]*[.A53] + [.$D$3]) )^2" office:value-type="float" office:value="0.0000317366407137469">
            <text:p>3.1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5">
            <text:p>12.75</text:p>
          </table:table-cell>
          <table:table-cell table:number-columns-repeated="2"/>
          <table:table-cell table:formula="of:=( [.B54] - ([.$D$2]*[.A54] + [.$D$3]) )^2" office:value-type="float" office:value="0.000206395510109499">
            <text:p>2.06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4">
            <text:p>12.74</text:p>
          </table:table-cell>
          <table:table-cell table:number-columns-repeated="2"/>
          <table:table-cell table:formula="of:=( [.B55] - ([.$D$2]*[.A55] + [.$D$3]) )^2" office:value-type="float" office:value="0.000593724944807363">
            <text:p>5.94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0x40" table:style-name="ta1" table:print="false">
        <table:shapes>
          <draw:frame draw:z-index="0" draw:style-name="gr1" svg:width="18.821cm" svg:height="10.398cm" svg:x="14.204cm" svg:y="0.026cm">
            <draw:object draw:notify-on-update-of-ranges="40x40.A2:40x40.A55 40x40.B2:40x40.B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65896112831097">
            <text:p>1.66E-003</text:p>
          </table:table-cell>
          <table:table-cell table:formula="of:=( [.B2] - ([.$D$2]*[.A2] + [.$D$3]) )^2" office:value-type="float" office:value="0.00000593724944808012">
            <text:p>5.94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91216603600493">
            <text:p>2.91E-002</text:p>
          </table:table-cell>
          <table:table-cell table:formula="of:=( [.B3] - ([.$D$2]*[.A3] + [.$D$3]) )^2" office:value-type="float" office:value="0.00000593724944808012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707437965105485">
            <text:p>7.07E-005</text:p>
          </table:table-cell>
          <table:table-cell table:formula="of:=( [.B4] - ([.$D$2]*[.A4] + [.$D$3]) )^2" office:value-type="float" office:value="0.00000593724944808012">
            <text:p>5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858185325561984">
            <text:p>8.58E-003</text:p>
          </table:table-cell>
          <table:table-cell table:formula="of:=( [.B5] - ([.$D$2]*[.A5] + [.$D$3]) )^2" office:value-type="float" office:value="0.00000873842680933024">
            <text:p>8.74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873842680933024">
            <text:p>8.7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sum d_i^2</text:p>
          </table:table-cell>
          <table:table-cell table:formula="of:=SUM([.E2:.E55])" office:value-type="float" office:value="0.0349726407522072">
            <text:p>3.50E-002</text:p>
          </table:table-cell>
          <table:table-cell table:formula="of:=( [.B7] - ([.$D$2]*[.A7] + [.$D$3]) )^2" office:value-type="float" office:value="0.00000873842680933024">
            <text:p>8.7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425688541133649">
            <text:p>4.26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425688541133649">
            <text:p>4.26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8">
            <text:p>4.18</text:p>
          </table:table-cell>
          <table:table-cell table:number-columns-repeated="2"/>
          <table:table-cell table:formula="of:=( [.B10] - ([.$D$2]*[.A10] + [.$D$3]) )^2" office:value-type="float" office:value="0.0000120792313637135">
            <text:p>1.21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2">
            <text:p>5.02</text:p>
          </table:table-cell>
          <table:table-cell table:number-columns-repeated="2"/>
          <table:table-cell table:formula="of:=( [.B11] - ([.$D$2]*[.A11] + [.$D$3]) )^2" office:value-type="float" office:value="0.000195858757251826">
            <text:p>1.9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 [.B12] - ([.$D$2]*[.A12] + [.$D$3]) )^2" office:value-type="float" office:value="0.0000360605689706141">
            <text:p>3.6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1">
            <text:p>5.01</text:p>
          </table:table-cell>
          <table:table-cell table:number-columns-repeated="2"/>
          <table:table-cell table:formula="of:=( [.B13] - ([.$D$2]*[.A13] + [.$D$3]) )^2" office:value-type="float" office:value="0.0000159596631112241">
            <text:p>1.60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5">
            <text:p>5.85</text:p>
          </table:table-cell>
          <table:table-cell table:number-columns-repeated="2"/>
          <table:table-cell table:formula="of:=( [.B14] - ([.$D$2]*[.A14] + [.$D$3]) )^2" office:value-type="float" office:value="0.000210667533082728">
            <text:p>2.11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5] - ([.$D$2]*[.A15] + [.$D$3]) )^2" office:value-type="float" office:value="0.0000300919110209934">
            <text:p>3.01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6] - ([.$D$2]*[.A16] + [.$D$3]) )^2" office:value-type="float" office:value="0.0000300919110209934">
            <text:p>3.01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5">
            <text:p>6.65</text:p>
          </table:table-cell>
          <table:table-cell table:number-columns-repeated="2"/>
          <table:table-cell table:formula="of:=( [.B17] - ([.$D$2]*[.A17] + [.$D$3]) )^2" office:value-type="float" office:value="0.000223986352343361">
            <text:p>2.2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6">
            <text:p>6.66</text:p>
          </table:table-cell>
          <table:table-cell table:number-columns-repeated="2"/>
          <table:table-cell table:formula="of:=( [.B18] - ([.$D$2]*[.A18] + [.$D$3]) )^2" office:value-type="float" office:value="0.0000246628802645027">
            <text:p>2.47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7">
            <text:p>6.67</text:p>
          </table:table-cell>
          <table:table-cell table:number-columns-repeated="2"/>
          <table:table-cell table:formula="of:=( [.B19] - ([.$D$2]*[.A19] + [.$D$3]) )^2" office:value-type="float" office:value="0.0000253394081856356">
            <text:p>2.5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0] - ([.$D$2]*[.A20] + [.$D$3]) )^2" office:value-type="float" office:value="0.000208708231889713">
            <text:p>2.09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1] - ([.$D$2]*[.A21] + [.$D$3]) )^2" office:value-type="float" office:value="0.000208708231889713">
            <text:p>2.09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52">
            <text:p>7.52</text:p>
          </table:table-cell>
          <table:table-cell table:number-columns-repeated="2"/>
          <table:table-cell table:formula="of:=( [.B22] - ([.$D$2]*[.A22] + [.$D$3]) )^2" office:value-type="float" office:value="0.000652969211135345">
            <text:p>6.5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23] - ([.$D$2]*[.A23] + [.$D$3]) )^2" office:value-type="float" office:value="0.000193969738629198">
            <text:p>1.94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24] - ([.$D$2]*[.A24] + [.$D$3]) )^2" office:value-type="float" office:value="0.0000154237003308974">
            <text:p>1.5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5">
            <text:p>8.35</text:p>
          </table:table-cell>
          <table:table-cell table:number-columns-repeated="2"/>
          <table:table-cell table:formula="of:=( [.B25] - ([.$D$2]*[.A25] + [.$D$3]) )^2" office:value-type="float" office:value="0.000679785585435946">
            <text:p>6.80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7">
            <text:p>9.17</text:p>
          </table:table-cell>
          <table:table-cell table:number-columns-repeated="2"/>
          <table:table-cell table:formula="of:=( [.B26] - ([.$D$2]*[.A26] + [.$D$3]) )^2" office:value-type="float" office:value="0.000275298908337696">
            <text:p>2.75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7] - ([.$D$2]*[.A27] + [.$D$3]) )^2" office:value-type="float" office:value="0.000179770872561837">
            <text:p>1.8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8] - ([.$D$2]*[.A28] + [.$D$3]) )^2" office:value-type="float" office:value="0.000179770872561837">
            <text:p>1.8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7">
            <text:p>9.97</text:p>
          </table:table-cell>
          <table:table-cell table:number-columns-repeated="2"/>
          <table:table-cell table:formula="of:=( [.B29] - ([.$D$2]*[.A29] + [.$D$3]) )^2" office:value-type="float" office:value="0.000166111633687607">
            <text:p>1.66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6">
            <text:p>9.96</text:p>
          </table:table-cell>
          <table:table-cell table:number-columns-repeated="2"/>
          <table:table-cell table:formula="of:=( [.B30] - ([.$D$2]*[.A30] + [.$D$3]) )^2" office:value-type="float" office:value="0.000523880238205376">
            <text:p>5.2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8">
            <text:p>9.98</text:p>
          </table:table-cell>
          <table:table-cell table:number-columns-repeated="2"/>
          <table:table-cell table:formula="of:=( [.B31] - ([.$D$2]*[.A31] + [.$D$3]) )^2" office:value-type="float" office:value="0.00000834302916982998">
            <text:p>8.34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79">
            <text:p>10.79</text:p>
          </table:table-cell>
          <table:table-cell table:number-columns-repeated="2"/>
          <table:table-cell table:formula="of:=( [.B32] - ([.$D$2]*[.A32] + [.$D$3]) )^2" office:value-type="float" office:value="0.000500371909634094">
            <text:p>5.0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2">
            <text:p>10.82</text:p>
          </table:table-cell>
          <table:table-cell table:number-columns-repeated="2"/>
          <table:table-cell table:formula="of:=( [.B33] - ([.$D$2]*[.A33] + [.$D$3]) )^2" office:value-type="float" office:value="0.000058232246751467">
            <text:p>5.82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">
            <text:p>10.8</text:p>
          </table:table-cell>
          <table:table-cell table:number-columns-repeated="2"/>
          <table:table-cell table:formula="of:=( [.B34] - ([.$D$2]*[.A34] + [.$D$3]) )^2" office:value-type="float" office:value="0.000152992022006507">
            <text:p>1.5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5] - ([.$D$2]*[.A35] + [.$D$3]) )^2" office:value-type="float" office:value="0.000477403208255861">
            <text:p>4.77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72">
            <text:p>11.72</text:p>
          </table:table-cell>
          <table:table-cell table:number-columns-repeated="2"/>
          <table:table-cell table:formula="of:=( [.B36] - ([.$D$2]*[.A36] + [.$D$3]) )^2" office:value-type="float" office:value="0.00610749150088322">
            <text:p>6.11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7] - ([.$D$2]*[.A37] + [.$D$3]) )^2" office:value-type="float" office:value="0.000477403208255861">
            <text:p>4.7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38] - ([.$D$2]*[.A38] + [.$D$3]) )^2" office:value-type="float" office:value="0.000454974134070757">
            <text:p>4.5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4">
            <text:p>12.44</text:p>
          </table:table-cell>
          <table:table-cell table:number-columns-repeated="2"/>
          <table:table-cell table:formula="of:=( [.B39] - ([.$D$2]*[.A39] + [.$D$3]) )^2" office:value-type="float" office:value="0.000981576587917769">
            <text:p>9.82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40] - ([.$D$2]*[.A40] + [.$D$3]) )^2" office:value-type="float" office:value="0.000454974134070757">
            <text:p>4.5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( [.B41] - ([.$D$2]*[.A41] + [.$D$3]) )^2" office:value-type="float" office:value="0.000433084687078784">
            <text:p>4.3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4">
            <text:p>13.34</text:p>
          </table:table-cell>
          <table:table-cell table:number-columns-repeated="2"/>
          <table:table-cell table:formula="of:=( [.B42] - ([.$D$2]*[.A42] + [.$D$3]) )^2" office:value-type="float" office:value="0.00153580226533824">
            <text:p>1.5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">
            <text:p>13.3</text:p>
          </table:table-cell>
          <table:table-cell table:number-columns-repeated="2"/>
          <table:table-cell table:formula="of:=( [.B43] - ([.$D$2]*[.A43] + [.$D$3]) )^2" office:value-type="float" office:value="0.000000657213165255576">
            <text:p>6.57E-007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9">
            <text:p>14.19</text:p>
          </table:table-cell>
          <table:table-cell table:number-columns-repeated="2"/>
          <table:table-cell table:formula="of:=( [.B44] - ([.$D$2]*[.A44] + [.$D$3]) )^2" office:value-type="float" office:value="0.00356513470674815">
            <text:p>3.5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2">
            <text:p>14.12</text:p>
          </table:table-cell>
          <table:table-cell table:number-columns-repeated="2"/>
          <table:table-cell table:formula="of:=( [.B45] - ([.$D$2]*[.A45] + [.$D$3]) )^2" office:value-type="float" office:value="0.000105909847213407">
            <text:p>1.0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23">
            <text:p>14.23</text:p>
          </table:table-cell>
          <table:table-cell table:number-columns-repeated="2"/>
          <table:table-cell table:formula="of:=( [.B46] - ([.$D$2]*[.A46] + [.$D$3]) )^2" office:value-type="float" office:value="0.00994183462648248">
            <text:p>9.94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9">
            <text:p>14.99</text:p>
          </table:table-cell>
          <table:table-cell table:number-columns-repeated="2"/>
          <table:table-cell table:formula="of:=( [.B47] - ([.$D$2]*[.A47] + [.$D$3]) )^2" office:value-type="float" office:value="0.000913743158793179">
            <text:p>9.1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6">
            <text:p>14.96</text:p>
          </table:table-cell>
          <table:table-cell table:number-columns-repeated="2"/>
          <table:table-cell table:formula="of:=( [.B48] - ([.$D$2]*[.A48] + [.$D$3]) )^2" office:value-type="float" office:value="0.0000000520683217494244">
            <text:p>5.21E-008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5">
            <text:p>14.95</text:p>
          </table:table-cell>
          <table:table-cell table:number-columns-repeated="2"/>
          <table:table-cell table:formula="of:=( [.B49] - ([.$D$2]*[.A49] + [.$D$3]) )^2" office:value-type="float" office:value="0.0000954883714979572">
            <text:p>9.5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9">
            <text:p>15.79</text:p>
          </table:table-cell>
          <table:table-cell table:number-columns-repeated="2"/>
          <table:table-cell table:formula="of:=( [.B50] - ([.$D$2]*[.A50] + [.$D$3]) )^2" office:value-type="float" office:value="0.000000558936689690192">
            <text:p>5.59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6">
            <text:p>15.76</text:p>
          </table:table-cell>
          <table:table-cell table:number-columns-repeated="2"/>
          <table:table-cell table:formula="of:=( [.B51] - ([.$D$2]*[.A51] + [.$D$3]) )^2" office:value-type="float" office:value="0.000855701695547506">
            <text:p>8.5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81">
            <text:p>15.81</text:p>
          </table:table-cell>
          <table:table-cell table:number-columns-repeated="2"/>
          <table:table-cell table:formula="of:=( [.B52] - ([.$D$2]*[.A52] + [.$D$3]) )^2" office:value-type="float" office:value="0.000430463764117844">
            <text:p>4.3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7">
            <text:p>16.57</text:p>
          </table:table-cell>
          <table:table-cell table:number-columns-repeated="2"/>
          <table:table-cell table:formula="of:=( [.B53] - ([.$D$2]*[.A53] + [.$D$3]) )^2" office:value-type="float" office:value="0.00237489977922876">
            <text:p>2.3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62">
            <text:p>16.62</text:p>
          </table:table-cell>
          <table:table-cell table:number-columns-repeated="2"/>
          <table:table-cell table:formula="of:=( [.B54] - ([.$D$2]*[.A54] + [.$D$3]) )^2" office:value-type="float" office:value="0.00000160543225077531">
            <text:p>1.61E-006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9">
            <text:p>16.59</text:p>
          </table:table-cell>
          <table:table-cell table:number-columns-repeated="2"/>
          <table:table-cell table:formula="of:=( [.B55] - ([.$D$2]*[.A55] + [.$D$3]) )^2" office:value-type="float" office:value="0.000825582040437589">
            <text:p>8.2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5x45" table:style-name="ta1" table:print="false">
        <table:shapes>
          <draw:frame draw:z-index="0" draw:style-name="gr1" svg:width="18.821cm" svg:height="10.398cm" svg:x="13.956cm" svg:y="0cm">
            <draw:object draw:notify-on-update-of-ranges="45x45.A2:45x45.A55 45x45.B2:45x45.B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08968008255934">
            <text:p>2.09E-003</text:p>
          </table:table-cell>
          <table:table-cell table:formula="of:=( [.B2] - ([.$D$2]*[.A2] + [.$D$3]) )^2" office:value-type="float" office:value="0.00000972758949575043">
            <text:p>9.7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8">
            <text:p>3.18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85987845430622">
            <text:p>5.86E-002</text:p>
          </table:table-cell>
          <table:table-cell table:formula="of:=( [.B3] - ([.$D$2]*[.A3] + [.$D$3]) )^2" office:value-type="float" office:value="0.000172105757137157">
            <text:p>1.72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832844084795218">
            <text:p>8.33E-005</text:p>
          </table:table-cell>
          <table:table-cell table:formula="of:=( [.B4] - ([.$D$2]*[.A4] + [.$D$3]) )^2" office:value-type="float" office:value="0.00000972758949575043">
            <text:p>9.7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01031412972837">
            <text:p>1.01E-002</text:p>
          </table:table-cell>
          <table:table-cell table:formula="of:=( [.B5] - ([.$D$2]*[.A5] + [.$D$3]) )^2" office:value-type="float" office:value="0.0000633448797181226">
            <text:p>6.33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633448797181226">
            <text:p>6.33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sum d_i^2</text:p>
          </table:table-cell>
          <table:table-cell table:formula="of:=SUM([.E2:.E55])" office:value-type="float" office:value="0.0484706799678934">
            <text:p>4.85E-002</text:p>
          </table:table-cell>
          <table:table-cell table:formula="of:=( [.B7] - ([.$D$2]*[.A7] + [.$D$3]) )^2" office:value-type="float" office:value="0.0000633448797181226">
            <text:p>6.3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63814169118316">
            <text:p>1.6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9">
            <text:p>5.2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18545314618905">
            <text:p>5.19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10] - ([.$D$2]*[.A10] + [.$D$3]) )^2" office:value-type="float" office:value="0.000163814169118316">
            <text:p>1.64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1] - ([.$D$2]*[.A11] + [.$D$3]) )^2" office:value-type="float" office:value="0.0000583548132746879">
            <text:p>5.8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2] - ([.$D$2]*[.A12] + [.$D$3]) )^2" office:value-type="float" office:value="0.0000583548132746879">
            <text:p>5.84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41">
            <text:p>6.41</text:p>
          </table:table-cell>
          <table:table-cell table:number-columns-repeated="2"/>
          <table:table-cell table:formula="of:=( [.B13] - ([.$D$2]*[.A13] + [.$D$3]) )^2" office:value-type="float" office:value="0.00678332901348039">
            <text:p>6.7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4] - ([.$D$2]*[.A14] + [.$D$3]) )^2" office:value-type="float" office:value="0.000155727275437106">
            <text:p>1.56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8">
            <text:p>7.38</text:p>
          </table:table-cell>
          <table:table-cell table:number-columns-repeated="2"/>
          <table:table-cell table:formula="of:=( [.B15] - ([.$D$2]*[.A15] + [.$D$3]) )^2" office:value-type="float" office:value="0.0000565643354071236">
            <text:p>5.66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6] - ([.$D$2]*[.A16] + [.$D$3]) )^2" office:value-type="float" office:value="0.000155727275437106">
            <text:p>1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3">
            <text:p>8.43</text:p>
          </table:table-cell>
          <table:table-cell table:number-columns-repeated="2"/>
          <table:table-cell table:formula="of:=( [.B17] - ([.$D$2]*[.A17] + [.$D$3]) )^2" office:value-type="float" office:value="0.000160804849952182">
            <text:p>1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8] - ([.$D$2]*[.A18] + [.$D$3]) )^2" office:value-type="float" office:value="0.0000535694411689449">
            <text:p>5.36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9] - ([.$D$2]*[.A19] + [.$D$3]) )^2" office:value-type="float" office:value="0.0000535694411689449">
            <text:p>5.36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5">
            <text:p>9.45</text:p>
          </table:table-cell>
          <table:table-cell table:number-columns-repeated="2"/>
          <table:table-cell table:formula="of:=( [.B20] - ([.$D$2]*[.A20] + [.$D$3]) )^2" office:value-type="float" office:value="0.000147845076093575">
            <text:p>1.48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6">
            <text:p>9.46</text:p>
          </table:table-cell>
          <table:table-cell table:number-columns-repeated="2"/>
          <table:table-cell table:formula="of:=( [.B21] - ([.$D$2]*[.A21] + [.$D$3]) )^2" office:value-type="float" office:value="0.00000466195489180796">
            <text:p>4.66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4">
            <text:p>9.44</text:p>
          </table:table-cell>
          <table:table-cell table:number-columns-repeated="2"/>
          <table:table-cell table:formula="of:=( [.B22] - ([.$D$2]*[.A22] + [.$D$3]) )^2" office:value-type="float" office:value="0.000491028197295325">
            <text:p>4.9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8">
            <text:p>10.48</text:p>
          </table:table-cell>
          <table:table-cell table:number-columns-repeated="2"/>
          <table:table-cell table:formula="of:=( [.B23] - ([.$D$2]*[.A23] + [.$D$3]) )^2" office:value-type="float" office:value="0.00072895665699114">
            <text:p>7.29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54">
            <text:p>10.54</text:p>
          </table:table-cell>
          <table:table-cell table:number-columns-repeated="2"/>
          <table:table-cell table:formula="of:=( [.B24] - ([.$D$2]*[.A24] + [.$D$3]) )^2" office:value-type="float" office:value="0.00108905297622022">
            <text:p>1.0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9">
            <text:p>10.49</text:p>
          </table:table-cell>
          <table:table-cell table:number-columns-repeated="2"/>
          <table:table-cell table:formula="of:=( [.B25] - ([.$D$2]*[.A25] + [.$D$3]) )^2" office:value-type="float" office:value="0.000288972710196008">
            <text:p>2.89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3">
            <text:p>11.53</text:p>
          </table:table-cell>
          <table:table-cell table:number-columns-repeated="2"/>
          <table:table-cell table:formula="of:=( [.B26] - ([.$D$2]*[.A26] + [.$D$3]) )^2" office:value-type="float" office:value="0.000476952343476322">
            <text:p>4.77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7">
            <text:p>11.57</text:p>
          </table:table-cell>
          <table:table-cell table:number-columns-repeated="2"/>
          <table:table-cell table:formula="of:=( [.B27] - ([.$D$2]*[.A27] + [.$D$3]) )^2" office:value-type="float" office:value="0.000329813253922103">
            <text:p>3.3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6">
            <text:p>11.56</text:p>
          </table:table-cell>
          <table:table-cell table:number-columns-repeated="2"/>
          <table:table-cell table:formula="of:=( [.B28] - ([.$D$2]*[.A28] + [.$D$3]) )^2" office:value-type="float" office:value="0.0000665980263106514">
            <text:p>6.66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29] - ([.$D$2]*[.A29] + [.$D$3]) )^2" office:value-type="float" office:value="0.0000446127799704679">
            <text:p>4.4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30] - ([.$D$2]*[.A30] + [.$D$3]) )^2" office:value-type="float" office:value="0.000278198377952381">
            <text:p>2.78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31] - ([.$D$2]*[.A31] + [.$D$3]) )^2" office:value-type="float" office:value="0.0000446127799704679">
            <text:p>4.46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3">
            <text:p>13.63</text:p>
          </table:table-cell>
          <table:table-cell table:number-columns-repeated="2"/>
          <table:table-cell table:formula="of:=( [.B32] - ([.$D$2]*[.A32] + [.$D$3]) )^2" office:value-type="float" office:value="0.000132694760419548">
            <text:p>1.3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6">
            <text:p>13.66</text:p>
          </table:table-cell>
          <table:table-cell table:number-columns-repeated="2"/>
          <table:table-cell table:formula="of:=( [.B33] - ([.$D$2]*[.A33] + [.$D$3]) )^2" office:value-type="float" office:value="0.000341535489693613">
            <text:p>3.4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76">
            <text:p>13.76</text:p>
          </table:table-cell>
          <table:table-cell table:number-columns-repeated="2"/>
          <table:table-cell table:formula="of:=( [.B34] - ([.$D$2]*[.A34] + [.$D$3]) )^2" office:value-type="float" office:value="0.0140376712539404">
            <text:p>1.40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6">
            <text:p>14.66</text:p>
          </table:table-cell>
          <table:table-cell table:number-columns-repeated="2"/>
          <table:table-cell table:formula="of:=( [.B35] - ([.$D$2]*[.A35] + [.$D$3]) )^2" office:value-type="float" office:value="0.000694815989215203">
            <text:p>6.9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7">
            <text:p>14.67</text:p>
          </table:table-cell>
          <table:table-cell table:number-columns-repeated="2"/>
          <table:table-cell table:formula="of:=( [.B36] - ([.$D$2]*[.A36] + [.$D$3]) )^2" office:value-type="float" office:value="0.000267628740046491">
            <text:p>2.6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7">
            <text:p>14.7</text:p>
          </table:table-cell>
          <table:table-cell table:number-columns-repeated="2"/>
          <table:table-cell table:formula="of:=( [.B37] - ([.$D$2]*[.A37] + [.$D$3]) )^2" office:value-type="float" office:value="0.000186066992540303">
            <text:p>1.86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4">
            <text:p>15.74</text:p>
          </table:table-cell>
          <table:table-cell table:number-columns-repeated="2"/>
          <table:table-cell table:formula="of:=( [.B38] - ([.$D$2]*[.A38] + [.$D$3]) )^2" office:value-type="float" office:value="0.0000774504945648939">
            <text:p>7.75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39] - ([.$D$2]*[.A39] + [.$D$3]) )^2" office:value-type="float" office:value="0.000125426644089053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40] - ([.$D$2]*[.A40] + [.$D$3]) )^2" office:value-type="float" office:value="0.000125426644089053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1] - ([.$D$2]*[.A41] + [.$D$3]) )^2" office:value-type="float" office:value="0.00025726379647822">
            <text:p>2.5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2] - ([.$D$2]*[.A42] + [.$D$3]) )^2" office:value-type="float" office:value="0.00025726379647822">
            <text:p>2.57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89">
            <text:p>16.89</text:p>
          </table:table-cell>
          <table:table-cell table:number-columns-repeated="2"/>
          <table:table-cell table:formula="of:=( [.B43] - ([.$D$2]*[.A43] + [.$D$3]) )^2" office:value-type="float" office:value="0.0129870080918566">
            <text:p>1.30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7">
            <text:p>17.87</text:p>
          </table:table-cell>
          <table:table-cell table:number-columns-repeated="2"/>
          <table:table-cell table:formula="of:=( [.B44] - ([.$D$2]*[.A44] + [.$D$3]) )^2" office:value-type="float" office:value="0.0024128248664032">
            <text:p>2.4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">
            <text:p>17.8</text:p>
          </table:table-cell>
          <table:table-cell table:number-columns-repeated="2"/>
          <table:table-cell table:formula="of:=( [.B45] - ([.$D$2]*[.A45] + [.$D$3]) )^2" office:value-type="float" office:value="0.000435952948045076">
            <text:p>4.3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5">
            <text:p>17.85</text:p>
          </table:table-cell>
          <table:table-cell table:number-columns-repeated="2"/>
          <table:table-cell table:formula="of:=( [.B46] - ([.$D$2]*[.A46] + [.$D$3]) )^2" office:value-type="float" office:value="0.000848004318300899">
            <text:p>8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7">
            <text:p>18.87</text:p>
          </table:table-cell>
          <table:table-cell table:number-columns-repeated="2"/>
          <table:table-cell table:formula="of:=( [.B47] - ([.$D$2]*[.A47] + [.$D$3]) )^2" office:value-type="float" office:value="0.0000183224441631045">
            <text:p>1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4">
            <text:p>18.84</text:p>
          </table:table-cell>
          <table:table-cell table:number-columns-repeated="2"/>
          <table:table-cell table:formula="of:=( [.B48] - ([.$D$2]*[.A48] + [.$D$3]) )^2" office:value-type="float" office:value="0.000661494098789884">
            <text:p>6.61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5">
            <text:p>18.85</text:p>
          </table:table-cell>
          <table:table-cell table:number-columns-repeated="2"/>
          <table:table-cell table:formula="of:=( [.B49] - ([.$D$2]*[.A49] + [.$D$3]) )^2" office:value-type="float" office:value="0.000247103547247572">
            <text:p>2.47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91">
            <text:p>19.91</text:p>
          </table:table-cell>
          <table:table-cell table:number-columns-repeated="2"/>
          <table:table-cell table:formula="of:=( [.B50] - ([.$D$2]*[.A50] + [.$D$3]) )^2" office:value-type="float" office:value="0.00000031311730548142">
            <text:p>3.13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9">
            <text:p>19.89</text:p>
          </table:table-cell>
          <table:table-cell table:number-columns-repeated="2"/>
          <table:table-cell table:formula="of:=( [.B51] - ([.$D$2]*[.A51] + [.$D$3]) )^2" office:value-type="float" office:value="0.000422695871576783">
            <text:p>4.23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8">
            <text:p>19.88</text:p>
          </table:table-cell>
          <table:table-cell table:number-columns-repeated="2"/>
          <table:table-cell table:formula="of:=( [.B52] - ([.$D$2]*[.A52] + [.$D$3]) )^2" office:value-type="float" office:value="0.00093388724871253">
            <text:p>9.34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3] - ([.$D$2]*[.A53] + [.$D$3]) )^2" office:value-type="float" office:value="0.000237147992354714">
            <text:p>2.3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4] - ([.$D$2]*[.A54] + [.$D$3]) )^2" office:value-type="float" office:value="0.000237147992354714">
            <text:p>2.3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5] - ([.$D$2]*[.A55] + [.$D$3]) )^2" office:value-type="float" office:value="0.000237147992354714">
            <text:p>2.3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0x50" table:style-name="ta1" table:print="false">
        <table:shapes>
          <draw:frame draw:z-index="0" draw:style-name="gr1" svg:width="18.821cm" svg:height="10.398cm" svg:x="13.791cm" svg:y="0cm">
            <draw:object draw:notify-on-update-of-ranges="50x50.A2:50x50.A55 50x50.B2:50x50.B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57398004815962">
            <text:p>2.57E-003</text:p>
          </table:table-cell>
          <table:table-cell table:formula="of:=( [.B2] - ([.$D$2]*[.A2] + [.$D$3]) )^2" office:value-type="float" office:value="0.00000403124988127179">
            <text:p>4.0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5">
            <text:p>3.9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70221304896176">
            <text:p>5.70E-002</text:p>
          </table:table-cell>
          <table:table-cell table:formula="of:=( [.B3] - ([.$D$2]*[.A3] + [.$D$3]) )^2" office:value-type="float" office:value="0.00102449908613885">
            <text:p>1.02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454237065586784">
            <text:p>4.54E-005</text:p>
          </table:table-cell>
          <table:table-cell table:formula="of:=( [.B4] - ([.$D$2]*[.A4] + [.$D$3]) )^2" office:value-type="float" office:value="0.00000403124988127179">
            <text:p>4.0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551030059511705">
            <text:p>5.51E-003</text:p>
          </table:table-cell>
          <table:table-cell table:formula="of:=( [.B5] - ([.$D$2]*[.A5] + [.$D$3]) )^2" office:value-type="float" office:value="0.0000251780477978486">
            <text:p>2.5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51780477978486">
            <text:p>2.5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sum d_i^2</text:p>
          </table:table-cell>
          <table:table-cell table:formula="of:=SUM([.E2:.E55])" office:value-type="float" office:value="0.0144183923861937">
            <text:p>1.44E-002</text:p>
          </table:table-cell>
          <table:table-cell table:formula="of:=( [.B7] - ([.$D$2]*[.A7] + [.$D$3]) )^2" office:value-type="float" office:value="0.0000251780477978486">
            <text:p>2.5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5">
            <text:p>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447557946963">
            <text:p>6.4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388977356780062">
            <text:p>3.89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table:number-columns-repeated="2"/>
          <table:table-cell table:formula="of:=( [.B10] - ([.$D$2]*[.A10] + [.$D$3]) )^2" office:value-type="float" office:value="0.00000388977356780062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1] - ([.$D$2]*[.A11] + [.$D$3]) )^2" office:value-type="float" office:value="0.0000010768732410789">
            <text:p>1.08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2] - ([.$D$2]*[.A12] + [.$D$3]) )^2" office:value-type="float" office:value="0.0000010768732410789">
            <text:p>1.08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3] - ([.$D$2]*[.A13] + [.$D$3]) )^2" office:value-type="float" office:value="0.0000010768732410789">
            <text:p>1.08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4] - ([.$D$2]*[.A14] + [.$D$3]) )^2" office:value-type="float" office:value="0.0000354298639600293">
            <text:p>3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5] - ([.$D$2]*[.A15] + [.$D$3]) )^2" office:value-type="float" office:value="0.0000354298639600293">
            <text:p>3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7">
            <text:p>9.07</text:p>
          </table:table-cell>
          <table:table-cell table:number-columns-repeated="2"/>
          <table:table-cell table:formula="of:=( [.B16] - ([.$D$2]*[.A16] + [.$D$3]) )^2" office:value-type="float" office:value="0.0000163838829946388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5">
            <text:p>10.35</text:p>
          </table:table-cell>
          <table:table-cell table:number-columns-repeated="2"/>
          <table:table-cell table:formula="of:=( [.B17] - ([.$D$2]*[.A17] + [.$D$3]) )^2" office:value-type="float" office:value="0.00000865726539002313">
            <text:p>8.6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7">
            <text:p>10.37</text:p>
          </table:table-cell>
          <table:table-cell table:number-columns-repeated="2"/>
          <table:table-cell table:formula="of:=( [.B18] - ([.$D$2]*[.A18] + [.$D$3]) )^2" office:value-type="float" office:value="0.000290964340266886">
            <text:p>2.91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4">
            <text:p>10.34</text:p>
          </table:table-cell>
          <table:table-cell table:number-columns-repeated="2"/>
          <table:table-cell table:formula="of:=( [.B19] - ([.$D$2]*[.A19] + [.$D$3]) )^2" office:value-type="float" office:value="0.000167503727951579">
            <text:p>1.68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0] - ([.$D$2]*[.A20] + [.$D$3]) )^2" office:value-type="float" office:value="0.0000986515210579753">
            <text:p>9.8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1] - ([.$D$2]*[.A21] + [.$D$3]) )^2" office:value-type="float" office:value="0.0000986515210579753">
            <text:p>9.8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2] - ([.$D$2]*[.A22] + [.$D$3]) )^2" office:value-type="float" office:value="0.0000986515210579753">
            <text:p>9.8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2">
            <text:p>12.92</text:p>
          </table:table-cell>
          <table:table-cell table:number-columns-repeated="2"/>
          <table:table-cell table:formula="of:=( [.B23] - ([.$D$2]*[.A23] + [.$D$3]) )^2" office:value-type="float" office:value="0.0000479192242446813">
            <text:p>4.7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3">
            <text:p>12.93</text:p>
          </table:table-cell>
          <table:table-cell table:number-columns-repeated="2"/>
          <table:table-cell table:formula="of:=( [.B24] - ([.$D$2]*[.A24] + [.$D$3]) )^2" office:value-type="float" office:value="0.00000947179849081296">
            <text:p>9.47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5">
            <text:p>12.95</text:p>
          </table:table-cell>
          <table:table-cell table:number-columns-repeated="2"/>
          <table:table-cell table:formula="of:=( [.B25] - ([.$D$2]*[.A25] + [.$D$3]) )^2" office:value-type="float" office:value="0.000532576946983051">
            <text:p>5.3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6] - ([.$D$2]*[.A26] + [.$D$3]) )^2" office:value-type="float" office:value="0.0000153068375116371">
            <text:p>1.53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7] - ([.$D$2]*[.A27] + [.$D$3]) )^2" office:value-type="float" office:value="0.0000153068375116371">
            <text:p>1.53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">
            <text:p>14.2</text:p>
          </table:table-cell>
          <table:table-cell table:number-columns-repeated="2"/>
          <table:table-cell table:formula="of:=( [.B28] - ([.$D$2]*[.A28] + [.$D$3]) )^2" office:value-type="float" office:value="0.000193554744861685">
            <text:p>1.9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29] - ([.$D$2]*[.A29] + [.$D$3]) )^2" office:value-type="float" office:value="0.0000008143608588812">
            <text:p>8.14E-007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49">
            <text:p>15.49</text:p>
          </table:table-cell>
          <table:table-cell table:number-columns-repeated="2"/>
          <table:table-cell table:formula="of:=( [.B30] - ([.$D$2]*[.A30] + [.$D$3]) )^2" office:value-type="float" office:value="0.000118862749805053">
            <text:p>1.19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31] - ([.$D$2]*[.A31] + [.$D$3]) )^2" office:value-type="float" office:value="0.0000008143608588812">
            <text:p>8.14E-007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2] - ([.$D$2]*[.A32] + [.$D$3]) )^2" office:value-type="float" office:value="0.000320139535371073">
            <text:p>3.2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9">
            <text:p>16.79</text:p>
          </table:table-cell>
          <table:table-cell table:number-columns-repeated="2"/>
          <table:table-cell table:formula="of:=( [.B33] - ([.$D$2]*[.A33] + [.$D$3]) )^2" office:value-type="float" office:value="0.00000444179428638901">
            <text:p>4.44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4] - ([.$D$2]*[.A34] + [.$D$3]) )^2" office:value-type="float" office:value="0.000320139535371073">
            <text:p>3.2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5">
            <text:p>18.05</text:p>
          </table:table-cell>
          <table:table-cell table:number-columns-repeated="2"/>
          <table:table-cell table:formula="of:=( [.B35] - ([.$D$2]*[.A35] + [.$D$3]) )^2" office:value-type="float" office:value="0.000619137194209519">
            <text:p>6.19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6">
            <text:p>18.06</text:p>
          </table:table-cell>
          <table:table-cell table:number-columns-repeated="2"/>
          <table:table-cell table:formula="of:=( [.B36] - ([.$D$2]*[.A36] + [.$D$3]) )^2" office:value-type="float" office:value="0.000221487842071139">
            <text:p>2.21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1">
            <text:p>18.1</text:p>
          </table:table-cell>
          <table:table-cell table:number-columns-repeated="2"/>
          <table:table-cell table:formula="of:=( [.B37] - ([.$D$2]*[.A37] + [.$D$3]) )^2" office:value-type="float" office:value="0.000630890433517362">
            <text:p>6.31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5">
            <text:p>19.35</text:p>
          </table:table-cell>
          <table:table-cell table:number-columns-repeated="2"/>
          <table:table-cell table:formula="of:=( [.B38] - ([.$D$2]*[.A38] + [.$D$3]) )^2" office:value-type="float" office:value="0.000140956058851491">
            <text:p>1.41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6">
            <text:p>19.36</text:p>
          </table:table-cell>
          <table:table-cell table:number-columns-repeated="2"/>
          <table:table-cell table:formula="of:=( [.B39] - ([.$D$2]*[.A39] + [.$D$3]) )^2" office:value-type="float" office:value="0.00000350622511688329">
            <text:p>3.51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4">
            <text:p>19.34</text:p>
          </table:table-cell>
          <table:table-cell table:number-columns-repeated="2"/>
          <table:table-cell table:formula="of:=( [.B40] - ([.$D$2]*[.A40] + [.$D$3]) )^2" office:value-type="float" office:value="0.000478405892586175">
            <text:p>4.7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1] - ([.$D$2]*[.A41] + [.$D$3]) )^2" office:value-type="float" office:value="0.000078544185712128">
            <text:p>7.85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2] - ([.$D$2]*[.A42] + [.$D$3]) )^2" office:value-type="float" office:value="0.000078544185712128">
            <text:p>7.85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6">
            <text:p>20.66</text:p>
          </table:table-cell>
          <table:table-cell table:number-columns-repeated="2"/>
          <table:table-cell table:formula="of:=( [.B43] - ([.$D$2]*[.A43] + [.$D$3]) )^2" office:value-type="float" office:value="0.000124043555050613">
            <text:p>1.24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7">
            <text:p>21.97</text:p>
          </table:table-cell>
          <table:table-cell table:number-columns-repeated="2"/>
          <table:table-cell table:formula="of:=( [.B44] - ([.$D$2]*[.A44] + [.$D$3]) )^2" office:value-type="float" office:value="0.00116604903494519">
            <text:p>1.1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3">
            <text:p>21.93</text:p>
          </table:table-cell>
          <table:table-cell table:number-columns-repeated="2"/>
          <table:table-cell table:formula="of:=( [.B45] - ([.$D$2]*[.A45] + [.$D$3]) )^2" office:value-type="float" office:value="0.0000342522226530915">
            <text:p>3.43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2">
            <text:p>21.92</text:p>
          </table:table-cell>
          <table:table-cell table:number-columns-repeated="2"/>
          <table:table-cell table:formula="of:=( [.B46] - ([.$D$2]*[.A46] + [.$D$3]) )^2" office:value-type="float" office:value="0.000251303019579989">
            <text:p>2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7] - ([.$D$2]*[.A47] + [.$D$3]) )^2" office:value-type="float" office:value="0.000521782726720453">
            <text:p>5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8] - ([.$D$2]*[.A48] + [.$D$3]) )^2" office:value-type="float" office:value="0.000521782726720453">
            <text:p>5.2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49] - ([.$D$2]*[.A49] + [.$D$3]) )^2" office:value-type="float" office:value="0.00222382377705885">
            <text:p>2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0] - ([.$D$2]*[.A50] + [.$D$3]) )^2" office:value-type="float" office:value="0.000000028026775747862">
            <text:p>2.80E-008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1] - ([.$D$2]*[.A51] + [.$D$3]) )^2" office:value-type="float" office:value="0.000000028026775747862">
            <text:p>2.80E-008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6">
            <text:p>24.56</text:p>
          </table:table-cell>
          <table:table-cell table:number-columns-repeated="2"/>
          <table:table-cell table:formula="of:=( [.B52] - ([.$D$2]*[.A52] + [.$D$3]) )^2" office:value-type="float" office:value="0.00251676922617929">
            <text:p>2.52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83">
            <text:p>25.83</text:p>
          </table:table-cell>
          <table:table-cell table:number-columns-repeated="2"/>
          <table:table-cell table:formula="of:=( [.B53] - ([.$D$2]*[.A53] + [.$D$3]) )^2" office:value-type="float" office:value="0.00110073906881123">
            <text:p>1.10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4] - ([.$D$2]*[.A54] + [.$D$3]) )^2" office:value-type="float" office:value="0.0000465480356728972">
            <text:p>4.65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5] - ([.$D$2]*[.A55] + [.$D$3]) )^2" office:value-type="float" office:value="0.0000465480356728972">
            <text:p>4.65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5x55" table:style-name="ta1" table:print="false">
        <table:shapes>
          <draw:frame draw:z-index="0" draw:style-name="gr1" svg:width="18.821cm" svg:height="10.398cm" svg:x="13.737cm" svg:y="0cm">
            <draw:object draw:notify-on-update-of-ranges="55x55.A2:55x55.A55 55x55.B2:55x55.B5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2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11062263501892">
            <text:p>3.11E-003</text:p>
          </table:table-cell>
          <table:table-cell table:formula="of:=( [.B2] - ([.$D$2]*[.A2] + [.$D$3]) )^2" office:value-type="float" office:value="0.000000109815365787426">
            <text:p>1.10E-007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737346634560345">
            <text:p>7.37E-002</text:p>
          </table:table-cell>
          <table:table-cell table:formula="of:=( [.B3] - ([.$D$2]*[.A3] + [.$D$3]) )^2" office:value-type="float" office:value="0.000000109815365787426">
            <text:p>1.10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975845663118223">
            <text:p>9.76E-005</text:p>
          </table:table-cell>
          <table:table-cell table:formula="of:=( [.B4] - ([.$D$2]*[.A4] + [.$D$3]) )^2" office:value-type="float" office:value="0.000000109815365787426">
            <text:p>1.10E-007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18378779399617">
            <text:p>1.18E-002</text:p>
          </table:table-cell>
          <table:table-cell table:formula="of:=( [.B5] - ([.$D$2]*[.A5] + [.$D$3]) )^2" office:value-type="float" office:value="0.0000247997376033798">
            <text:p>2.4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47997376033798">
            <text:p>2.48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sum d_i^2</text:p>
          </table:table-cell>
          <table:table-cell table:formula="of:=SUM([.E2:.E55])" office:value-type="float" office:value="0.0665447769751167">
            <text:p>6.65E-002</text:p>
          </table:table-cell>
          <table:table-cell table:formula="of:=( [.B7] - ([.$D$2]*[.A7] + [.$D$3]) )^2" office:value-type="float" office:value="0.0000247997376033798">
            <text:p>2.48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942598070803378">
            <text:p>9.4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42598070803378">
            <text:p>9.4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9">
            <text:p>7.89</text:p>
          </table:table-cell>
          <table:table-cell table:number-columns-repeated="2"/>
          <table:table-cell table:formula="of:=( [.B10] - ([.$D$2]*[.A10] + [.$D$3]) )^2" office:value-type="float" office:value="0.00157678474688048">
            <text:p>1.58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11] - ([.$D$2]*[.A11] + [.$D$3]) )^2" office:value-type="float" office:value="0.0000313887739405091">
            <text:p>3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2] - ([.$D$2]*[.A12] + [.$D$3]) )^2" office:value-type="float" office:value="0.0000193374036847016">
            <text:p>1.93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3] - ([.$D$2]*[.A13] + [.$D$3]) )^2" office:value-type="float" office:value="0.0000193374036847016">
            <text:p>1.93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4] - ([.$D$2]*[.A14] + [.$D$3]) )^2" office:value-type="float" office:value="0.000119112908106658">
            <text:p>1.1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5] - ([.$D$2]*[.A15] + [.$D$3]) )^2" office:value-type="float" office:value="0.000119112908106658">
            <text:p>1.19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6] - ([.$D$2]*[.A16] + [.$D$3]) )^2" office:value-type="float" office:value="0.000119112908106658">
            <text:p>1.19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17] - ([.$D$2]*[.A17] + [.$D$3]) )^2" office:value-type="float" office:value="0.00406722466457193">
            <text:p>4.07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2">
            <text:p>12.52</text:p>
          </table:table-cell>
          <table:table-cell table:number-columns-repeated="2"/>
          <table:table-cell table:formula="of:=( [.B18] - ([.$D$2]*[.A18] + [.$D$3]) )^2" office:value-type="float" office:value="0.0000142490883770175">
            <text:p>1.42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">
            <text:p>12.5</text:p>
          </table:table-cell>
          <table:table-cell table:number-columns-repeated="2"/>
          <table:table-cell table:formula="of:=( [.B19] - ([.$D$2]*[.A19] + [.$D$3]) )^2" office:value-type="float" office:value="0.000263257229645389">
            <text:p>2.6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5">
            <text:p>14.05</text:p>
          </table:table-cell>
          <table:table-cell table:number-columns-repeated="2"/>
          <table:table-cell table:formula="of:=( [.B20] - ([.$D$2]*[.A20] + [.$D$3]) )^2" office:value-type="float" office:value="0.000463821738556624">
            <text:p>4.64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6">
            <text:p>14.06</text:p>
          </table:table-cell>
          <table:table-cell table:number-columns-repeated="2"/>
          <table:table-cell table:formula="of:=( [.B21] - ([.$D$2]*[.A21] + [.$D$3]) )^2" office:value-type="float" office:value="0.000133091317733291">
            <text:p>1.3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13">
            <text:p>14.13</text:p>
          </table:table-cell>
          <table:table-cell table:number-columns-repeated="2"/>
          <table:table-cell table:formula="of:=( [.B22] - ([.$D$2]*[.A22] + [.$D$3]) )^2" office:value-type="float" office:value="0.00341797837196993">
            <text:p>3.42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2">
            <text:p>15.62</text:p>
          </table:table-cell>
          <table:table-cell table:number-columns-repeated="2"/>
          <table:table-cell table:formula="of:=( [.B23] - ([.$D$2]*[.A23] + [.$D$3]) )^2" office:value-type="float" office:value="0.0000468928928154744">
            <text:p>4.6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1">
            <text:p>15.61</text:p>
          </table:table-cell>
          <table:table-cell table:number-columns-repeated="2"/>
          <table:table-cell table:formula="of:=( [.B24] - ([.$D$2]*[.A24] + [.$D$3]) )^2" office:value-type="float" office:value="0.000283849663828038">
            <text:p>2.84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4">
            <text:p>15.64</text:p>
          </table:table-cell>
          <table:table-cell table:number-columns-repeated="2"/>
          <table:table-cell table:formula="of:=( [.B25] - ([.$D$2]*[.A25] + [.$D$3]) )^2" office:value-type="float" office:value="0.000172979350790368">
            <text:p>1.7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6">
            <text:p>17.16</text:p>
          </table:table-cell>
          <table:table-cell table:number-columns-repeated="2"/>
          <table:table-cell table:formula="of:=( [.B26] - ([.$D$2]*[.A26] + [.$D$3]) )^2" office:value-type="float" office:value="0.000491028197295168">
            <text:p>4.91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5">
            <text:p>17.15</text:p>
          </table:table-cell>
          <table:table-cell table:number-columns-repeated="2"/>
          <table:table-cell table:formula="of:=( [.B27] - ([.$D$2]*[.A27] + [.$D$3]) )^2" office:value-type="float" office:value="0.00103421131849695">
            <text:p>1.03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7">
            <text:p>17.17</text:p>
          </table:table-cell>
          <table:table-cell table:number-columns-repeated="2"/>
          <table:table-cell table:formula="of:=( [.B28] - ([.$D$2]*[.A28] + [.$D$3]) )^2" office:value-type="float" office:value="0.000147845076093445">
            <text:p>1.48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3">
            <text:p>18.73</text:p>
          </table:table-cell>
          <table:table-cell table:number-columns-repeated="2"/>
          <table:table-cell table:formula="of:=( [.B29] - ([.$D$2]*[.A29] + [.$D$3]) )^2" office:value-type="float" office:value="0.0000558079753532571">
            <text:p>5.5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1">
            <text:p>18.71</text:p>
          </table:table-cell>
          <table:table-cell table:number-columns-repeated="2"/>
          <table:table-cell table:formula="of:=( [.B30] - ([.$D$2]*[.A30] + [.$D$3]) )^2" office:value-type="float" office:value="0.000754626918134998">
            <text:p>7.55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">
            <text:p>18.7</text:p>
          </table:table-cell>
          <table:table-cell table:number-columns-repeated="2"/>
          <table:table-cell table:formula="of:=( [.B31] - ([.$D$2]*[.A31] + [.$D$3]) )^2" office:value-type="float" office:value="0.00140403638952599">
            <text:p>1.4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36">
            <text:p>20.36</text:p>
          </table:table-cell>
          <table:table-cell table:number-columns-repeated="2"/>
          <table:table-cell table:formula="of:=( [.B32] - ([.$D$2]*[.A32] + [.$D$3]) )^2" office:value-type="float" office:value="0.00451828761054649">
            <text:p>4.5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6">
            <text:p>20.26</text:p>
          </table:table-cell>
          <table:table-cell table:number-columns-repeated="2"/>
          <table:table-cell table:formula="of:=( [.B33] - ([.$D$2]*[.A33] + [.$D$3]) )^2" office:value-type="float" office:value="0.00107464582634741">
            <text:p>1.07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34] - ([.$D$2]*[.A34] + [.$D$3]) )^2" office:value-type="float" office:value="0.000519010004767438">
            <text:p>5.19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5">
            <text:p>21.85</text:p>
          </table:table-cell>
          <table:table-cell table:number-columns-repeated="2"/>
          <table:table-cell table:formula="of:=( [.B35] - ([.$D$2]*[.A35] + [.$D$3]) )^2" office:value-type="float" office:value="0.0000036362348554054">
            <text:p>3.64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4">
            <text:p>21.84</text:p>
          </table:table-cell>
          <table:table-cell table:number-columns-repeated="2"/>
          <table:table-cell table:formula="of:=( [.B36] - ([.$D$2]*[.A36] + [.$D$3]) )^2" office:value-type="float" office:value="0.0000654984066246287">
            <text:p>6.5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 [.B37] - ([.$D$2]*[.A37] + [.$D$3]) )^2" office:value-type="float" office:value="0.0014510849219324">
            <text:p>1.45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42">
            <text:p>23.42</text:p>
          </table:table-cell>
          <table:table-cell table:number-columns-repeated="2"/>
          <table:table-cell table:formula="of:=( [.B38] - ([.$D$2]*[.A38] + [.$D$3]) )^2" office:value-type="float" office:value="0.000275413073139406">
            <text:p>2.7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9">
            <text:p>23.39</text:p>
          </table:table-cell>
          <table:table-cell table:number-columns-repeated="2"/>
          <table:table-cell table:formula="of:=( [.B39] - ([.$D$2]*[.A39] + [.$D$3]) )^2" office:value-type="float" office:value="0.000179678639014623">
            <text:p>1.8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8">
            <text:p>23.38</text:p>
          </table:table-cell>
          <table:table-cell table:number-columns-repeated="2"/>
          <table:table-cell table:formula="of:=( [.B40] - ([.$D$2]*[.A40] + [.$D$3]) )^2" office:value-type="float" office:value="0.000547767160973115">
            <text:p>5.4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7">
            <text:p>24.97</text:p>
          </table:table-cell>
          <table:table-cell table:number-columns-repeated="2"/>
          <table:table-cell table:formula="of:=( [.B41] - ([.$D$2]*[.A41] + [.$D$3]) )^2" office:value-type="float" office:value="0.000127334442334322">
            <text:p>1.2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8">
            <text:p>24.98</text:p>
          </table:table-cell>
          <table:table-cell table:number-columns-repeated="2"/>
          <table:table-cell table:formula="of:=( [.B42] - ([.$D$2]*[.A42] + [.$D$3]) )^2" office:value-type="float" office:value="0.000453019570186733">
            <text:p>4.53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.02">
            <text:p>25.02</text:p>
          </table:table-cell>
          <table:table-cell table:number-columns-repeated="2"/>
          <table:table-cell table:formula="of:=( [.B43] - ([.$D$2]*[.A43] + [.$D$3]) )^2" office:value-type="float" office:value="0.00375576008159613">
            <text:p>3.76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49">
            <text:p>26.49</text:p>
          </table:table-cell>
          <table:table-cell table:number-columns-repeated="2"/>
          <table:table-cell table:formula="of:=( [.B44] - ([.$D$2]*[.A44] + [.$D$3]) )^2" office:value-type="float" office:value="0.000577299665912527">
            <text:p>5.77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1">
            <text:p>26.51</text:p>
          </table:table-cell>
          <table:table-cell table:number-columns-repeated="2"/>
          <table:table-cell table:formula="of:=( [.B45] - ([.$D$2]*[.A45] + [.$D$3]) )^2" office:value-type="float" office:value="0.0000162172212387667">
            <text:p>1.6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f:=( [.B46] - ([.$D$2]*[.A46] + [.$D$3]) )^2" office:value-type="float" office:value="0.000196758443575616">
            <text:p>1.97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3">
            <text:p>28.03</text:p>
          </table:table-cell>
          <table:table-cell table:number-columns-repeated="2"/>
          <table:table-cell table:formula="of:=( [.B47] - ([.$D$2]*[.A47] + [.$D$3]) )^2" office:value-type="float" office:value="0.00154750803294592">
            <text:p>1.5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48] - ([.$D$2]*[.A48] + [.$D$3]) )^2" office:value-type="float" office:value="0.0291253890099001">
            <text:p>2.9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5">
            <text:p>28.05</text:p>
          </table:table-cell>
          <table:table-cell table:number-columns-repeated="2"/>
          <table:table-cell table:formula="of:=( [.B49] - ([.$D$2]*[.A49] + [.$D$3]) )^2" office:value-type="float" office:value="0.000373972887894049">
            <text:p>3.74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0] - ([.$D$2]*[.A50] + [.$D$3]) )^2" office:value-type="float" office:value="0.00120060144230041">
            <text:p>1.20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1] - ([.$D$2]*[.A51] + [.$D$3]) )^2" office:value-type="float" office:value="0.00120060144230041">
            <text:p>1.20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61">
            <text:p>29.61</text:p>
          </table:table-cell>
          <table:table-cell table:number-columns-repeated="2"/>
          <table:table-cell table:formula="of:=( [.B52] - ([.$D$2]*[.A52] + [.$D$3]) )^2" office:value-type="float" office:value="0.000214613596870077">
            <text:p>2.15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7">
            <text:p>31.17</text:p>
          </table:table-cell>
          <table:table-cell table:number-columns-repeated="2"/>
          <table:table-cell table:formula="of:=( [.B53] - ([.$D$2]*[.A53] + [.$D$3]) )^2" office:value-type="float" office:value="0.0000992217928402006">
            <text:p>9.92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6">
            <text:p>31.16</text:p>
          </table:table-cell>
          <table:table-cell table:number-columns-repeated="2"/>
          <table:table-cell table:formula="of:=( [.B54] - ([.$D$2]*[.A54] + [.$D$3]) )^2" office:value-type="float" office:value="0.000398442065744604">
            <text:p>3.98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24">
            <text:p>31.24</text:p>
          </table:table-cell>
          <table:table-cell table:number-columns-repeated="2"/>
          <table:table-cell table:formula="of:=( [.B55] - ([.$D$2]*[.A55] + [.$D$3]) )^2" office:value-type="float" office:value="0.00360467988250942">
            <text:p>3.60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0x60" table:style-name="ta1" table:print="false">
        <table:shapes>
          <draw:frame draw:z-index="0" draw:style-name="gr1" svg:width="18.821cm" svg:height="10.398cm" svg:x="13.82cm" svg:y="0cm">
            <draw:object draw:notify-on-update-of-ranges="60x60.A2:60x60.A55 60x60.B2:60x60.B5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6">
            <text:p>5.6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69590643274854">
            <text:p>3.70E-003</text:p>
          </table:table-cell>
          <table:table-cell table:formula="of:=( [.B2] - ([.$D$2]*[.A2] + [.$D$3]) )^2" office:value-type="float" office:value="0.000588984644847788">
            <text:p>5.8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5">
            <text:p>5.6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18713450292437">
            <text:p>9.19E-002</text:p>
          </table:table-cell>
          <table:table-cell table:formula="of:=( [.B3] - ([.$D$2]*[.A3] + [.$D$3]) )^2" office:value-type="float" office:value="0.000203604527888812">
            <text:p>2.04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7">
            <text:p>5.6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21913000532888">
            <text:p>1.22E-004</text:p>
          </table:table-cell>
          <table:table-cell table:formula="of:=( [.B4] - ([.$D$2]*[.A4] + [.$D$3]) )^2" office:value-type="float" office:value="0.00117436476180676">
            <text:p>1.1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1">
            <text:p>7.5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47891339188949">
            <text:p>1.48E-002</text:p>
          </table:table-cell>
          <table:table-cell table:formula="of:=( [.B5] - ([.$D$2]*[.A5] + [.$D$3]) )^2" office:value-type="float" office:value="0.000692520775623028">
            <text:p>6.9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48">
            <text:p>7.48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35734072022451">
            <text:p>1.36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4">
            <text:p>7.54</text:p>
          </table:table-cell>
          <table:table-cell office:value-type="string">
            <text:p>sum d_i^2</text:p>
          </table:table-cell>
          <table:table-cell table:formula="of:=SUM([.E2:.E55])" office:value-type="float" office:value="0.10386081871345">
            <text:p>1.04E-001</text:p>
          </table:table-cell>
          <table:table-cell table:formula="of:=( [.B7] - ([.$D$2]*[.A7] + [.$D$3]) )^2" office:value-type="float" office:value="0.00317146814404383">
            <text:p>3.17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35429704866532">
            <text:p>1.35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35429704866532">
            <text:p>1.35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table:number-columns-repeated="2"/>
          <table:table-cell table:formula="of:=( [.B10] - ([.$D$2]*[.A10] + [.$D$3]) )^2" office:value-type="float" office:value="0.000135429704866532">
            <text:p>1.3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7">
            <text:p>11.17</text:p>
          </table:table-cell>
          <table:table-cell table:number-columns-repeated="2"/>
          <table:table-cell table:formula="of:=( [.B11] - ([.$D$2]*[.A11] + [.$D$3]) )^2" office:value-type="float" office:value="0.0000919804384255882">
            <text:p>9.20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6">
            <text:p>11.16</text:p>
          </table:table-cell>
          <table:table-cell table:number-columns-repeated="2"/>
          <table:table-cell table:formula="of:=( [.B12] - ([.$D$2]*[.A12] + [.$D$3]) )^2" office:value-type="float" office:value="0.000383793303922749">
            <text:p>3.8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9">
            <text:p>11.19</text:p>
          </table:table-cell>
          <table:table-cell table:number-columns-repeated="2"/>
          <table:table-cell table:formula="of:=( [.B13] - ([.$D$2]*[.A13] + [.$D$3]) )^2" office:value-type="float" office:value="0.00010835470743124">
            <text:p>1.08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4] - ([.$D$2]*[.A14] + [.$D$3]) )^2" office:value-type="float" office:value="0.0000569098184057276">
            <text:p>5.69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5] - ([.$D$2]*[.A15] + [.$D$3]) )^2" office:value-type="float" office:value="0.0000569098184057276">
            <text:p>5.69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1">
            <text:p>13.01</text:p>
          </table:table-cell>
          <table:table-cell table:number-columns-repeated="2"/>
          <table:table-cell table:formula="of:=( [.B16] - ([.$D$2]*[.A16] + [.$D$3]) )^2" office:value-type="float" office:value="0.000307787011388262">
            <text:p>3.0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5">
            <text:p>14.85</text:p>
          </table:table-cell>
          <table:table-cell table:number-columns-repeated="2"/>
          <table:table-cell table:formula="of:=( [.B17] - ([.$D$2]*[.A17] + [.$D$3]) )^2" office:value-type="float" office:value="0.000650100885742887">
            <text:p>6.50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6">
            <text:p>14.86</text:p>
          </table:table-cell>
          <table:table-cell table:number-columns-repeated="2"/>
          <table:table-cell table:formula="of:=( [.B18] - ([.$D$2]*[.A18] + [.$D$3]) )^2" office:value-type="float" office:value="0.000240159365274953">
            <text:p>2.40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9">
            <text:p>14.89</text:p>
          </table:table-cell>
          <table:table-cell table:number-columns-repeated="2"/>
          <table:table-cell table:formula="of:=( [.B19] - ([.$D$2]*[.A19] + [.$D$3]) )^2" office:value-type="float" office:value="0.000210334803871153">
            <text:p>2.1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2">
            <text:p>16.72</text:p>
          </table:table-cell>
          <table:table-cell table:number-columns-repeated="2"/>
          <table:table-cell table:formula="of:=( [.B20] - ([.$D$2]*[.A20] + [.$D$3]) )^2" office:value-type="float" office:value="0.000011904517629392">
            <text:p>1.1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">
            <text:p>16.7</text:p>
          </table:table-cell>
          <table:table-cell table:number-columns-repeated="2"/>
          <table:table-cell table:formula="of:=( [.B21] - ([.$D$2]*[.A21] + [.$D$3]) )^2" office:value-type="float" office:value="0.000549916213536013">
            <text:p>5.50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1">
            <text:p>16.71</text:p>
          </table:table-cell>
          <table:table-cell table:number-columns-repeated="2"/>
          <table:table-cell table:formula="of:=( [.B22] - ([.$D$2]*[.A22] + [.$D$3]) )^2" office:value-type="float" office:value="0.000180910365582659">
            <text:p>1.8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7">
            <text:p>18.57</text:p>
          </table:table-cell>
          <table:table-cell table:number-columns-repeated="2"/>
          <table:table-cell table:formula="of:=( [.B23] - ([.$D$2]*[.A23] + [.$D$3]) )^2" office:value-type="float" office:value="0.00000196983687289245">
            <text:p>1.97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6">
            <text:p>18.56</text:p>
          </table:table-cell>
          <table:table-cell table:number-columns-repeated="2"/>
          <table:table-cell table:formula="of:=( [.B24] - ([.$D$2]*[.A24] + [.$D$3]) )^2" office:value-type="float" office:value="0.000130040012311585">
            <text:p>1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5">
            <text:p>18.55</text:p>
          </table:table-cell>
          <table:table-cell table:number-columns-repeated="2"/>
          <table:table-cell table:formula="of:=( [.B25] - ([.$D$2]*[.A25] + [.$D$3]) )^2" office:value-type="float" office:value="0.000458110187750188">
            <text:p>4.5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8">
            <text:p>20.48</text:p>
          </table:table-cell>
          <table:table-cell table:number-columns-repeated="2"/>
          <table:table-cell table:formula="of:=( [.B26] - ([.$D$2]*[.A26] + [.$D$3]) )^2" office:value-type="float" office:value="0.00367760678499342">
            <text:p>3.68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1">
            <text:p>20.41</text:p>
          </table:table-cell>
          <table:table-cell table:number-columns-repeated="2"/>
          <table:table-cell table:formula="of:=( [.B27] - ([.$D$2]*[.A27] + [.$D$3]) )^2" office:value-type="float" office:value="0.0000875483054615544">
            <text:p>8.75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39">
            <text:p>20.39</text:p>
          </table:table-cell>
          <table:table-cell table:number-columns-repeated="2"/>
          <table:table-cell table:formula="of:=( [.B28] - ([.$D$2]*[.A28] + [.$D$3]) )^2" office:value-type="float" office:value="0.000861817311309578">
            <text:p>8.62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6">
            <text:p>22.26</text:p>
          </table:table-cell>
          <table:table-cell table:number-columns-repeated="2"/>
          <table:table-cell table:formula="of:=( [.B29] - ([.$D$2]*[.A29] + [.$D$3]) )^2" office:value-type="float" office:value="0.0000534352450327146">
            <text:p>5.34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8">
            <text:p>22.28</text:p>
          </table:table-cell>
          <table:table-cell table:number-columns-repeated="2"/>
          <table:table-cell table:formula="of:=( [.B30] - ([.$D$2]*[.A30] + [.$D$3]) )^2" office:value-type="float" office:value="0.00016103758421384">
            <text:p>1.6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3">
            <text:p>22.23</text:p>
          </table:table-cell>
          <table:table-cell table:number-columns-repeated="2"/>
          <table:table-cell table:formula="of:=( [.B31] - ([.$D$2]*[.A31] + [.$D$3]) )^2" office:value-type="float" office:value="0.0013920317362611">
            <text:p>1.39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2">
            <text:p>24.12</text:p>
          </table:table-cell>
          <table:table-cell table:number-columns-repeated="2"/>
          <table:table-cell table:formula="of:=( [.B32] - ([.$D$2]*[.A32] + [.$D$3]) )^2" office:value-type="float" office:value="0.0000224376731301602">
            <text:p>2.24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1">
            <text:p>24.11</text:p>
          </table:table-cell>
          <table:table-cell table:number-columns-repeated="2"/>
          <table:table-cell table:formula="of:=( [.B33] - ([.$D$2]*[.A33] + [.$D$3]) )^2" office:value-type="float" office:value="0.0000277008310249847">
            <text:p>2.77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">
            <text:p>24.1</text:p>
          </table:table-cell>
          <table:table-cell table:number-columns-repeated="2"/>
          <table:table-cell table:formula="of:=( [.B34] - ([.$D$2]*[.A34] + [.$D$3]) )^2" office:value-type="float" office:value="0.000232963988919763">
            <text:p>2.3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5">
            <text:p>25.95</text:p>
          </table:table-cell>
          <table:table-cell table:number-columns-repeated="2"/>
          <table:table-cell table:formula="of:=( [.B35] - ([.$D$2]*[.A35] + [.$D$3]) )^2" office:value-type="float" office:value="0.000174672548818559">
            <text:p>1.7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6">
            <text:p>25.96</text:p>
          </table:table-cell>
          <table:table-cell table:number-columns-repeated="2"/>
          <table:table-cell table:formula="of:=( [.B36] - ([.$D$2]*[.A36] + [.$D$3]) )^2" office:value-type="float" office:value="0.0000103450634383418">
            <text:p>1.0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4">
            <text:p>25.94</text:p>
          </table:table-cell>
          <table:table-cell table:number-columns-repeated="2"/>
          <table:table-cell table:formula="of:=( [.B37] - ([.$D$2]*[.A37] + [.$D$3]) )^2" office:value-type="float" office:value="0.000539000034198673">
            <text:p>5.39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1">
            <text:p>27.81</text:p>
          </table:table-cell>
          <table:table-cell table:number-columns-repeated="2"/>
          <table:table-cell table:formula="of:=( [.B38] - ([.$D$2]*[.A38] + [.$D$3]) )^2" office:value-type="float" office:value="0.00000136794227284614">
            <text:p>1.37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39] - ([.$D$2]*[.A39] + [.$D$3]) )^2" office:value-type="float" office:value="0.000124759755138385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40] - ([.$D$2]*[.A40] + [.$D$3]) )^2" office:value-type="float" office:value="0.000124759755138385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41] - ([.$D$2]*[.A41] + [.$D$3]) )^2" office:value-type="float" office:value="0.00000076946752846037">
            <text:p>7.69E-007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71">
            <text:p>29.71</text:p>
          </table:table-cell>
          <table:table-cell table:number-columns-repeated="2"/>
          <table:table-cell table:formula="of:=( [.B42] - ([.$D$2]*[.A42] + [.$D$3]) )^2" office:value-type="float" office:value="0.00258848876577358">
            <text:p>2.5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2">
            <text:p>29.62</text:p>
          </table:table-cell>
          <table:table-cell table:number-columns-repeated="2"/>
          <table:table-cell table:formula="of:=( [.B43] - ([.$D$2]*[.A43] + [.$D$3]) )^2" office:value-type="float" office:value="0.00153059402893236">
            <text:p>1.5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4] - ([.$D$2]*[.A44] + [.$D$3]) )^2" office:value-type="float" office:value="0.0000500701070415541">
            <text:p>5.01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48">
            <text:p>31.48</text:p>
          </table:table-cell>
          <table:table-cell table:number-columns-repeated="2"/>
          <table:table-cell table:formula="of:=( [.B45] - ([.$D$2]*[.A45] + [.$D$3]) )^2" office:value-type="float" office:value="0.000733111042714247">
            <text:p>7.33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6] - ([.$D$2]*[.A46] + [.$D$3]) )^2" office:value-type="float" office:value="0.0000500701070415541">
            <text:p>5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61">
            <text:p>33.61</text:p>
          </table:table-cell>
          <table:table-cell table:number-columns-repeated="2"/>
          <table:table-cell table:formula="of:=( [.B47] - ([.$D$2]*[.A47] + [.$D$3]) )^2" office:value-type="float" office:value="0.0650100885742579">
            <text:p>6.5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3">
            <text:p>33.33</text:p>
          </table:table-cell>
          <table:table-cell table:number-columns-repeated="2"/>
          <table:table-cell table:formula="of:=( [.B48] - ([.$D$2]*[.A48] + [.$D$3]) )^2" office:value-type="float" office:value="0.000626462843268491">
            <text:p>6.26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9">
            <text:p>33.39</text:p>
          </table:table-cell>
          <table:table-cell table:number-columns-repeated="2"/>
          <table:table-cell table:formula="of:=( [.B49] - ([.$D$2]*[.A49] + [.$D$3]) )^2" office:value-type="float" office:value="0.00122295407133768">
            <text:p>1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6">
            <text:p>35.16</text:p>
          </table:table-cell>
          <table:table-cell table:number-columns-repeated="2"/>
          <table:table-cell table:formula="of:=( [.B50] - ([.$D$2]*[.A50] + [.$D$3]) )^2" office:value-type="float" office:value="0.00184749153585839">
            <text:p>1.8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9">
            <text:p>35.19</text:p>
          </table:table-cell>
          <table:table-cell table:number-columns-repeated="2"/>
          <table:table-cell table:formula="of:=( [.B51] - ([.$D$2]*[.A51] + [.$D$3]) )^2" office:value-type="float" office:value="0.000168544167436468">
            <text:p>1.69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4">
            <text:p>35.14</text:p>
          </table:table-cell>
          <table:table-cell table:number-columns-repeated="2"/>
          <table:table-cell table:formula="of:=( [.B52] - ([.$D$2]*[.A52] + [.$D$3]) )^2" office:value-type="float" office:value="0.00396678978147249">
            <text:p>3.9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1">
            <text:p>37.01</text:p>
          </table:table-cell>
          <table:table-cell table:number-columns-repeated="2"/>
          <table:table-cell table:formula="of:=( [.B53] - ([.$D$2]*[.A53] + [.$D$3]) )^2" office:value-type="float" office:value="0.00167572928422488">
            <text:p>1.6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2">
            <text:p>37.02</text:p>
          </table:table-cell>
          <table:table-cell table:number-columns-repeated="2"/>
          <table:table-cell table:formula="of:=( [.B54] - ([.$D$2]*[.A54] + [.$D$3]) )^2" office:value-type="float" office:value="0.000957015833932003">
            <text:p>9.5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13">
            <text:p>37.13</text:p>
          </table:table-cell>
          <table:table-cell table:number-columns-repeated="2"/>
          <table:table-cell table:formula="of:=( [.B55] - ([.$D$2]*[.A55] + [.$D$3]) )^2" office:value-type="float" office:value="0.00625116788071484">
            <text:p>6.25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5x65" table:style-name="ta1" table:print="false">
        <table:shapes>
          <draw:frame draw:z-index="0" draw:style-name="gr1" svg:width="18.821cm" svg:height="10.398cm" svg:x="13.956cm" svg:y="0cm">
            <draw:object draw:notify-on-update-of-ranges="65x65.A2:65x65.A55 65x65.B2:65x65.B5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433330581355349">
            <text:p>4.33E-003</text:p>
          </table:table-cell>
          <table:table-cell table:formula="of:=( [.B2] - ([.$D$2]*[.A2] + [.$D$3]) )^2" office:value-type="float" office:value="0.0000103450634382675">
            <text:p>1.0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1">
            <text:p>6.6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68249054007661">
            <text:p>9.68E-002</text:p>
          </table:table-cell>
          <table:table-cell table:formula="of:=( [.B3] - ([.$D$2]*[.A3] + [.$D$3]) )^2" office:value-type="float" office:value="0.00017467254881823">
            <text:p>1.7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63702032051892">
            <text:p>1.64E-004</text:p>
          </table:table-cell>
          <table:table-cell table:formula="of:=( [.B4] - ([.$D$2]*[.A4] + [.$D$3]) )^2" office:value-type="float" office:value="0.0000103450634382675">
            <text:p>1.03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98585160255943">
            <text:p>1.99E-002</text:p>
          </table:table-cell>
          <table:table-cell table:formula="of:=( [.B5] - ([.$D$2]*[.A5] + [.$D$3]) )^2" office:value-type="float" office:value="0.0000430791055218357">
            <text:p>4.31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430791055218357">
            <text:p>4.31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sum d_i^2</text:p>
          </table:table-cell>
          <table:table-cell table:formula="of:=SUM([.E2:.E55])" office:value-type="float" office:value="0.187266391468869">
            <text:p>1.87E-001</text:p>
          </table:table-cell>
          <table:table-cell table:formula="of:=( [.B7] - ([.$D$2]*[.A7] + [.$D$3]) )^2" office:value-type="float" office:value="0.0000430791055218357">
            <text:p>4.3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2">
            <text:p>10.9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01796785075489">
            <text:p>1.0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4">
            <text:p>10.9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82192136957242">
            <text:p>9.8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0] - ([.$D$2]*[.A10] + [.$D$3]) )^2" office:value-type="float" office:value="0.000396430428005829">
            <text:p>3.96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1] - ([.$D$2]*[.A11] + [.$D$3]) )^2" office:value-type="float" office:value="0.0000106123091847221">
            <text:p>1.06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2] - ([.$D$2]*[.A12] + [.$D$3]) )^2" office:value-type="float" office:value="0.0000106123091847221">
            <text:p>1.06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09">
            <text:p>13.09</text:p>
          </table:table-cell>
          <table:table-cell table:number-columns-repeated="2"/>
          <table:table-cell table:formula="of:=( [.B13] - ([.$D$2]*[.A13] + [.$D$3]) )^2" office:value-type="float" office:value="0.0000454592304095084">
            <text:p>4.5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5">
            <text:p>15.25</text:p>
          </table:table-cell>
          <table:table-cell table:number-columns-repeated="2"/>
          <table:table-cell table:formula="of:=( [.B14] - ([.$D$2]*[.A14] + [.$D$3]) )^2" office:value-type="float" office:value="0.000179432798593528">
            <text:p>1.7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9">
            <text:p>15.29</text:p>
          </table:table-cell>
          <table:table-cell table:number-columns-repeated="2"/>
          <table:table-cell table:formula="of:=( [.B15] - ([.$D$2]*[.A15] + [.$D$3]) )^2" office:value-type="float" office:value="0.000707812571554733">
            <text:p>7.08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7">
            <text:p>15.27</text:p>
          </table:table-cell>
          <table:table-cell table:number-columns-repeated="2"/>
          <table:table-cell table:formula="of:=( [.B16] - ([.$D$2]*[.A16] + [.$D$3]) )^2" office:value-type="float" office:value="0.0000436226850741478">
            <text:p>4.36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1">
            <text:p>17.41</text:p>
          </table:table-cell>
          <table:table-cell table:number-columns-repeated="2"/>
          <table:table-cell table:formula="of:=( [.B17] - ([.$D$2]*[.A17] + [.$D$3]) )^2" office:value-type="float" office:value="0.000401928703937742">
            <text:p>4.0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4">
            <text:p>17.44</text:p>
          </table:table-cell>
          <table:table-cell table:number-columns-repeated="2"/>
          <table:table-cell table:formula="of:=( [.B18] - ([.$D$2]*[.A18] + [.$D$3]) )^2" office:value-type="float" office:value="0.0000990391270538882">
            <text:p>9.90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3">
            <text:p>17.43</text:p>
          </table:table-cell>
          <table:table-cell table:number-columns-repeated="2"/>
          <table:table-cell table:formula="of:=( [.B19] - ([.$D$2]*[.A19] + [.$D$3]) )^2" office:value-type="float" office:value="0.00000000231934849110597">
            <text:p>2.32E-009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0] - ([.$D$2]*[.A20] + [.$D$3]) )^2" office:value-type="float" office:value="0.0000108829629534657">
            <text:p>1.0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57">
            <text:p>19.57</text:p>
          </table:table-cell>
          <table:table-cell table:number-columns-repeated="2"/>
          <table:table-cell table:formula="of:=( [.B21] - ([.$D$2]*[.A21] + [.$D$3]) )^2" office:value-type="float" office:value="0.000712946946441936">
            <text:p>7.1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2] - ([.$D$2]*[.A22] + [.$D$3]) )^2" office:value-type="float" office:value="0.0000108829629534657">
            <text:p>1.09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3] - ([.$D$2]*[.A23] + [.$D$3]) )^2" office:value-type="float" office:value="0.0000112491360131423">
            <text:p>1.12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5">
            <text:p>21.75</text:p>
          </table:table-cell>
          <table:table-cell table:number-columns-repeated="2"/>
          <table:table-cell table:formula="of:=( [.B24] - ([.$D$2]*[.A24] + [.$D$3]) )^2" office:value-type="float" office:value="0.000178328599377592">
            <text:p>1.7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5] - ([.$D$2]*[.A25] + [.$D$3]) )^2" office:value-type="float" office:value="0.0000112491360131423">
            <text:p>1.12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6] - ([.$D$2]*[.A26] + [.$D$3]) )^2" office:value-type="float" office:value="0.000100137646232918">
            <text:p>1.0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7] - ([.$D$2]*[.A27] + [.$D$3]) )^2" office:value-type="float" office:value="0.000100137646232918">
            <text:p>1.0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8] - ([.$D$2]*[.A28] + [.$D$3]) )^2" office:value-type="float" office:value="0.000100137646232918">
            <text:p>1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07">
            <text:p>26.07</text:p>
          </table:table-cell>
          <table:table-cell table:number-columns-repeated="2"/>
          <table:table-cell table:formula="of:=( [.B29] - ([.$D$2]*[.A29] + [.$D$3]) )^2" office:value-type="float" office:value="0.000710744228047183">
            <text:p>7.11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0] - ([.$D$2]*[.A30] + [.$D$3]) )^2" office:value-type="float" office:value="0.0000111570247444577">
            <text:p>1.12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1] - ([.$D$2]*[.A31] + [.$D$3]) )^2" office:value-type="float" office:value="0.0000111570247444577">
            <text:p>1.12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32] - ([.$D$2]*[.A32] + [.$D$3]) )^2" office:value-type="float" office:value="0.000543481678153025">
            <text:p>5.4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3] - ([.$D$2]*[.A33] + [.$D$3]) )^2" office:value-type="float" office:value="0.00187598941809129">
            <text:p>1.8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4] - ([.$D$2]*[.A34] + [.$D$3]) )^2" office:value-type="float" office:value="0.00187598941809129">
            <text:p>1.88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38">
            <text:p>30.38</text:p>
          </table:table-cell>
          <table:table-cell table:number-columns-repeated="2"/>
          <table:table-cell table:formula="of:=( [.B35] - ([.$D$2]*[.A35] + [.$D$3]) )^2" office:value-type="float" office:value="0.00249656121086147">
            <text:p>2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4">
            <text:p>30.4</text:p>
          </table:table-cell>
          <table:table-cell table:number-columns-repeated="2"/>
          <table:table-cell table:formula="of:=( [.B36] - ([.$D$2]*[.A36] + [.$D$3]) )^2" office:value-type="float" office:value="0.000897937199853333">
            <text:p>8.9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53">
            <text:p>30.53</text:p>
          </table:table-cell>
          <table:table-cell table:number-columns-repeated="2"/>
          <table:table-cell table:formula="of:=( [.B37] - ([.$D$2]*[.A37] + [.$D$3]) )^2" office:value-type="float" office:value="0.0100068811283007">
            <text:p>1.00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4">
            <text:p>32.54</text:p>
          </table:table-cell>
          <table:table-cell table:number-columns-repeated="2"/>
          <table:table-cell table:formula="of:=( [.B38] - ([.$D$2]*[.A38] + [.$D$3]) )^2" office:value-type="float" office:value="0.00320565534079182">
            <text:p>3.2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82">
            <text:p>32.82</text:p>
          </table:table-cell>
          <table:table-cell table:number-columns-repeated="2"/>
          <table:table-cell table:formula="of:=( [.B39] - ([.$D$2]*[.A39] + [.$D$3]) )^2" office:value-type="float" office:value="0.0498992913916998">
            <text:p>4.9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7">
            <text:p>32.57</text:p>
          </table:table-cell>
          <table:table-cell table:number-columns-repeated="2"/>
          <table:table-cell table:formula="of:=( [.B40] - ([.$D$2]*[.A40] + [.$D$3]) )^2" office:value-type="float" office:value="0.000708544917674701">
            <text:p>7.0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">
            <text:p>34.7</text:p>
          </table:table-cell>
          <table:table-cell table:number-columns-repeated="2"/>
          <table:table-cell table:formula="of:=( [.B41] - ([.$D$2]*[.A41] + [.$D$3]) )^2" office:value-type="float" office:value="0.00400327180788189">
            <text:p>4.00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6">
            <text:p>34.76</text:p>
          </table:table-cell>
          <table:table-cell table:number-columns-repeated="2"/>
          <table:table-cell table:formula="of:=( [.B42] - ([.$D$2]*[.A42] + [.$D$3]) )^2" office:value-type="float" office:value="0.0000107021484386038">
            <text:p>1.07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5">
            <text:p>34.75</text:p>
          </table:table-cell>
          <table:table-cell table:number-columns-repeated="2"/>
          <table:table-cell table:formula="of:=( [.B43] - ([.$D$2]*[.A43] + [.$D$3]) )^2" office:value-type="float" office:value="0.000176130425012533">
            <text:p>1.76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5">
            <text:p>36.85</text:p>
          </table:table-cell>
          <table:table-cell table:number-columns-repeated="2"/>
          <table:table-cell table:formula="of:=( [.B44] - ([.$D$2]*[.A44] + [.$D$3]) )^2" office:value-type="float" office:value="0.00638789702424046">
            <text:p>6.39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94">
            <text:p>36.94</text:p>
          </table:table-cell>
          <table:table-cell table:number-columns-repeated="2"/>
          <table:table-cell table:formula="of:=( [.B45] - ([.$D$2]*[.A45] + [.$D$3]) )^2" office:value-type="float" office:value="0.000101519315261974">
            <text:p>1.02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7">
            <text:p>36.87</text:p>
          </table:table-cell>
          <table:table-cell table:number-columns-repeated="2"/>
          <table:table-cell table:formula="of:=( [.B46] - ([.$D$2]*[.A46] + [.$D$3]) )^2" office:value-type="float" office:value="0.00359092420002352">
            <text:p>3.5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39">
            <text:p>39.39</text:p>
          </table:table-cell>
          <table:table-cell table:number-columns-repeated="2"/>
          <table:table-cell table:formula="of:=( [.B47] - ([.$D$2]*[.A47] + [.$D$3]) )^2" office:value-type="float" office:value="0.0860969234907268">
            <text:p>8.61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05">
            <text:p>39.05</text:p>
          </table:table-cell>
          <table:table-cell table:number-columns-repeated="2"/>
          <table:table-cell table:formula="of:=( [.B48] - ([.$D$2]*[.A48] + [.$D$3]) )^2" office:value-type="float" office:value="0.00216943811061195">
            <text:p>2.17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12">
            <text:p>39.12</text:p>
          </table:table-cell>
          <table:table-cell table:number-columns-repeated="2"/>
          <table:table-cell table:formula="of:=( [.B49] - ([.$D$2]*[.A49] + [.$D$3]) )^2" office:value-type="float" office:value="0.000548626277105786">
            <text:p>5.49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5">
            <text:p>41.25</text:p>
          </table:table-cell>
          <table:table-cell table:number-columns-repeated="2"/>
          <table:table-cell table:formula="of:=( [.B50] - ([.$D$2]*[.A50] + [.$D$3]) )^2" office:value-type="float" office:value="0.000175036449863317">
            <text:p>1.75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2">
            <text:p>41.22</text:p>
          </table:table-cell>
          <table:table-cell table:number-columns-repeated="2"/>
          <table:table-cell table:formula="of:=( [.B51] - ([.$D$2]*[.A51] + [.$D$3]) )^2" office:value-type="float" office:value="0.00186884449939928">
            <text:p>1.87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1">
            <text:p>41.21</text:p>
          </table:table-cell>
          <table:table-cell table:number-columns-repeated="2"/>
          <table:table-cell table:formula="of:=( [.B52] - ([.$D$2]*[.A52] + [.$D$3]) )^2" office:value-type="float" office:value="0.00283344718257772">
            <text:p>2.83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53] - ([.$D$2]*[.A53] + [.$D$3]) )^2" office:value-type="float" office:value="0.00159065695427694">
            <text:p>1.59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4] - ([.$D$2]*[.A54] + [.$D$3]) )^2" office:value-type="float" office:value="0.000907031223282087">
            <text:p>9.0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5] - ([.$D$2]*[.A55] + [.$D$3]) )^2" office:value-type="float" office:value="0.000907031223282087">
            <text:p>9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0x70" table:style-name="ta1" table:print="false">
        <table:shapes>
          <draw:frame draw:z-index="0" draw:style-name="gr1" svg:width="18.821cm" svg:height="10.398cm" svg:x="13.791cm" svg:y="0cm">
            <draw:object draw:notify-on-update-of-ranges="70x70.A2:70x70.A55 70x70.B2:70x70.B5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5">
            <text:p>7.6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0252356381149">
            <text:p>5.03E-003</text:p>
          </table:table-cell>
          <table:table-cell table:formula="of:=( [.B2] - ([.$D$2]*[.A2] + [.$D$3]) )^2" office:value-type="float" office:value="0.0000762643016466492">
            <text:p>7.6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4">
            <text:p>7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03413599357862">
            <text:p>1.03E-001</text:p>
          </table:table-cell>
          <table:table-cell table:formula="of:=( [.B3] - ([.$D$2]*[.A3] + [.$D$3]) )^2" office:value-type="float" office:value="0.0000016054322507348">
            <text:p>1.6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9">
            <text:p>7.6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36431248906694">
            <text:p>1.36E-004</text:p>
          </table:table-cell>
          <table:table-cell table:formula="of:=( [.B4] - ([.$D$2]*[.A4] + [.$D$3]) )^2" office:value-type="float" office:value="0.00237489977923032">
            <text:p>2.3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6">
            <text:p>10.1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65503268887132">
            <text:p>1.66E-002</text:p>
          </table:table-cell>
          <table:table-cell table:formula="of:=( [.B5] - ([.$D$2]*[.A5] + [.$D$3]) )^2" office:value-type="float" office:value="0.0000373947465784763">
            <text:p>3.74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24">
            <text:p>10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741581465255393">
            <text:p>7.42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5">
            <text:p>10.15</text:p>
          </table:table-cell>
          <table:table-cell office:value-type="string">
            <text:p>sum d_i^2</text:p>
          </table:table-cell>
          <table:table-cell table:formula="of:=SUM([.E2:.E55])" office:value-type="float" office:value="0.130070679967895">
            <text:p>1.30E-001</text:p>
          </table:table-cell>
          <table:table-cell table:formula="of:=( [.B7] - ([.$D$2]*[.A7] + [.$D$3]) )^2" office:value-type="float" office:value="0.0000150922583315443">
            <text:p>1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7233893054946">
            <text:p>2.7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7233893054946">
            <text:p>2.7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4">
            <text:p>12.64</text:p>
          </table:table-cell>
          <table:table-cell table:number-columns-repeated="2"/>
          <table:table-cell table:formula="of:=( [.B10] - ([.$D$2]*[.A10] + [.$D$3]) )^2" office:value-type="float" office:value="0.000702392823451478">
            <text:p>7.0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9">
            <text:p>15.19</text:p>
          </table:table-cell>
          <table:table-cell table:number-columns-repeated="2"/>
          <table:table-cell table:formula="of:=( [.B11] - ([.$D$2]*[.A11] + [.$D$3]) )^2" office:value-type="float" office:value="0.00011836322209643">
            <text:p>1.1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2] - ([.$D$2]*[.A12] + [.$D$3]) )^2" office:value-type="float" office:value="0.000365594044249329">
            <text:p>3.66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3] - ([.$D$2]*[.A13] + [.$D$3]) )^2" office:value-type="float" office:value="0.000365594044249329">
            <text:p>3.6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4] - ([.$D$2]*[.A14] + [.$D$3]) )^2" office:value-type="float" office:value="0.00100732176638425">
            <text:p>1.0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5] - ([.$D$2]*[.A15] + [.$D$3]) )^2" office:value-type="float" office:value="0.00100732176638425">
            <text:p>1.01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8">
            <text:p>17.68</text:p>
          </table:table-cell>
          <table:table-cell table:number-columns-repeated="2"/>
          <table:table-cell table:formula="of:=( [.B16] - ([.$D$2]*[.A16] + [.$D$3]) )^2" office:value-type="float" office:value="0.000137788455984412">
            <text:p>1.3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9">
            <text:p>20.19</text:p>
          </table:table-cell>
          <table:table-cell table:number-columns-repeated="2"/>
          <table:table-cell table:formula="of:=( [.B17] - ([.$D$2]*[.A17] + [.$D$3]) )^2" office:value-type="float" office:value="0.00020609909500543">
            <text:p>2.06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23">
            <text:p>20.23</text:p>
          </table:table-cell>
          <table:table-cell table:number-columns-repeated="2"/>
          <table:table-cell table:formula="of:=( [.B18] - ([.$D$2]*[.A18] + [.$D$3]) )^2" office:value-type="float" office:value="0.000657606949610063">
            <text:p>6.5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8">
            <text:p>20.18</text:p>
          </table:table-cell>
          <table:table-cell table:number-columns-repeated="2"/>
          <table:table-cell table:formula="of:=( [.B19] - ([.$D$2]*[.A19] + [.$D$3]) )^2" office:value-type="float" office:value="0.000593222131354337">
            <text:p>5.9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0] - ([.$D$2]*[.A20] + [.$D$3]) )^2" office:value-type="float" office:value="0.00136707452225718">
            <text:p>1.3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7">
            <text:p>22.7</text:p>
          </table:table-cell>
          <table:table-cell table:number-columns-repeated="2"/>
          <table:table-cell table:formula="of:=( [.B21] - ([.$D$2]*[.A21] + [.$D$3]) )^2" office:value-type="float" office:value="0.000288115687261612">
            <text:p>2.88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2] - ([.$D$2]*[.A22] + [.$D$3]) )^2" office:value-type="float" office:value="0.00136707452225718">
            <text:p>1.3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2">
            <text:p>25.22</text:p>
          </table:table-cell>
          <table:table-cell table:number-columns-repeated="2"/>
          <table:table-cell table:formula="of:=( [.B23] - ([.$D$2]*[.A23] + [.$D$3]) )^2" office:value-type="float" office:value="0.0000920024341061454">
            <text:p>9.20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4">
            <text:p>25.24</text:p>
          </table:table-cell>
          <table:table-cell table:number-columns-repeated="2"/>
          <table:table-cell table:formula="of:=( [.B24] - ([.$D$2]*[.A24] + [.$D$3]) )^2" office:value-type="float" office:value="0.000108330836812523">
            <text:p>1.0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1">
            <text:p>25.21</text:p>
          </table:table-cell>
          <table:table-cell table:number-columns-repeated="2"/>
          <table:table-cell table:formula="of:=( [.B25] - ([.$D$2]*[.A25] + [.$D$3]) )^2" office:value-type="float" office:value="0.000383838232752874">
            <text:p>3.8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26] - ([.$D$2]*[.A26] + [.$D$3]) )^2" office:value-type="float" office:value="0.00333972929311355">
            <text:p>3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">
            <text:p>27.7</text:p>
          </table:table-cell>
          <table:table-cell table:number-columns-repeated="2"/>
          <table:table-cell table:formula="of:=( [.B27] - ([.$D$2]*[.A27] + [.$D$3]) )^2" office:value-type="float" office:value="0.00178165109107065">
            <text:p>1.7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6">
            <text:p>27.76</text:p>
          </table:table-cell>
          <table:table-cell table:number-columns-repeated="2"/>
          <table:table-cell table:formula="of:=( [.B28] - ([.$D$2]*[.A28] + [.$D$3]) )^2" office:value-type="float" office:value="0.000316498012296373">
            <text:p>3.16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29] - ([.$D$2]*[.A29] + [.$D$3]) )^2" office:value-type="float" office:value="0.0000267555006065781">
            <text:p>2.6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30] - ([.$D$2]*[.A30] + [.$D$3]) )^2" office:value-type="float" office:value="0.0000267555006065781">
            <text:p>2.68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5">
            <text:p>30.25</text:p>
          </table:table-cell>
          <table:table-cell table:number-columns-repeated="2"/>
          <table:table-cell table:formula="of:=( [.B31] - ([.$D$2]*[.A31] + [.$D$3]) )^2" office:value-type="float" office:value="0.0000233040615512023">
            <text:p>2.33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3">
            <text:p>32.73</text:p>
          </table:table-cell>
          <table:table-cell table:number-columns-repeated="2"/>
          <table:table-cell table:formula="of:=( [.B32] - ([.$D$2]*[.A32] + [.$D$3]) )^2" office:value-type="float" office:value="0.00140214653073093">
            <text:p>1.4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93">
            <text:p>32.93</text:p>
          </table:table-cell>
          <table:table-cell table:number-columns-repeated="2"/>
          <table:table-cell table:formula="of:=( [.B33] - ([.$D$2]*[.A33] + [.$D$3]) )^2" office:value-type="float" office:value="0.0264240476888578">
            <text:p>2.64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2">
            <text:p>32.72</text:p>
          </table:table-cell>
          <table:table-cell table:number-columns-repeated="2"/>
          <table:table-cell table:formula="of:=( [.B34] - ([.$D$2]*[.A34] + [.$D$3]) )^2" office:value-type="float" office:value="0.00225105147282444">
            <text:p>2.25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8">
            <text:p>35.28</text:p>
          </table:table-cell>
          <table:table-cell table:number-columns-repeated="2"/>
          <table:table-cell table:formula="of:=( [.B35] - ([.$D$2]*[.A35] + [.$D$3]) )^2" office:value-type="float" office:value="0.00000000397734080635764">
            <text:p>3.98E-009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6] - ([.$D$2]*[.A36] + [.$D$3]) )^2" office:value-type="float" office:value="0.000903787947068936">
            <text:p>9.04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7] - ([.$D$2]*[.A37] + [.$D$3]) )^2" office:value-type="float" office:value="0.000903787947068936">
            <text:p>9.04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( [.B38] - ([.$D$2]*[.A38] + [.$D$3]) )^2" office:value-type="float" office:value="0.00182165796312713">
            <text:p>1.82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7">
            <text:p>37.77</text:p>
          </table:table-cell>
          <table:table-cell table:number-columns-repeated="2"/>
          <table:table-cell table:formula="of:=( [.B39] - ([.$D$2]*[.A39] + [.$D$3]) )^2" office:value-type="float" office:value="0.000514422554343707">
            <text:p>5.14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85">
            <text:p>37.85</text:p>
          </table:table-cell>
          <table:table-cell table:number-columns-repeated="2"/>
          <table:table-cell table:formula="of:=( [.B40] - ([.$D$2]*[.A40] + [.$D$3]) )^2" office:value-type="float" office:value="0.00328548091921091">
            <text:p>3.29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53">
            <text:p>40.53</text:p>
          </table:table-cell>
          <table:table-cell table:number-columns-repeated="2"/>
          <table:table-cell table:formula="of:=( [.B41] - ([.$D$2]*[.A41] + [.$D$3]) )^2" office:value-type="float" office:value="0.0504906722995829">
            <text:p>5.05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28">
            <text:p>40.28</text:p>
          </table:table-cell>
          <table:table-cell table:number-columns-repeated="2"/>
          <table:table-cell table:formula="of:=( [.B42] - ([.$D$2]*[.A42] + [.$D$3]) )^2" office:value-type="float" office:value="0.000640024438096474">
            <text:p>6.40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36">
            <text:p>40.36</text:p>
          </table:table-cell>
          <table:table-cell table:number-columns-repeated="2"/>
          <table:table-cell table:formula="of:=( [.B43] - ([.$D$2]*[.A43] + [.$D$3]) )^2" office:value-type="float" office:value="0.00299223175377194">
            <text:p>2.99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">
            <text:p>42.8</text:p>
          </table:table-cell>
          <table:table-cell table:number-columns-repeated="2"/>
          <table:table-cell table:formula="of:=( [.B44] - ([.$D$2]*[.A44] + [.$D$3]) )^2" office:value-type="float" office:value="0.000321001808394879">
            <text:p>3.21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2">
            <text:p>42.82</text:p>
          </table:table-cell>
          <table:table-cell table:number-columns-repeated="2"/>
          <table:table-cell table:formula="of:=( [.B45] - ([.$D$2]*[.A45] + [.$D$3]) )^2" office:value-type="float" office:value="0.00000434087501578947">
            <text:p>4.3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1">
            <text:p>42.81</text:p>
          </table:table-cell>
          <table:table-cell table:number-columns-repeated="2"/>
          <table:table-cell table:formula="of:=( [.B46] - ([.$D$2]*[.A46] + [.$D$3]) )^2" office:value-type="float" office:value="0.0000626713417052469">
            <text:p>6.27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1">
            <text:p>45.31</text:p>
          </table:table-cell>
          <table:table-cell table:number-columns-repeated="2"/>
          <table:table-cell table:formula="of:=( [.B47] - ([.$D$2]*[.A47] + [.$D$3]) )^2" office:value-type="float" office:value="0.000421659217468556">
            <text:p>4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8] - ([.$D$2]*[.A48] + [.$D$3]) )^2" office:value-type="float" office:value="0.000932346065307246">
            <text:p>9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9] - ([.$D$2]*[.A49] + [.$D$3]) )^2" office:value-type="float" office:value="0.000932346065307246">
            <text:p>9.32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8">
            <text:p>47.88</text:p>
          </table:table-cell>
          <table:table-cell table:number-columns-repeated="2"/>
          <table:table-cell table:formula="of:=( [.B50] - ([.$D$2]*[.A50] + [.$D$3]) )^2" office:value-type="float" office:value="0.00135776320585366">
            <text:p>1.3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5">
            <text:p>47.85</text:p>
          </table:table-cell>
          <table:table-cell table:number-columns-repeated="2"/>
          <table:table-cell table:formula="of:=( [.B51] - ([.$D$2]*[.A51] + [.$D$3]) )^2" office:value-type="float" office:value="0.0000468928928155473">
            <text:p>4.69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76">
            <text:p>47.76</text:p>
          </table:table-cell>
          <table:table-cell table:number-columns-repeated="2"/>
          <table:table-cell table:formula="of:=( [.B52] - ([.$D$2]*[.A52] + [.$D$3]) )^2" office:value-type="float" office:value="0.00691428195370202">
            <text:p>6.91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8">
            <text:p>50.38</text:p>
          </table:table-cell>
          <table:table-cell table:number-columns-repeated="2"/>
          <table:table-cell table:formula="of:=( [.B53] - ([.$D$2]*[.A53] + [.$D$3]) )^2" office:value-type="float" office:value="0.000587093844639955">
            <text:p>5.8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1">
            <text:p>50.31</text:p>
          </table:table-cell>
          <table:table-cell table:number-columns-repeated="2"/>
          <table:table-cell table:formula="of:=( [.B54] - ([.$D$2]*[.A54] + [.$D$3]) )^2" office:value-type="float" office:value="0.00209489111559457">
            <text:p>2.09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6">
            <text:p>50.36</text:p>
          </table:table-cell>
          <table:table-cell table:number-columns-repeated="2"/>
          <table:table-cell table:formula="of:=( [.B55] - ([.$D$2]*[.A55] + [.$D$3]) )^2" office:value-type="float" office:value="0.0000178930649126689">
            <text:p>1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5x75" table:style-name="ta1" table:print="false">
        <table:shapes>
          <draw:frame draw:z-index="0" draw:style-name="gr1" svg:width="18.821cm" svg:height="10.398cm" svg:x="14.534cm" svg:y="0.053cm">
            <draw:object draw:notify-on-update-of-ranges="75x75.A2:75x75.A55 75x75.B2:75x75.B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75277605779154">
            <text:p>5.75E-003</text:p>
          </table:table-cell>
          <table:table-cell table:formula="of:=( [.B2] - ([.$D$2]*[.A2] + [.$D$3]) )^2" office:value-type="float" office:value="0.000229407339010354">
            <text:p>2.2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5982112143104">
            <text:p>1.56E-001</text:p>
          </table:table-cell>
          <table:table-cell table:formula="of:=( [.B3] - ([.$D$2]*[.A3] + [.$D$3]) )^2" office:value-type="float" office:value="0.000229407339010354">
            <text:p>2.29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8">
            <text:p>8.7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36353825832291">
            <text:p>2.36E-004</text:p>
          </table:table-cell>
          <table:table-cell table:formula="of:=( [.B4] - ([.$D$2]*[.A4] + [.$D$3]) )^2" office:value-type="float" office:value="0.0000264833624021293">
            <text:p>2.6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6">
            <text:p>11.6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86718263614055">
            <text:p>2.87E-002</text:p>
          </table:table-cell>
          <table:table-cell table:formula="of:=( [.B5] - ([.$D$2]*[.A5] + [.$D$3]) )^2" office:value-type="float" office:value="0.000002353854715781">
            <text:p>2.35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33038409239386">
            <text:p>1.33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sum d_i^2</text:p>
          </table:table-cell>
          <table:table-cell table:formula="of:=SUM([.E2:.E55])" office:value-type="float" office:value="0.390370485036119">
            <text:p>3.90E-001</text:p>
          </table:table-cell>
          <table:table-cell table:formula="of:=( [.B7] - ([.$D$2]*[.A7] + [.$D$3]) )^2" office:value-type="float" office:value="0.000133038409239386">
            <text:p>1.3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9">
            <text:p>14.5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271209135535016">
            <text:p>2.7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64">
            <text:p>14.6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04198656931554">
            <text:p>1.0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2">
            <text:p>14.52</text:p>
          </table:table-cell>
          <table:table-cell table:number-columns-repeated="2"/>
          <table:table-cell table:formula="of:=( [.B10] - ([.$D$2]*[.A10] + [.$D$3]) )^2" office:value-type="float" office:value="0.000321207282422995">
            <text:p>3.2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7">
            <text:p>17.37</text:p>
          </table:table-cell>
          <table:table-cell table:number-columns-repeated="2"/>
          <table:table-cell table:formula="of:=( [.B11] - ([.$D$2]*[.A11] + [.$D$3]) )^2" office:value-type="float" office:value="0.00196340140266163">
            <text:p>1.96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9">
            <text:p>17.39</text:p>
          </table:table-cell>
          <table:table-cell table:number-columns-repeated="2"/>
          <table:table-cell table:formula="of:=( [.B12] - ([.$D$2]*[.A12] + [.$D$3]) )^2" office:value-type="float" office:value="0.000590989981952957">
            <text:p>5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8">
            <text:p>17.38</text:p>
          </table:table-cell>
          <table:table-cell table:number-columns-repeated="2"/>
          <table:table-cell table:formula="of:=( [.B13] - ([.$D$2]*[.A13] + [.$D$3]) )^2" office:value-type="float" office:value="0.00117719569230742">
            <text:p>1.1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14] - ([.$D$2]*[.A14] + [.$D$3]) )^2" office:value-type="float" office:value="0.000428420219559551">
            <text:p>4.2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5">
            <text:p>20.25</text:p>
          </table:table-cell>
          <table:table-cell table:number-columns-repeated="2"/>
          <table:table-cell table:formula="of:=( [.B15] - ([.$D$2]*[.A15] + [.$D$3]) )^2" office:value-type="float" office:value="0.00165635279609898">
            <text:p>1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3">
            <text:p>20.3</text:p>
          </table:table-cell>
          <table:table-cell table:number-columns-repeated="2"/>
          <table:table-cell table:formula="of:=( [.B16] - ([.$D$2]*[.A16] + [.$D$3]) )^2" office:value-type="float" office:value="0.0000865213547503707">
            <text:p>8.65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 [.B17] - ([.$D$2]*[.A17] + [.$D$3]) )^2" office:value-type="float" office:value="0.000733669993866942">
            <text:p>7.3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8] - ([.$D$2]*[.A18] + [.$D$3]) )^2" office:value-type="float" office:value="0.0105912207334599">
            <text:p>1.06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6">
            <text:p>23.16</text:p>
          </table:table-cell>
          <table:table-cell table:number-columns-repeated="2"/>
          <table:table-cell table:formula="of:=( [.B19] - ([.$D$2]*[.A19] + [.$D$3]) )^2" office:value-type="float" office:value="0.0000502162614966602">
            <text:p>5.02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4">
            <text:p>26.04</text:p>
          </table:table-cell>
          <table:table-cell table:number-columns-repeated="2"/>
          <table:table-cell table:formula="of:=( [.B20] - ([.$D$2]*[.A20] + [.$D$3]) )^2" office:value-type="float" office:value="0.0000120712622190611">
            <text:p>1.21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6">
            <text:p>26.06</text:p>
          </table:table-cell>
          <table:table-cell table:number-columns-repeated="2"/>
          <table:table-cell table:formula="of:=( [.B21] - ([.$D$2]*[.A21] + [.$D$3]) )^2" office:value-type="float" office:value="0.000273096374017985">
            <text:p>2.7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2">
            <text:p>26.2</text:p>
          </table:table-cell>
          <table:table-cell table:number-columns-repeated="2"/>
          <table:table-cell table:formula="of:=( [.B22] - ([.$D$2]*[.A22] + [.$D$3]) )^2" office:value-type="float" office:value="0.0245002721566106">
            <text:p>2.45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7">
            <text:p>28.87</text:p>
          </table:table-cell>
          <table:table-cell table:number-columns-repeated="2"/>
          <table:table-cell table:formula="of:=( [.B23] - ([.$D$2]*[.A23] + [.$D$3]) )^2" office:value-type="float" office:value="0.00248625904353633">
            <text:p>2.49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8">
            <text:p>28.88</text:p>
          </table:table-cell>
          <table:table-cell table:number-columns-repeated="2"/>
          <table:table-cell table:formula="of:=( [.B24] - ([.$D$2]*[.A24] + [.$D$3]) )^2" office:value-type="float" office:value="0.00158901102152063">
            <text:p>1.5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9">
            <text:p>28.9</text:p>
          </table:table-cell>
          <table:table-cell table:number-columns-repeated="2"/>
          <table:table-cell table:formula="of:=( [.B25] - ([.$D$2]*[.A25] + [.$D$3]) )^2" office:value-type="float" office:value="0.000394514977488865">
            <text:p>3.95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8">
            <text:p>31.78</text:p>
          </table:table-cell>
          <table:table-cell table:number-columns-repeated="2"/>
          <table:table-cell table:formula="of:=( [.B26] - ([.$D$2]*[.A26] + [.$D$3]) )^2" office:value-type="float" office:value="0.000264076475073227">
            <text:p>2.6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5">
            <text:p>31.75</text:p>
          </table:table-cell>
          <table:table-cell table:number-columns-repeated="2"/>
          <table:table-cell table:formula="of:=( [.B27] - ([.$D$2]*[.A27] + [.$D$3]) )^2" office:value-type="float" office:value="0.00213910227486717">
            <text:p>2.1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6">
            <text:p>31.76</text:p>
          </table:table-cell>
          <table:table-cell table:number-columns-repeated="2"/>
          <table:table-cell table:formula="of:=( [.B28] - ([.$D$2]*[.A28] + [.$D$3]) )^2" office:value-type="float" office:value="0.00131409367493576">
            <text:p>1.3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29] - ([.$D$2]*[.A29] + [.$D$3]) )^2" office:value-type="float" office:value="0.00392357653240702">
            <text:p>3.9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4">
            <text:p>34.64</text:p>
          </table:table-cell>
          <table:table-cell table:number-columns-repeated="2"/>
          <table:table-cell table:formula="of:=( [.B30] - ([.$D$2]*[.A30] + [.$D$3]) )^2" office:value-type="float" office:value="0.00106526899886671">
            <text:p>1.0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31] - ([.$D$2]*[.A31] + [.$D$3]) )^2" office:value-type="float" office:value="0.00392357653240702">
            <text:p>3.9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5">
            <text:p>37.55</text:p>
          </table:table-cell>
          <table:table-cell table:number-columns-repeated="2"/>
          <table:table-cell table:formula="of:=( [.B32] - ([.$D$2]*[.A32] + [.$D$3]) )^2" office:value-type="float" office:value="0.000000947726026703962">
            <text:p>9.48E-007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3] - ([.$D$2]*[.A33] + [.$D$3]) )^2" office:value-type="float" office:value="0.00240359650483717">
            <text:p>2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4] - ([.$D$2]*[.A34] + [.$D$3]) )^2" office:value-type="float" office:value="0.00240359650483717">
            <text:p>2.4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38">
            <text:p>40.38</text:p>
          </table:table-cell>
          <table:table-cell table:number-columns-repeated="2"/>
          <table:table-cell table:formula="of:=( [.B35] - ([.$D$2]*[.A35] + [.$D$3]) )^2" office:value-type="float" office:value="0.0020624783256295">
            <text:p>2.06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4">
            <text:p>40.4</text:p>
          </table:table-cell>
          <table:table-cell table:number-columns-repeated="2"/>
          <table:table-cell table:formula="of:=( [.B36] - ([.$D$2]*[.A36] + [.$D$3]) )^2" office:value-type="float" office:value="0.000645897658274908">
            <text:p>6.4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37] - ([.$D$2]*[.A37] + [.$D$3]) )^2" office:value-type="float" office:value="0.0927723166469171">
            <text:p>9.28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7">
            <text:p>43.27</text:p>
          </table:table-cell>
          <table:table-cell table:number-columns-repeated="2"/>
          <table:table-cell table:formula="of:=( [.B38] - ([.$D$2]*[.A38] + [.$D$3]) )^2" office:value-type="float" office:value="0.00101140190534536">
            <text:p>1.0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39] - ([.$D$2]*[.A39] + [.$D$3]) )^2" office:value-type="float" office:value="0.00515560555171782">
            <text:p>5.1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40] - ([.$D$2]*[.A40] + [.$D$3]) )^2" office:value-type="float" office:value="0.00515560555171782">
            <text:p>5.1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33">
            <text:p>46.33</text:p>
          </table:table-cell>
          <table:table-cell table:number-columns-repeated="2"/>
          <table:table-cell table:formula="of:=( [.B41] - ([.$D$2]*[.A41] + [.$D$3]) )^2" office:value-type="float" office:value="0.0230461016781038">
            <text:p>2.3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2">
            <text:p>46.22</text:p>
          </table:table-cell>
          <table:table-cell table:number-columns-repeated="2"/>
          <table:table-cell table:formula="of:=( [.B42] - ([.$D$2]*[.A42] + [.$D$3]) )^2" office:value-type="float" office:value="0.00174802806269568">
            <text:p>1.7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7">
            <text:p>46.27</text:p>
          </table:table-cell>
          <table:table-cell table:number-columns-repeated="2"/>
          <table:table-cell table:formula="of:=( [.B43] - ([.$D$2]*[.A43] + [.$D$3]) )^2" office:value-type="float" office:value="0.0084289706151548">
            <text:p>8.4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8.98">
            <text:p>48.98</text:p>
          </table:table-cell>
          <table:table-cell table:number-columns-repeated="2"/>
          <table:table-cell table:formula="of:=( [.B44] - ([.$D$2]*[.A44] + [.$D$3]) )^2" office:value-type="float" office:value="0.00556196808079677">
            <text:p>5.5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42">
            <text:p>49.42</text:p>
          </table:table-cell>
          <table:table-cell table:number-columns-repeated="2"/>
          <table:table-cell table:formula="of:=( [.B45] - ([.$D$2]*[.A45] + [.$D$3]) )^2" office:value-type="float" office:value="0.133532797114156">
            <text:p>1.34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03">
            <text:p>49.03</text:p>
          </table:table-cell>
          <table:table-cell table:number-columns-repeated="2"/>
          <table:table-cell table:formula="of:=( [.B46] - ([.$D$2]*[.A46] + [.$D$3]) )^2" office:value-type="float" office:value="0.000604107743677896">
            <text:p>6.04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9">
            <text:p>51.9</text:p>
          </table:table-cell>
          <table:table-cell table:number-columns-repeated="2"/>
          <table:table-cell table:formula="of:=( [.B47] - ([.$D$2]*[.A47] + [.$D$3]) )^2" office:value-type="float" office:value="0.000958932313956685">
            <text:p>9.59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48] - ([.$D$2]*[.A48] + [.$D$3]) )^2" office:value-type="float" office:value="0.00792694056988881">
            <text:p>7.9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88">
            <text:p>51.88</text:p>
          </table:table-cell>
          <table:table-cell table:number-columns-repeated="2"/>
          <table:table-cell table:formula="of:=( [.B49] - ([.$D$2]*[.A49] + [.$D$3]) )^2" office:value-type="float" office:value="0.00259759760463439">
            <text:p>2.60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5">
            <text:p>54.75</text:p>
          </table:table-cell>
          <table:table-cell table:number-columns-repeated="2"/>
          <table:table-cell table:formula="of:=( [.B50] - ([.$D$2]*[.A50] + [.$D$3]) )^2" office:value-type="float" office:value="0.00328955715709035">
            <text:p>3.2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6">
            <text:p>54.76</text:p>
          </table:table-cell>
          <table:table-cell table:number-columns-repeated="2"/>
          <table:table-cell table:formula="of:=( [.B51] - ([.$D$2]*[.A51] + [.$D$3]) )^2" office:value-type="float" office:value="0.00224246393383615">
            <text:p>2.24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4">
            <text:p>54.74</text:p>
          </table:table-cell>
          <table:table-cell table:number-columns-repeated="2"/>
          <table:table-cell table:formula="of:=( [.B52] - ([.$D$2]*[.A52] + [.$D$3]) )^2" office:value-type="float" office:value="0.00453665038034447">
            <text:p>4.54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3] - ([.$D$2]*[.A53] + [.$D$3]) )^2" office:value-type="float" office:value="0.00543798433706221">
            <text:p>5.44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9">
            <text:p>57.69</text:p>
          </table:table-cell>
          <table:table-cell table:number-columns-repeated="2"/>
          <table:table-cell table:formula="of:=( [.B54] - ([.$D$2]*[.A54] + [.$D$3]) )^2" office:value-type="float" office:value="0.0000391539277041251">
            <text:p>3.9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5] - ([.$D$2]*[.A55] + [.$D$3]) )^2" office:value-type="float" office:value="0.00543798433706221">
            <text:p>5.44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0x80" table:style-name="ta1" table:print="false">
        <table:shapes>
          <draw:frame draw:z-index="0" draw:style-name="gr1" svg:width="18.821cm" svg:height="10.398cm" svg:x="14.011cm" svg:y="0cm">
            <draw:object draw:notify-on-update-of-ranges="80x80.A2:80x80.A55 80x80.B2:80x80.B5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9">
            <text:p>9.9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654280701754386">
            <text:p>6.54E-003</text:p>
          </table:table-cell>
          <table:table-cell table:formula="of:=( [.B2] - ([.$D$2]*[.A2] + [.$D$3]) )^2" office:value-type="float" office:value="0.000464810065014872">
            <text:p>4.6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7">
            <text:p>9.9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4230019493189">
            <text:p>1.54E-001</text:p>
          </table:table-cell>
          <table:table-cell table:formula="of:=( [.B3] - ([.$D$2]*[.A3] + [.$D$3]) )^2" office:value-type="float" office:value="0.00000243189737390436">
            <text:p>2.4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8">
            <text:p>9.9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3146050066599">
            <text:p>2.43E-004</text:p>
          </table:table-cell>
          <table:table-cell table:formula="of:=( [.B4] - ([.$D$2]*[.A4] + [.$D$3]) )^2" office:value-type="float" office:value="0.000133620981194393">
            <text:p>1.34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957837192694">
            <text:p>2.95E-002</text:p>
          </table:table-cell>
          <table:table-cell table:formula="of:=( [.B5] - ([.$D$2]*[.A5] + [.$D$3]) )^2" office:value-type="float" office:value="0.0000969054105918254">
            <text:p>9.69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4">
            <text:p>1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0243189737368275">
            <text:p>2.43E-008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office:value-type="string">
            <text:p>sum d_i^2</text:p>
          </table:table-cell>
          <table:table-cell table:formula="of:=SUM([.E2:.E55])" office:value-type="float" office:value="0.413129434697857">
            <text:p>4.13E-001</text:p>
          </table:table-cell>
          <table:table-cell table:formula="of:=( [.B7] - ([.$D$2]*[.A7] + [.$D$3]) )^2" office:value-type="float" office:value="0.0000969054105918254">
            <text:p>9.69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">
            <text:p>1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26507681375968">
            <text:p>1.27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51653880206094">
            <text:p>3.5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table:number-columns-repeated="2"/>
          <table:table-cell table:formula="of:=( [.B10] - ([.$D$2]*[.A10] + [.$D$3]) )^2" office:value-type="float" office:value="0.000351653880206094">
            <text:p>3.5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1] - ([.$D$2]*[.A11] + [.$D$3]) )^2" office:value-type="float" office:value="0.000513071068401046">
            <text:p>5.13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7">
            <text:p>19.77</text:p>
          </table:table-cell>
          <table:table-cell table:number-columns-repeated="2"/>
          <table:table-cell table:formula="of:=( [.B12] - ([.$D$2]*[.A12] + [.$D$3]) )^2" office:value-type="float" office:value="0.000160049625905911">
            <text:p>1.60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3] - ([.$D$2]*[.A13] + [.$D$3]) )^2" office:value-type="float" office:value="0.000513071068401046">
            <text:p>5.13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4">
            <text:p>23.04</text:p>
          </table:table-cell>
          <table:table-cell table:number-columns-repeated="2"/>
          <table:table-cell table:formula="of:=( [.B14] - ([.$D$2]*[.A14] + [.$D$3]) )^2" office:value-type="float" office:value="0.000197531244181619">
            <text:p>1.9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6">
            <text:p>23.06</text:p>
          </table:table-cell>
          <table:table-cell table:number-columns-repeated="2"/>
          <table:table-cell table:formula="of:=( [.B15] - ([.$D$2]*[.A15] + [.$D$3]) )^2" office:value-type="float" office:value="0.000035348008313992">
            <text:p>3.5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5">
            <text:p>23.05</text:p>
          </table:table-cell>
          <table:table-cell table:number-columns-repeated="2"/>
          <table:table-cell table:formula="of:=( [.B16] - ([.$D$2]*[.A16] + [.$D$3]) )^2" office:value-type="float" office:value="0.0000164396262477952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4">
            <text:p>26.34</text:p>
          </table:table-cell>
          <table:table-cell table:number-columns-repeated="2"/>
          <table:table-cell table:formula="of:=( [.B17] - ([.$D$2]*[.A17] + [.$D$3]) )^2" office:value-type="float" office:value="0.000211467156085934">
            <text:p>2.1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47">
            <text:p>26.47</text:p>
          </table:table-cell>
          <table:table-cell table:number-columns-repeated="2"/>
          <table:table-cell table:formula="of:=( [.B18] - ([.$D$2]*[.A18] + [.$D$3]) )^2" office:value-type="float" office:value="0.0208923638422448">
            <text:p>2.0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2">
            <text:p>26.32</text:p>
          </table:table-cell>
          <table:table-cell table:number-columns-repeated="2"/>
          <table:table-cell table:formula="of:=( [.B19] - ([.$D$2]*[.A19] + [.$D$3]) )^2" office:value-type="float" office:value="0.0000297907428306775">
            <text:p>2.9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0] - ([.$D$2]*[.A20] + [.$D$3]) )^2" office:value-type="float" office:value="0.00135877743959252">
            <text:p>1.36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67">
            <text:p>29.67</text:p>
          </table:table-cell>
          <table:table-cell table:number-columns-repeated="2"/>
          <table:table-cell table:formula="of:=( [.B21] - ([.$D$2]*[.A21] + [.$D$3]) )^2" office:value-type="float" office:value="0.00534922578267146">
            <text:p>5.3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2] - ([.$D$2]*[.A22] + [.$D$3]) )^2" office:value-type="float" office:value="0.00135877743959252">
            <text:p>1.36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">
            <text:p>32.8</text:p>
          </table:table-cell>
          <table:table-cell table:number-columns-repeated="2"/>
          <table:table-cell table:formula="of:=( [.B23] - ([.$D$2]*[.A23] + [.$D$3]) )^2" office:value-type="float" office:value="0.00466012486273176">
            <text:p>4.66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96">
            <text:p>32.96</text:p>
          </table:table-cell>
          <table:table-cell table:number-columns-repeated="2"/>
          <table:table-cell table:formula="of:=( [.B24] - ([.$D$2]*[.A24] + [.$D$3]) )^2" office:value-type="float" office:value="0.00841529055473797">
            <text:p>8.4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5">
            <text:p>32.85</text:p>
          </table:table-cell>
          <table:table-cell table:number-columns-repeated="2"/>
          <table:table-cell table:formula="of:=( [.B25] - ([.$D$2]*[.A25] + [.$D$3]) )^2" office:value-type="float" office:value="0.000333614141483331">
            <text:p>3.3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1">
            <text:p>36.11</text:p>
          </table:table-cell>
          <table:table-cell table:number-columns-repeated="2"/>
          <table:table-cell table:formula="of:=( [.B26] - ([.$D$2]*[.A26] + [.$D$3]) )^2" office:value-type="float" office:value="0.000880226774430557">
            <text:p>8.8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6">
            <text:p>36.16</text:p>
          </table:table-cell>
          <table:table-cell table:number-columns-repeated="2"/>
          <table:table-cell table:formula="of:=( [.B27] - ([.$D$2]*[.A27] + [.$D$3]) )^2" office:value-type="float" office:value="0.000413365175989158">
            <text:p>4.1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">
            <text:p>36.1</text:p>
          </table:table-cell>
          <table:table-cell table:number-columns-repeated="2"/>
          <table:table-cell table:formula="of:=( [.B28] - ([.$D$2]*[.A28] + [.$D$3]) )^2" office:value-type="float" office:value="0.00157359909411866">
            <text:p>1.57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42">
            <text:p>39.42</text:p>
          </table:table-cell>
          <table:table-cell table:number-columns-repeated="2"/>
          <table:table-cell table:formula="of:=( [.B29] - ([.$D$2]*[.A29] + [.$D$3]) )^2" office:value-type="float" office:value="0.0000797069563664306">
            <text:p>7.97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0] - ([.$D$2]*[.A30] + [.$D$3]) )^2" office:value-type="float" office:value="0.00260836192712697">
            <text:p>2.6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1] - ([.$D$2]*[.A31] + [.$D$3]) )^2" office:value-type="float" office:value="0.00260836192712697">
            <text:p>2.61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7">
            <text:p>42.67</text:p>
          </table:table-cell>
          <table:table-cell table:number-columns-repeated="2"/>
          <table:table-cell table:formula="of:=( [.B32] - ([.$D$2]*[.A32] + [.$D$3]) )^2" office:value-type="float" office:value="0.000155641431931652">
            <text:p>1.56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71">
            <text:p>42.71</text:p>
          </table:table-cell>
          <table:table-cell table:number-columns-repeated="2"/>
          <table:table-cell table:formula="of:=( [.B33] - ([.$D$2]*[.A33] + [.$D$3]) )^2" office:value-type="float" office:value="0.000757590749670141">
            <text:p>7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8">
            <text:p>42.68</text:p>
          </table:table-cell>
          <table:table-cell table:number-columns-repeated="2"/>
          <table:table-cell table:formula="of:=( [.B34] - ([.$D$2]*[.A34] + [.$D$3]) )^2" office:value-type="float" office:value="0.00000612876136629602">
            <text:p>6.13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4">
            <text:p>45.94</text:p>
          </table:table-cell>
          <table:table-cell table:number-columns-repeated="2"/>
          <table:table-cell table:formula="of:=( [.B35] - ([.$D$2]*[.A35] + [.$D$3]) )^2" office:value-type="float" office:value="0.000192630590989134">
            <text:p>1.93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2">
            <text:p>45.92</text:p>
          </table:table-cell>
          <table:table-cell table:number-columns-repeated="2"/>
          <table:table-cell table:formula="of:=( [.B36] - ([.$D$2]*[.A36] + [.$D$3]) )^2" office:value-type="float" office:value="0.00114779628299677">
            <text:p>1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1">
            <text:p>45.91</text:p>
          </table:table-cell>
          <table:table-cell table:number-columns-repeated="2"/>
          <table:table-cell table:formula="of:=( [.B37] - ([.$D$2]*[.A37] + [.$D$3]) )^2" office:value-type="float" office:value="0.00192537912900109">
            <text:p>1.93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f:=( [.B38] - ([.$D$2]*[.A38] + [.$D$3]) )^2" office:value-type="float" office:value="0.000639212445234819">
            <text:p>6.39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5">
            <text:p>49.15</text:p>
          </table:table-cell>
          <table:table-cell table:number-columns-repeated="2"/>
          <table:table-cell table:formula="of:=( [.B39] - ([.$D$2]*[.A39] + [.$D$3]) )^2" office:value-type="float" office:value="0.00566747755244795">
            <text:p>5.6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7">
            <text:p>49.17</text:p>
          </table:table-cell>
          <table:table-cell table:number-columns-repeated="2"/>
          <table:table-cell table:formula="of:=( [.B40] - ([.$D$2]*[.A40] + [.$D$3]) )^2" office:value-type="float" office:value="0.00305617150956244">
            <text:p>3.0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81">
            <text:p>52.81</text:p>
          </table:table-cell>
          <table:table-cell table:number-columns-repeated="2"/>
          <table:table-cell table:formula="of:=( [.B41] - ([.$D$2]*[.A41] + [.$D$3]) )^2" office:value-type="float" office:value="0.0981655624332677">
            <text:p>9.82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54">
            <text:p>52.54</text:p>
          </table:table-cell>
          <table:table-cell table:number-columns-repeated="2"/>
          <table:table-cell table:formula="of:=( [.B42] - ([.$D$2]*[.A42] + [.$D$3]) )^2" office:value-type="float" office:value="0.00187608874905485">
            <text:p>1.8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41">
            <text:p>52.41</text:p>
          </table:table-cell>
          <table:table-cell table:number-columns-repeated="2"/>
          <table:table-cell table:formula="of:=( [.B43] - ([.$D$2]*[.A43] + [.$D$3]) )^2" office:value-type="float" office:value="0.00751449030850931">
            <text:p>7.5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8">
            <text:p>55.78</text:p>
          </table:table-cell>
          <table:table-cell table:number-columns-repeated="2"/>
          <table:table-cell table:formula="of:=( [.B44] - ([.$D$2]*[.A44] + [.$D$3]) )^2" office:value-type="float" office:value="0.000141855993677068">
            <text:p>1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66">
            <text:p>55.66</text:p>
          </table:table-cell>
          <table:table-cell table:number-columns-repeated="2"/>
          <table:table-cell table:formula="of:=( [.B45] - ([.$D$2]*[.A45] + [.$D$3]) )^2" office:value-type="float" office:value="0.0116833764615143">
            <text:p>1.17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1">
            <text:p>55.71</text:p>
          </table:table-cell>
          <table:table-cell table:number-columns-repeated="2"/>
          <table:table-cell table:formula="of:=( [.B46] - ([.$D$2]*[.A46] + [.$D$3]) )^2" office:value-type="float" office:value="0.00337440959991491">
            <text:p>3.3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2">
            <text:p>59.02</text:p>
          </table:table-cell>
          <table:table-cell table:number-columns-repeated="2"/>
          <table:table-cell table:formula="of:=( [.B47] - ([.$D$2]*[.A47] + [.$D$3]) )^2" office:value-type="float" office:value="0.000379983964676712">
            <text:p>3.80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8.95">
            <text:p>58.95</text:p>
          </table:table-cell>
          <table:table-cell table:number-columns-repeated="2"/>
          <table:table-cell table:formula="of:=( [.B48] - ([.$D$2]*[.A48] + [.$D$3]) )^2" office:value-type="float" office:value="0.00800902879898483">
            <text:p>8.0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1">
            <text:p>59.01</text:p>
          </table:table-cell>
          <table:table-cell table:number-columns-repeated="2"/>
          <table:table-cell table:formula="of:=( [.B49] - ([.$D$2]*[.A49] + [.$D$3]) )^2" office:value-type="float" office:value="0.00086984751243531">
            <text:p>8.70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67">
            <text:p>62.67</text:p>
          </table:table-cell>
          <table:table-cell table:number-columns-repeated="2"/>
          <table:table-cell table:formula="of:=( [.B50] - ([.$D$2]*[.A50] + [.$D$3]) )^2" office:value-type="float" office:value="0.128955190010983">
            <text:p>1.29E-001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21">
            <text:p>62.21</text:p>
          </table:table-cell>
          <table:table-cell table:number-columns-repeated="2"/>
          <table:table-cell table:formula="of:=( [.B51] - ([.$D$2]*[.A51] + [.$D$3]) )^2" office:value-type="float" office:value="0.0101801412780377">
            <text:p>1.0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55">
            <text:p>62.55</text:p>
          </table:table-cell>
          <table:table-cell table:number-columns-repeated="2"/>
          <table:table-cell table:formula="of:=( [.B52] - ([.$D$2]*[.A52] + [.$D$3]) )^2" office:value-type="float" office:value="0.0571703946893431">
            <text:p>5.7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2">
            <text:p>65.52</text:p>
          </table:table-cell>
          <table:table-cell table:number-columns-repeated="2"/>
          <table:table-cell table:formula="of:=( [.B53] - ([.$D$2]*[.A53] + [.$D$3]) )^2" office:value-type="float" office:value="0.00388131428853597">
            <text:p>3.8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4] - ([.$D$2]*[.A54] + [.$D$3]) )^2" office:value-type="float" office:value="0.00677332208580593">
            <text:p>6.77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5] - ([.$D$2]*[.A55] + [.$D$3]) )^2" office:value-type="float" office:value="0.00677332208580593">
            <text:p>6.77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5x85" table:style-name="ta1" table:print="false">
        <table:shapes>
          <draw:frame draw:z-index="0" draw:style-name="gr1" svg:width="18.821cm" svg:height="10.398cm" svg:x="14.505cm" svg:y="0.21cm">
            <draw:object draw:notify-on-update-of-ranges="85x85.A2:85x85.A55 85x85.B2:85x85.B5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31">
            <text:p>11.3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736899896800826">
            <text:p>7.37E-003</text:p>
          </table:table-cell>
          <table:table-cell table:formula="of:=( [.B2] - ([.$D$2]*[.A2] + [.$D$3]) )^2" office:value-type="float" office:value="0.00132450592584903">
            <text:p>1.3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6">
            <text:p>11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20107785804392">
            <text:p>2.20E-001</text:p>
          </table:table-cell>
          <table:table-cell table:formula="of:=( [.B3] - ([.$D$2]*[.A3] + [.$D$3]) )^2" office:value-type="float" office:value="0.000185129707526697">
            <text:p>1.8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7">
            <text:p>11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84234380942923">
            <text:p>1.84E-004</text:p>
          </table:table-cell>
          <table:table-cell table:formula="of:=( [.B4] - ([.$D$2]*[.A4] + [.$D$3]) )^2" office:value-type="float" office:value="0.0000130049511911553">
            <text:p>1.3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5">
            <text:p>14.9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23492730087843">
            <text:p>2.23E-002</text:p>
          </table:table-cell>
          <table:table-cell table:formula="of:=( [.B5] - ([.$D$2]*[.A5] + [.$D$3]) )^2" office:value-type="float" office:value="0.0000657027262379075">
            <text:p>6.57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3">
            <text:p>14.9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789931599074113">
            <text:p>7.9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4">
            <text:p>14.94</text:p>
          </table:table-cell>
          <table:table-cell office:value-type="string">
            <text:p>sum d_i^2</text:p>
          </table:table-cell>
          <table:table-cell table:formula="of:=SUM([.E2:.E55])" office:value-type="float" office:value="0.237188189427822">
            <text:p>2.37E-001</text:p>
          </table:table-cell>
          <table:table-cell table:formula="of:=( [.B7] - ([.$D$2]*[.A7] + [.$D$3]) )^2" office:value-type="float" office:value="0.000327817162656015">
            <text:p>3.28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">
            <text:p>18.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81520356339316">
            <text:p>1.82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510995330391986">
            <text:p>5.11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table:number-columns-repeated="2"/>
          <table:table-cell table:formula="of:=( [.B10] - ([.$D$2]*[.A10] + [.$D$3]) )^2" office:value-type="float" office:value="0.000510995330391986">
            <text:p>5.1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">
            <text:p>22.3</text:p>
          </table:table-cell>
          <table:table-cell table:number-columns-repeated="2"/>
          <table:table-cell table:formula="of:=( [.B11] - ([.$D$2]*[.A11] + [.$D$3]) )^2" office:value-type="float" office:value="0.000734664210734899">
            <text:p>7.35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1">
            <text:p>22.31</text:p>
          </table:table-cell>
          <table:table-cell table:number-columns-repeated="2"/>
          <table:table-cell table:formula="of:=( [.B12] - ([.$D$2]*[.A12] + [.$D$3]) )^2" office:value-type="float" office:value="0.000292570414151793">
            <text:p>2.93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69">
            <text:p>22.69</text:p>
          </table:table-cell>
          <table:table-cell table:number-columns-repeated="2"/>
          <table:table-cell table:formula="of:=( [.B13] - ([.$D$2]*[.A13] + [.$D$3]) )^2" office:value-type="float" office:value="0.131693006143992">
            <text:p>1.32E-001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11">
            <text:p>26.11</text:p>
          </table:table-cell>
          <table:table-cell table:number-columns-repeated="2"/>
          <table:table-cell table:formula="of:=( [.B14] - ([.$D$2]*[.A14] + [.$D$3]) )^2" office:value-type="float" office:value="0.00968173860702979">
            <text:p>9.6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2">
            <text:p>26.02</text:p>
          </table:table-cell>
          <table:table-cell table:number-columns-repeated="2"/>
          <table:table-cell table:formula="of:=( [.B15] - ([.$D$2]*[.A15] + [.$D$3]) )^2" office:value-type="float" office:value="0.0000704898970216473">
            <text:p>7.05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5">
            <text:p>26.05</text:p>
          </table:table-cell>
          <table:table-cell table:number-columns-repeated="2"/>
          <table:table-cell table:formula="of:=( [.B16] - ([.$D$2]*[.A16] + [.$D$3]) )^2" office:value-type="float" office:value="0.00147423946702446">
            <text:p>1.47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8">
            <text:p>29.68</text:p>
          </table:table-cell>
          <table:table-cell table:number-columns-repeated="2"/>
          <table:table-cell table:formula="of:=( [.B17] - ([.$D$2]*[.A17] + [.$D$3]) )^2" office:value-type="float" office:value="0.000259327795744565">
            <text:p>2.59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8] - ([.$D$2]*[.A18] + [.$D$3]) )^2" office:value-type="float" office:value="0.00130347410924117">
            <text:p>1.3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9] - ([.$D$2]*[.A19] + [.$D$3]) )^2" office:value-type="float" office:value="0.00130347410924117">
            <text:p>1.3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7">
            <text:p>33.37</text:p>
          </table:table-cell>
          <table:table-cell table:number-columns-repeated="2"/>
          <table:table-cell table:formula="of:=( [.B20] - ([.$D$2]*[.A20] + [.$D$3]) )^2" office:value-type="float" office:value="0.000112426616912023">
            <text:p>1.1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5">
            <text:p>33.35</text:p>
          </table:table-cell>
          <table:table-cell table:number-columns-repeated="2"/>
          <table:table-cell table:formula="of:=( [.B21] - ([.$D$2]*[.A21] + [.$D$3]) )^2" office:value-type="float" office:value="0.00093655229057377">
            <text:p>9.37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1">
            <text:p>33.31</text:p>
          </table:table-cell>
          <table:table-cell table:number-columns-repeated="2"/>
          <table:table-cell table:formula="of:=( [.B22] - ([.$D$2]*[.A22] + [.$D$3]) )^2" office:value-type="float" office:value="0.00498480363789731">
            <text:p>4.9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23] - ([.$D$2]*[.A23] + [.$D$3]) )^2" office:value-type="float" office:value="0.00123219434126139">
            <text:p>1.23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24] - ([.$D$2]*[.A24] + [.$D$3]) )^2" office:value-type="float" office:value="0.000630141824348007">
            <text:p>6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6">
            <text:p>37.06</text:p>
          </table:table-cell>
          <table:table-cell table:number-columns-repeated="2"/>
          <table:table-cell table:formula="of:=( [.B25] - ([.$D$2]*[.A25] + [.$D$3]) )^2" office:value-type="float" office:value="0.0000260367905209301">
            <text:p>2.60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6] - ([.$D$2]*[.A26] + [.$D$3]) )^2" office:value-type="float" office:value="0.00038424271056388">
            <text:p>3.8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69">
            <text:p>40.69</text:p>
          </table:table-cell>
          <table:table-cell table:number-columns-repeated="2"/>
          <table:table-cell table:formula="of:=( [.B27] - ([.$D$2]*[.A27] + [.$D$3]) )^2" office:value-type="float" office:value="0.0035524114985483">
            <text:p>3.55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8] - ([.$D$2]*[.A28] + [.$D$3]) )^2" office:value-type="float" office:value="0.00038424271056388">
            <text:p>3.8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2">
            <text:p>44.42</text:p>
          </table:table-cell>
          <table:table-cell table:number-columns-repeated="2"/>
          <table:table-cell table:formula="of:=( [.B29] - ([.$D$2]*[.A29] + [.$D$3]) )^2" office:value-type="float" office:value="0.000198854949221189">
            <text:p>1.9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38">
            <text:p>44.38</text:p>
          </table:table-cell>
          <table:table-cell table:number-columns-repeated="2"/>
          <table:table-cell table:formula="of:=( [.B30] - ([.$D$2]*[.A30] + [.$D$3]) )^2" office:value-type="float" office:value="0.00292698245753547">
            <text:p>2.93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1">
            <text:p>44.41</text:p>
          </table:table-cell>
          <table:table-cell table:number-columns-repeated="2"/>
          <table:table-cell table:formula="of:=( [.B31] - ([.$D$2]*[.A31] + [.$D$3]) )^2" office:value-type="float" office:value="0.00058088682630003">
            <text:p>5.8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2">
            <text:p>48.12</text:p>
          </table:table-cell>
          <table:table-cell table:number-columns-repeated="2"/>
          <table:table-cell table:formula="of:=( [.B32] - ([.$D$2]*[.A32] + [.$D$3]) )^2" office:value-type="float" office:value="0.00000195698315920421">
            <text:p>1.9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4">
            <text:p>48.14</text:p>
          </table:table-cell>
          <table:table-cell table:number-columns-repeated="2"/>
          <table:table-cell table:formula="of:=( [.B33] - ([.$D$2]*[.A33] + [.$D$3]) )^2" office:value-type="float" office:value="0.000457913868836855">
            <text:p>4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3">
            <text:p>48.13</text:p>
          </table:table-cell>
          <table:table-cell table:number-columns-repeated="2"/>
          <table:table-cell table:formula="of:=( [.B34] - ([.$D$2]*[.A34] + [.$D$3]) )^2" office:value-type="float" office:value="0.000129935425998079">
            <text:p>1.3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3">
            <text:p>51.83</text:p>
          </table:table-cell>
          <table:table-cell table:number-columns-repeated="2"/>
          <table:table-cell table:formula="of:=( [.B35] - ([.$D$2]*[.A35] + [.$D$3]) )^2" office:value-type="float" office:value="0.000723579772129905">
            <text:p>7.2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2">
            <text:p>51.82</text:p>
          </table:table-cell>
          <table:table-cell table:number-columns-repeated="2"/>
          <table:table-cell table:formula="of:=( [.B36] - ([.$D$2]*[.A36] + [.$D$3]) )^2" office:value-type="float" office:value="0.000285591009373758">
            <text:p>2.8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">
            <text:p>51.8</text:p>
          </table:table-cell>
          <table:table-cell table:number-columns-repeated="2"/>
          <table:table-cell table:formula="of:=( [.B37] - ([.$D$2]*[.A37] + [.$D$3]) )^2" office:value-type="float" office:value="0.0000096134838612698">
            <text:p>9.61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8">
            <text:p>55.48</text:p>
          </table:table-cell>
          <table:table-cell table:number-columns-repeated="2"/>
          <table:table-cell table:formula="of:=( [.B38] - ([.$D$2]*[.A38] + [.$D$3]) )^2" office:value-type="float" office:value="0.0000577606971701494">
            <text:p>5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39] - ([.$D$2]*[.A39] + [.$D$3]) )^2" office:value-type="float" office:value="0.000309761614496455">
            <text:p>3.1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40] - ([.$D$2]*[.A40] + [.$D$3]) )^2" office:value-type="float" office:value="0.000309761614496455">
            <text:p>3.10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5">
            <text:p>59.15</text:p>
          </table:table-cell>
          <table:table-cell table:number-columns-repeated="2"/>
          <table:table-cell table:formula="of:=( [.B41] - ([.$D$2]*[.A41] + [.$D$3]) )^2" office:value-type="float" office:value="0.000488389220494698">
            <text:p>4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3">
            <text:p>59.13</text:p>
          </table:table-cell>
          <table:table-cell table:number-columns-repeated="2"/>
          <table:table-cell table:formula="of:=( [.B42] - ([.$D$2]*[.A42] + [.$D$3]) )^2" office:value-type="float" office:value="0.00177237041531217">
            <text:p>1.77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4">
            <text:p>59.14</text:p>
          </table:table-cell>
          <table:table-cell table:number-columns-repeated="2"/>
          <table:table-cell table:formula="of:=( [.B43] - ([.$D$2]*[.A43] + [.$D$3]) )^2" office:value-type="float" office:value="0.00103037981790347">
            <text:p>1.0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7">
            <text:p>62.87</text:p>
          </table:table-cell>
          <table:table-cell table:number-columns-repeated="2"/>
          <table:table-cell table:formula="of:=( [.B44] - ([.$D$2]*[.A44] + [.$D$3]) )^2" office:value-type="float" office:value="0.00017958642913385">
            <text:p>1.8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5] - ([.$D$2]*[.A45] + [.$D$3]) )^2" office:value-type="float" office:value="0.000547606151642602">
            <text:p>5.48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6] - ([.$D$2]*[.A46] + [.$D$3]) )^2" office:value-type="float" office:value="0.000547606151642602">
            <text:p>5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7] - ([.$D$2]*[.A47] + [.$D$3]) )^2" office:value-type="float" office:value="0.000967116570310742">
            <text:p>9.67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">
            <text:p>66.5</text:p>
          </table:table-cell>
          <table:table-cell table:number-columns-repeated="2"/>
          <table:table-cell table:formula="of:=( [.B48] - ([.$D$2]*[.A48] + [.$D$3]) )^2" office:value-type="float" office:value="0.00168908652788492">
            <text:p>1.69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49] - ([.$D$2]*[.A49] + [.$D$3]) )^2" office:value-type="float" office:value="0.000445146612737372">
            <text:p>4.45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17">
            <text:p>70.17</text:p>
          </table:table-cell>
          <table:table-cell table:number-columns-repeated="2"/>
          <table:table-cell table:formula="of:=( [.B50] - ([.$D$2]*[.A50] + [.$D$3]) )^2" office:value-type="float" office:value="0.0030911355894415">
            <text:p>3.0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25">
            <text:p>70.25</text:p>
          </table:table-cell>
          <table:table-cell table:number-columns-repeated="2"/>
          <table:table-cell table:formula="of:=( [.B51] - ([.$D$2]*[.A51] + [.$D$3]) )^2" office:value-type="float" office:value="0.000595458488191485">
            <text:p>5.9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46">
            <text:p>70.46</text:p>
          </table:table-cell>
          <table:table-cell table:number-columns-repeated="2"/>
          <table:table-cell table:formula="of:=( [.B52] - ([.$D$2]*[.A52] + [.$D$3]) )^2" office:value-type="float" office:value="0.0549443060974068">
            <text:p>5.49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3] - ([.$D$2]*[.A53] + [.$D$3]) )^2" office:value-type="float" office:value="0.0000980601818601734">
            <text:p>9.81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4] - ([.$D$2]*[.A54] + [.$D$3]) )^2" office:value-type="float" office:value="0.0000980601818601734">
            <text:p>9.81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">
            <text:p>73.9</text:p>
          </table:table-cell>
          <table:table-cell table:number-columns-repeated="2"/>
          <table:table-cell table:formula="of:=( [.B55] - ([.$D$2]*[.A55] + [.$D$3]) )^2" office:value-type="float" office:value="0.000101958817337983">
            <text:p>1.02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0x90" table:style-name="ta1" table:print="false">
        <table:shapes>
          <draw:frame draw:z-index="0" draw:style-name="gr1" svg:width="18.821cm" svg:height="10.398cm" svg:x="14.066cm" svg:y="0cm">
            <draw:object draw:notify-on-update-of-ranges="90x90.A2:90x90.A55 90x90.B2:90x90.B55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6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59">
            <text:p>12.5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825424148606811">
            <text:p>8.25E-003</text:p>
          </table:table-cell>
          <table:table-cell table:formula="of:=( [.B2] - ([.$D$2]*[.A2] + [.$D$3]) )^2" office:value-type="float" office:value="0.00306911680327038">
            <text:p>3.07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76">
            <text:p>12.7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403738103428">
            <text:p>2.64E-001</text:p>
          </table:table-cell>
          <table:table-cell table:formula="of:=( [.B3] - ([.$D$2]*[.A3] + [.$D$3]) )^2" office:value-type="float" office:value="0.0131332493568782">
            <text:p>1.31E-002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62">
            <text:p>12.6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0564687659074">
            <text:p>2.41E-004</text:p>
          </table:table-cell>
          <table:table-cell table:formula="of:=( [.B4] - ([.$D$2]*[.A4] + [.$D$3]) )^2" office:value-type="float" office:value="0.000645140195083562">
            <text:p>6.4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2">
            <text:p>16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1826414442765">
            <text:p>2.92E-002</text:p>
          </table:table-cell>
          <table:table-cell table:formula="of:=( [.B5] - ([.$D$2]*[.A5] + [.$D$3]) )^2" office:value-type="float" office:value="0.00275838749715483">
            <text:p>2.7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7">
            <text:p>16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635218010408315">
            <text:p>6.35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3">
            <text:p>16.73</text:p>
          </table:table-cell>
          <table:table-cell office:value-type="string">
            <text:p>sum d_i^2</text:p>
          </table:table-cell>
          <table:table-cell table:formula="of:=SUM([.E2:.E55])" office:value-type="float" office:value="0.404404013301232">
            <text:p>4.04E-001</text:p>
          </table:table-cell>
          <table:table-cell table:formula="of:=( [.B7] - ([.$D$2]*[.A7] + [.$D$3]) )^2" office:value-type="float" office:value="0.00180798043374455">
            <text:p>1.8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6">
            <text:p>20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57141650829935">
            <text:p>1.57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8">
            <text:p>20.8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85772660116882">
            <text:p>3.8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4">
            <text:p>20.84</text:p>
          </table:table-cell>
          <table:table-cell table:number-columns-repeated="2"/>
          <table:table-cell table:formula="of:=( [.B10] - ([.$D$2]*[.A10] + [.$D$3]) )^2" office:value-type="float" office:value="0.00355706035648178">
            <text:p>3.5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.13">
            <text:p>25.13</text:p>
          </table:table-cell>
          <table:table-cell table:number-columns-repeated="2"/>
          <table:table-cell table:formula="of:=( [.B11] - ([.$D$2]*[.A11] + [.$D$3]) )^2" office:value-type="float" office:value="0.010658117837393">
            <text:p>1.07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4.99">
            <text:p>24.99</text:p>
          </table:table-cell>
          <table:table-cell table:number-columns-repeated="2"/>
          <table:table-cell table:formula="of:=( [.B12] - ([.$D$2]*[.A12] + [.$D$3]) )^2" office:value-type="float" office:value="0.00135143282420603">
            <text:p>1.3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( [.B13] - ([.$D$2]*[.A13] + [.$D$3]) )^2" office:value-type="float" office:value="0.000716196039433573">
            <text:p>7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08">
            <text:p>29.08</text:p>
          </table:table-cell>
          <table:table-cell table:number-columns-repeated="2"/>
          <table:table-cell table:formula="of:=( [.B14] - ([.$D$2]*[.A14] + [.$D$3]) )^2" office:value-type="float" office:value="0.00545863596327842">
            <text:p>5.4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3">
            <text:p>29.13</text:p>
          </table:table-cell>
          <table:table-cell table:number-columns-repeated="2"/>
          <table:table-cell table:formula="of:=( [.B15] - ([.$D$2]*[.A15] + [.$D$3]) )^2" office:value-type="float" office:value="0.000570377736011002">
            <text:p>5.7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">
            <text:p>29.1</text:p>
          </table:table-cell>
          <table:table-cell table:number-columns-repeated="2"/>
          <table:table-cell table:formula="of:=( [.B16] - ([.$D$2]*[.A16] + [.$D$3]) )^2" office:value-type="float" office:value="0.00290333267237113">
            <text:p>2.9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">
            <text:p>33.3</text:p>
          </table:table-cell>
          <table:table-cell table:number-columns-repeated="2"/>
          <table:table-cell table:formula="of:=( [.B17] - ([.$D$2]*[.A17] + [.$D$3]) )^2" office:value-type="float" office:value="0.000360873649401914">
            <text:p>3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23">
            <text:p>33.23</text:p>
          </table:table-cell>
          <table:table-cell table:number-columns-repeated="2"/>
          <table:table-cell table:formula="of:=( [.B18] - ([.$D$2]*[.A18] + [.$D$3]) )^2" office:value-type="float" office:value="0.00260133919234418">
            <text:p>2.6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8">
            <text:p>33.38</text:p>
          </table:table-cell>
          <table:table-cell table:number-columns-repeated="2"/>
          <table:table-cell table:formula="of:=( [.B19] - ([.$D$2]*[.A19] + [.$D$3]) )^2" office:value-type="float" office:value="0.00980034160032614">
            <text:p>9.8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8">
            <text:p>37.38</text:p>
          </table:table-cell>
          <table:table-cell table:number-columns-repeated="2"/>
          <table:table-cell table:formula="of:=( [.B20] - ([.$D$2]*[.A20] + [.$D$3]) )^2" office:value-type="float" office:value="0.000790963220036874">
            <text:p>7.9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61">
            <text:p>37.61</text:p>
          </table:table-cell>
          <table:table-cell table:number-columns-repeated="2"/>
          <table:table-cell table:formula="of:=( [.B21] - ([.$D$2]*[.A21] + [.$D$3]) )^2" office:value-type="float" office:value="0.0407538917832767">
            <text:p>4.0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9">
            <text:p>37.39</text:p>
          </table:table-cell>
          <table:table-cell table:number-columns-repeated="2"/>
          <table:table-cell table:formula="of:=( [.B22] - ([.$D$2]*[.A22] + [.$D$3]) )^2" office:value-type="float" office:value="0.000328481853221343">
            <text:p>3.28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49">
            <text:p>41.49</text:p>
          </table:table-cell>
          <table:table-cell table:number-columns-repeated="2"/>
          <table:table-cell table:formula="of:=( [.B23] - ([.$D$2]*[.A23] + [.$D$3]) )^2" office:value-type="float" office:value="0.00204709295634449">
            <text:p>2.0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4">
            <text:p>41.74</text:p>
          </table:table-cell>
          <table:table-cell table:number-columns-repeated="2"/>
          <table:table-cell table:formula="of:=( [.B24] - ([.$D$2]*[.A24] + [.$D$3]) )^2" office:value-type="float" office:value="0.0419246872689265">
            <text:p>4.1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6">
            <text:p>41.76</text:p>
          </table:table-cell>
          <table:table-cell table:number-columns-repeated="2"/>
          <table:table-cell table:formula="of:=( [.B25] - ([.$D$2]*[.A25] + [.$D$3]) )^2" office:value-type="float" office:value="0.0505148948139312">
            <text:p>5.0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1">
            <text:p>45.61</text:p>
          </table:table-cell>
          <table:table-cell table:number-columns-repeated="2"/>
          <table:table-cell table:formula="of:=( [.B26] - ([.$D$2]*[.A26] + [.$D$3]) )^2" office:value-type="float" office:value="0.00274215128855083">
            <text:p>2.7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6">
            <text:p>45.66</text:p>
          </table:table-cell>
          <table:table-cell table:number-columns-repeated="2"/>
          <table:table-cell table:formula="of:=( [.B27] - ([.$D$2]*[.A27] + [.$D$3]) )^2" office:value-type="float" office:value="0.00000559584766145081">
            <text:p>5.60E-006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4">
            <text:p>45.64</text:p>
          </table:table-cell>
          <table:table-cell table:number-columns-repeated="2"/>
          <table:table-cell table:formula="of:=( [.B28] - ([.$D$2]*[.A28] + [.$D$3]) )^2" office:value-type="float" office:value="0.000500218024017142">
            <text:p>5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29] - ([.$D$2]*[.A29] + [.$D$3]) )^2" office:value-type="float" office:value="0.000869441736894156">
            <text:p>8.6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1">
            <text:p>49.71</text:p>
          </table:table-cell>
          <table:table-cell table:number-columns-repeated="2"/>
          <table:table-cell table:formula="of:=( [.B30] - ([.$D$2]*[.A30] + [.$D$3]) )^2" office:value-type="float" office:value="0.00631807148118877">
            <text:p>6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7">
            <text:p>49.77</text:p>
          </table:table-cell>
          <table:table-cell table:number-columns-repeated="2"/>
          <table:table-cell table:formula="of:=( [.B31] - ([.$D$2]*[.A31] + [.$D$3]) )^2" office:value-type="float" office:value="0.000379715788034944">
            <text:p>3.8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2] - ([.$D$2]*[.A32] + [.$D$3]) )^2" office:value-type="float" office:value="0.00134007541248482">
            <text:p>1.3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3] - ([.$D$2]*[.A33] + [.$D$3]) )^2" office:value-type="float" office:value="0.00134007541248482">
            <text:p>1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6">
            <text:p>53.86</text:p>
          </table:table-cell>
          <table:table-cell table:number-columns-repeated="2"/>
          <table:table-cell table:formula="of:=( [.B34] - ([.$D$2]*[.A34] + [.$D$3]) )^2" office:value-type="float" office:value="0.00320435703156522">
            <text:p>3.2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9">
            <text:p>57.99</text:p>
          </table:table-cell>
          <table:table-cell table:number-columns-repeated="2"/>
          <table:table-cell table:formula="of:=( [.B35] - ([.$D$2]*[.A35] + [.$D$3]) )^2" office:value-type="float" office:value="0.00288667472101103">
            <text:p>2.89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8.26">
            <text:p>58.26</text:p>
          </table:table-cell>
          <table:table-cell table:number-columns-repeated="2"/>
          <table:table-cell table:formula="of:=( [.B36] - ([.$D$2]*[.A36] + [.$D$3]) )^2" office:value-type="float" office:value="0.0467736716250384">
            <text:p>4.68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7">
            <text:p>57.97</text:p>
          </table:table-cell>
          <table:table-cell table:number-columns-repeated="2"/>
          <table:table-cell table:formula="of:=( [.B37] - ([.$D$2]*[.A37] + [.$D$3]) )^2" office:value-type="float" office:value="0.00543578606145378">
            <text:p>5.44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12">
            <text:p>62.12</text:p>
          </table:table-cell>
          <table:table-cell table:number-columns-repeated="2"/>
          <table:table-cell table:formula="of:=( [.B38] - ([.$D$2]*[.A38] + [.$D$3]) )^2" office:value-type="float" office:value="0.00258557265180948">
            <text:p>2.59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25">
            <text:p>62.25</text:p>
          </table:table-cell>
          <table:table-cell table:number-columns-repeated="2"/>
          <table:table-cell table:formula="of:=( [.B39] - ([.$D$2]*[.A39] + [.$D$3]) )^2" office:value-type="float" office:value="0.00626495575007944">
            <text:p>6.2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08">
            <text:p>62.08</text:p>
          </table:table-cell>
          <table:table-cell table:number-columns-repeated="2"/>
          <table:table-cell table:formula="of:=( [.B40] - ([.$D$2]*[.A40] + [.$D$3]) )^2" office:value-type="float" office:value="0.00825345477541869">
            <text:p>8.2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1] - ([.$D$2]*[.A41] + [.$D$3]) )^2" office:value-type="float" office:value="0.0449570306427869">
            <text:p>4.5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1">
            <text:p>66.21</text:p>
          </table:table-cell>
          <table:table-cell table:number-columns-repeated="2"/>
          <table:table-cell table:formula="of:=( [.B42] - ([.$D$2]*[.A42] + [.$D$3]) )^2" office:value-type="float" office:value="0.00773859239029625">
            <text:p>7.7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7">
            <text:p>66.27</text:p>
          </table:table-cell>
          <table:table-cell table:number-columns-repeated="2"/>
          <table:table-cell table:formula="of:=( [.B43] - ([.$D$2]*[.A43] + [.$D$3]) )^2" office:value-type="float" office:value="0.000782280040793291">
            <text:p>7.82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4] - ([.$D$2]*[.A44] + [.$D$3]) )^2" office:value-type="float" office:value="0.00203310923746249">
            <text:p>2.03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43">
            <text:p>70.43</text:p>
          </table:table-cell>
          <table:table-cell table:number-columns-repeated="2"/>
          <table:table-cell table:formula="of:=( [.B45] - ([.$D$2]*[.A45] + [.$D$3]) )^2" office:value-type="float" office:value="0.0000241079761382161">
            <text:p>2.41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6] - ([.$D$2]*[.A46] + [.$D$3]) )^2" office:value-type="float" office:value="0.00203310923746249">
            <text:p>2.03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56">
            <text:p>74.56</text:p>
          </table:table-cell>
          <table:table-cell table:number-columns-repeated="2"/>
          <table:table-cell table:formula="of:=( [.B47] - ([.$D$2]*[.A47] + [.$D$3]) )^2" office:value-type="float" office:value="0.0000606723275861883">
            <text:p>6.0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46">
            <text:p>74.46</text:p>
          </table:table-cell>
          <table:table-cell table:number-columns-repeated="2"/>
          <table:table-cell table:formula="of:=( [.B48] - ([.$D$2]*[.A48] + [.$D$3]) )^2" office:value-type="float" office:value="0.00850282345704623">
            <text:p>8.50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75">
            <text:p>74.75</text:p>
          </table:table-cell>
          <table:table-cell table:number-columns-repeated="2"/>
          <table:table-cell table:formula="of:=( [.B49] - ([.$D$2]*[.A49] + [.$D$3]) )^2" office:value-type="float" office:value="0.0391205851816142">
            <text:p>3.91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0] - ([.$D$2]*[.A50] + [.$D$3]) )^2" office:value-type="float" office:value="0.000860336814893697">
            <text:p>8.60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2">
            <text:p>78.62</text:p>
          </table:table-cell>
          <table:table-cell table:number-columns-repeated="2"/>
          <table:table-cell table:formula="of:=( [.B51] - ([.$D$2]*[.A51] + [.$D$3]) )^2" office:value-type="float" office:value="0.00352022673577449">
            <text:p>3.52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2] - ([.$D$2]*[.A52] + [.$D$3]) )^2" office:value-type="float" office:value="0.000860336814893697">
            <text:p>8.6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6">
            <text:p>82.86</text:p>
          </table:table-cell>
          <table:table-cell table:number-columns-repeated="2"/>
          <table:table-cell table:formula="of:=( [.B53] - ([.$D$2]*[.A53] + [.$D$3]) )^2" office:value-type="float" office:value="0.00286736241730533">
            <text:p>2.8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1">
            <text:p>82.81</text:p>
          </table:table-cell>
          <table:table-cell table:number-columns-repeated="2"/>
          <table:table-cell table:formula="of:=( [.B54] - ([.$D$2]*[.A54] + [.$D$3]) )^2" office:value-type="float" office:value="0.0000125865888459272">
            <text:p>1.26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74">
            <text:p>82.74</text:p>
          </table:table-cell>
          <table:table-cell table:number-columns-repeated="2"/>
          <table:table-cell table:formula="of:=( [.B55] - ([.$D$2]*[.A55] + [.$D$3]) )^2" office:value-type="float" office:value="0.00441590042900332">
            <text:p>4.4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5x95" table:style-name="ta1" table:print="false">
        <table:shapes>
          <draw:frame draw:z-index="0" draw:style-name="gr1" svg:width="18.821cm" svg:height="10.398cm" svg:x="14.065cm" svg:y="0.026cm">
            <draw:object draw:notify-on-update-of-ranges="95x95.A2:95x95.A55 95x95.B2:95x95.B5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3">
            <text:p>14.0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920013759889921">
            <text:p>9.20E-003</text:p>
          </table:table-cell>
          <table:table-cell table:formula="of:=( [.B2] - ([.$D$2]*[.A2] + [.$D$3]) )^2" office:value-type="float" office:value="0.000235350288217757">
            <text:p>2.3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5">
            <text:p>14.0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45134732255472">
            <text:p>2.45E-001</text:p>
          </table:table-cell>
          <table:table-cell table:formula="of:=( [.B3] - ([.$D$2]*[.A3] + [.$D$3]) )^2" office:value-type="float" office:value="0.0000217050640463342">
            <text:p>2.17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4">
            <text:p>14.0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2783054429832">
            <text:p>2.43E-004</text:p>
          </table:table-cell>
          <table:table-cell table:formula="of:=( [.B4] - ([.$D$2]*[.A4] + [.$D$3]) )^2" office:value-type="float" office:value="0.0000285276761320415">
            <text:p>2.8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3">
            <text:p>18.6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517491121262">
            <text:p>2.95E-002</text:p>
          </table:table-cell>
          <table:table-cell table:formula="of:=( [.B5] - ([.$D$2]*[.A5] + [.$D$3]) )^2" office:value-type="float" office:value="0.000237465944265834">
            <text:p>2.37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1">
            <text:p>18.6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125386314642147">
            <text:p>1.25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5">
            <text:p>18.65</text:p>
          </table:table-cell>
          <table:table-cell office:value-type="string">
            <text:p>sum d_i^2</text:p>
          </table:table-cell>
          <table:table-cell table:formula="of:=SUM([.E2:.E55])" office:value-type="float" office:value="0.411896823758743">
            <text:p>4.12E-001</text:p>
          </table:table-cell>
          <table:table-cell table:formula="of:=( [.B7] - ([.$D$2]*[.A7] + [.$D$3]) )^2" office:value-type="float" office:value="0.0000210687421101629">
            <text:p>2.1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4">
            <text:p>23.2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300164769724573">
            <text:p>3.00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1">
            <text:p>23.2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5874024718193">
            <text:p>1.2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0] - ([.$D$2]*[.A10] + [.$D$3]) )^2" office:value-type="float" office:value="0.000601292706762864">
            <text:p>6.0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79">
            <text:p>27.79</text:p>
          </table:table-cell>
          <table:table-cell table:number-columns-repeated="2"/>
          <table:table-cell table:formula="of:=( [.B11] - ([.$D$2]*[.A11] + [.$D$3]) )^2" office:value-type="float" office:value="0.00308552797279536">
            <text:p>3.09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8">
            <text:p>27.88</text:p>
          </table:table-cell>
          <table:table-cell table:number-columns-repeated="2"/>
          <table:table-cell table:formula="of:=( [.B12] - ([.$D$2]*[.A12] + [.$D$3]) )^2" office:value-type="float" office:value="0.00118697276123755">
            <text:p>1.19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3">
            <text:p>27.83</text:p>
          </table:table-cell>
          <table:table-cell table:number-columns-repeated="2"/>
          <table:table-cell table:formula="of:=( [.B13] - ([.$D$2]*[.A13] + [.$D$3]) )^2" office:value-type="float" office:value="0.000241725656547475">
            <text:p>2.4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1">
            <text:p>32.41</text:p>
          </table:table-cell>
          <table:table-cell table:number-columns-repeated="2"/>
          <table:table-cell table:formula="of:=( [.B14] - ([.$D$2]*[.A14] + [.$D$3]) )^2" office:value-type="float" office:value="0.00126852284888921">
            <text:p>1.27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59">
            <text:p>32.59</text:p>
          </table:table-cell>
          <table:table-cell table:number-columns-repeated="2"/>
          <table:table-cell table:formula="of:=( [.B15] - ([.$D$2]*[.A15] + [.$D$3]) )^2" office:value-type="float" office:value="0.020846644623918">
            <text:p>2.08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2">
            <text:p>32.42</text:p>
          </table:table-cell>
          <table:table-cell table:number-columns-repeated="2"/>
          <table:table-cell table:formula="of:=( [.B16] - ([.$D$2]*[.A16] + [.$D$3]) )^2" office:value-type="float" office:value="0.000656196280834884">
            <text:p>6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( [.B17] - ([.$D$2]*[.A17] + [.$D$3]) )^2" office:value-type="float" office:value="0.00208713090688181">
            <text:p>2.09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18] - ([.$D$2]*[.A18] + [.$D$3]) )^2" office:value-type="float" office:value="0.000246023235743242">
            <text:p>2.46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19] - ([.$D$2]*[.A19] + [.$D$3]) )^2" office:value-type="float" office:value="0.0000323206786971085">
            <text:p>3.2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5">
            <text:p>41.95</text:p>
          </table:table-cell>
          <table:table-cell table:number-columns-repeated="2"/>
          <table:table-cell table:formula="of:=( [.B20] - ([.$D$2]*[.A20] + [.$D$3]) )^2" office:value-type="float" office:value="0.0925656727522127">
            <text:p>9.26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1">
            <text:p>41.91</text:p>
          </table:table-cell>
          <table:table-cell table:number-columns-repeated="2"/>
          <table:table-cell table:formula="of:=( [.B21] - ([.$D$2]*[.A21] + [.$D$3]) )^2" office:value-type="float" office:value="0.069825986936362">
            <text:p>6.9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6">
            <text:p>41.6</text:p>
          </table:table-cell>
          <table:table-cell table:number-columns-repeated="2"/>
          <table:table-cell table:formula="of:=( [.B22] - ([.$D$2]*[.A22] + [.$D$3]) )^2" office:value-type="float" office:value="0.00209342186354841">
            <text:p>2.0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4">
            <text:p>46.24</text:p>
          </table:table-cell>
          <table:table-cell table:number-columns-repeated="2"/>
          <table:table-cell table:formula="of:=( [.B23] - ([.$D$2]*[.A23] + [.$D$3]) )^2" office:value-type="float" office:value="0.0000339041468227588">
            <text:p>3.3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f:=( [.B24] - ([.$D$2]*[.A24] + [.$D$3]) )^2" office:value-type="float" office:value="0.00209972228694354">
            <text:p>2.1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1">
            <text:p>46.21</text:p>
          </table:table-cell>
          <table:table-cell table:number-columns-repeated="2"/>
          <table:table-cell table:formula="of:=( [.B25] - ([.$D$2]*[.A25] + [.$D$3]) )^2" office:value-type="float" office:value="0.00128326775191348">
            <text:p>1.2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2">
            <text:p>50.82</text:p>
          </table:table-cell>
          <table:table-cell table:number-columns-repeated="2"/>
          <table:table-cell table:formula="of:=( [.B26] - ([.$D$2]*[.A26] + [.$D$3]) )^2" office:value-type="float" office:value="0.000670371129023359">
            <text:p>6.7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7] - ([.$D$2]*[.A27] + [.$D$3]) )^2" office:value-type="float" office:value="0.0021060321770685">
            <text:p>2.1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8] - ([.$D$2]*[.A28] + [.$D$3]) )^2" office:value-type="float" office:value="0.0021060321770685">
            <text:p>2.1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1">
            <text:p>55.41</text:p>
          </table:table-cell>
          <table:table-cell table:number-columns-repeated="2"/>
          <table:table-cell table:formula="of:=( [.B29] - ([.$D$2]*[.A29] + [.$D$3]) )^2" office:value-type="float" office:value="0.00129314502090634">
            <text:p>1.29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35">
            <text:p>55.35</text:p>
          </table:table-cell>
          <table:table-cell table:number-columns-repeated="2"/>
          <table:table-cell table:formula="of:=( [.B30] - ([.$D$2]*[.A30] + [.$D$3]) )^2" office:value-type="float" office:value="0.00920838409899265">
            <text:p>9.2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3">
            <text:p>55.43</text:p>
          </table:table-cell>
          <table:table-cell table:number-columns-repeated="2"/>
          <table:table-cell table:formula="of:=( [.B31] - ([.$D$2]*[.A31] + [.$D$3]) )^2" office:value-type="float" office:value="0.000254731994877156">
            <text:p>2.55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5">
            <text:p>60.05</text:p>
          </table:table-cell>
          <table:table-cell table:number-columns-repeated="2"/>
          <table:table-cell table:formula="of:=( [.B32] - ([.$D$2]*[.A32] + [.$D$3]) )^2" office:value-type="float" office:value="0.0000157678474688422">
            <text:p>1.58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9.96">
            <text:p>59.96</text:p>
          </table:table-cell>
          <table:table-cell table:number-columns-repeated="2"/>
          <table:table-cell table:formula="of:=( [.B33] - ([.$D$2]*[.A33] + [.$D$3]) )^2" office:value-type="float" office:value="0.00740101036552731">
            <text:p>7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1">
            <text:p>60.01</text:p>
          </table:table-cell>
          <table:table-cell table:number-columns-repeated="2"/>
          <table:table-cell table:formula="of:=( [.B34] - ([.$D$2]*[.A34] + [.$D$3]) )^2" office:value-type="float" office:value="0.00129809785549505">
            <text:p>1.3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9">
            <text:p>64.59</text:p>
          </table:table-cell>
          <table:table-cell table:number-columns-repeated="2"/>
          <table:table-cell table:formula="of:=( [.B35] - ([.$D$2]*[.A35] + [.$D$3]) )^2" office:value-type="float" office:value="0.00314697713880817">
            <text:p>3.15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7">
            <text:p>64.57</text:p>
          </table:table-cell>
          <table:table-cell table:number-columns-repeated="2"/>
          <table:table-cell table:formula="of:=( [.B36] - ([.$D$2]*[.A36] + [.$D$3]) )^2" office:value-type="float" office:value="0.0057908941208064">
            <text:p>5.7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6">
            <text:p>64.56</text:p>
          </table:table-cell>
          <table:table-cell table:number-columns-repeated="2"/>
          <table:table-cell table:formula="of:=( [.B37] - ([.$D$2]*[.A37] + [.$D$3]) )^2" office:value-type="float" office:value="0.00741285261180338">
            <text:p>7.41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2">
            <text:p>69.2</text:p>
          </table:table-cell>
          <table:table-cell table:number-columns-repeated="2"/>
          <table:table-cell table:formula="of:=( [.B38] - ([.$D$2]*[.A38] + [.$D$3]) )^2" office:value-type="float" office:value="0.00213136640484911">
            <text:p>2.1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51">
            <text:p>69.51</text:p>
          </table:table-cell>
          <table:table-cell table:number-columns-repeated="2"/>
          <table:table-cell table:formula="of:=( [.B39] - ([.$D$2]*[.A39] + [.$D$3]) )^2" office:value-type="float" office:value="0.0696079975251395">
            <text:p>6.9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40] - ([.$D$2]*[.A40] + [.$D$3]) )^2" office:value-type="float" office:value="0.00880468368497981">
            <text:p>8.80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1] - ([.$D$2]*[.A41] + [.$D$3]) )^2" office:value-type="float" office:value="0.000688302690650645">
            <text:p>6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94">
            <text:p>73.94</text:p>
          </table:table-cell>
          <table:table-cell table:number-columns-repeated="2"/>
          <table:table-cell table:formula="of:=( [.B42] - ([.$D$2]*[.A42] + [.$D$3]) )^2" office:value-type="float" office:value="0.00879177706285666">
            <text:p>8.7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3] - ([.$D$2]*[.A43] + [.$D$3]) )^2" office:value-type="float" office:value="0.000688302690650645">
            <text:p>6.88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41">
            <text:p>78.41</text:p>
          </table:table-cell>
          <table:table-cell table:number-columns-repeated="2"/>
          <table:table-cell table:formula="of:=( [.B44] - ([.$D$2]*[.A44] + [.$D$3]) )^2" office:value-type="float" office:value="0.00131800386113624">
            <text:p>1.32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8">
            <text:p>78.38</text:p>
          </table:table-cell>
          <table:table-cell table:number-columns-repeated="2"/>
          <table:table-cell table:formula="of:=( [.B45] - ([.$D$2]*[.A45] + [.$D$3]) )^2" office:value-type="float" office:value="0.00439626323506101">
            <text:p>4.40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9">
            <text:p>78.39</text:p>
          </table:table-cell>
          <table:table-cell table:number-columns-repeated="2"/>
          <table:table-cell table:formula="of:=( [.B46] - ([.$D$2]*[.A46] + [.$D$3]) )^2" office:value-type="float" office:value="0.00317017677708554">
            <text:p>3.1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5">
            <text:p>83.05</text:p>
          </table:table-cell>
          <table:table-cell table:number-columns-repeated="2"/>
          <table:table-cell table:formula="of:=( [.B47] - ([.$D$2]*[.A47] + [.$D$3]) )^2" office:value-type="float" office:value="0.0000131542415000747">
            <text:p>1.32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2.98">
            <text:p>82.98</text:p>
          </table:table-cell>
          <table:table-cell table:number-columns-repeated="2"/>
          <table:table-cell table:formula="of:=( [.B48] - ([.$D$2]*[.A48] + [.$D$3]) )^2" office:value-type="float" office:value="0.00440539137026746">
            <text:p>4.4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2">
            <text:p>83.02</text:p>
          </table:table-cell>
          <table:table-cell table:number-columns-repeated="2"/>
          <table:table-cell table:formula="of:=( [.B49] - ([.$D$2]*[.A49] + [.$D$3]) )^2" office:value-type="float" office:value="0.000695541582400833">
            <text:p>6.96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58">
            <text:p>87.58</text:p>
          </table:table-cell>
          <table:table-cell table:number-columns-repeated="2"/>
          <table:table-cell table:formula="of:=( [.B50] - ([.$D$2]*[.A50] + [.$D$3]) )^2" office:value-type="float" office:value="0.00441452897220434">
            <text:p>4.4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51] - ([.$D$2]*[.A51] + [.$D$3]) )^2" office:value-type="float" office:value="0.000554983048574265">
            <text:p>5.5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2">
            <text:p>87.62</text:p>
          </table:table-cell>
          <table:table-cell table:number-columns-repeated="2"/>
          <table:table-cell table:formula="of:=( [.B52] - ([.$D$2]*[.A52] + [.$D$3]) )^2" office:value-type="float" office:value="0.000699175228368347">
            <text:p>6.9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49">
            <text:p>92.49</text:p>
          </table:table-cell>
          <table:table-cell table:number-columns-repeated="2"/>
          <table:table-cell table:formula="of:=( [.B53] - ([.$D$2]*[.A53] + [.$D$3]) )^2" office:value-type="float" office:value="0.0592870288673878">
            <text:p>5.93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5">
            <text:p>92.25</text:p>
          </table:table-cell>
          <table:table-cell table:number-columns-repeated="2"/>
          <table:table-cell table:formula="of:=( [.B54] - ([.$D$2]*[.A54] + [.$D$3]) )^2" office:value-type="float" office:value="0.0000121750662123275">
            <text:p>1.2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3">
            <text:p>92.23</text:p>
          </table:table-cell>
          <table:table-cell table:number-columns-repeated="2"/>
          <table:table-cell table:formula="of:=( [.B55] - ([.$D$2]*[.A55] + [.$D$3]) )^2" office:value-type="float" office:value="0.000272603916114033">
            <text:p>2.73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0x100" table:style-name="ta1" table:print="false">
        <table:shapes>
          <draw:frame draw:z-index="0" draw:style-name="gr1" svg:width="18.821cm" svg:height="10.398cm" svg:x="13.846cm" svg:y="0cm">
            <draw:object draw:notify-on-update-of-ranges="100x100.A2:100x100.A55 100x100.B2:100x100.B5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5">
            <text:p>15.5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01998761609907">
            <text:p>1.02E-002</text:p>
          </table:table-cell>
          <table:table-cell table:formula="of:=( [.B2] - ([.$D$2]*[.A2] + [.$D$3]) )^2" office:value-type="float" office:value="0.000308471362508984">
            <text:p>3.0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7">
            <text:p>15.5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7749111340453">
            <text:p>2.68E-001</text:p>
          </table:table-cell>
          <table:table-cell table:formula="of:=( [.B3] - ([.$D$2]*[.A3] + [.$D$3]) )^2" office:value-type="float" office:value="0.00000593724944800438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8">
            <text:p>15.5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4330695859497">
            <text:p>3.44E-004</text:p>
          </table:table-cell>
          <table:table-cell table:formula="of:=( [.B4] - ([.$D$2]*[.A4] + [.$D$3]) )^2" office:value-type="float" office:value="0.000154670192917502">
            <text:p>1.5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2">
            <text:p>20.6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7703833979429">
            <text:p>4.18E-002</text:p>
          </table:table-cell>
          <table:table-cell table:formula="of:=( [.B5] - ([.$D$2]*[.A5] + [.$D$3]) )^2" office:value-type="float" office:value="0.00225638616763303">
            <text:p>2.2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5">
            <text:p>20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306300168320302">
            <text:p>3.06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3">
            <text:p>20.63</text:p>
          </table:table-cell>
          <table:table-cell office:value-type="string">
            <text:p>sum d_i^2</text:p>
          </table:table-cell>
          <table:table-cell table:formula="of:=SUM([.E2:.E55])" office:value-type="float" office:value="0.828520353170492">
            <text:p>8.29E-001</text:p>
          </table:table-cell>
          <table:table-cell table:formula="of:=( [.B7] - ([.$D$2]*[.A7] + [.$D$3]) )^2" office:value-type="float" office:value="0.00140635750119557">
            <text:p>1.4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0171719487106">
            <text:p>1.40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40171719487106">
            <text:p>1.40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7">
            <text:p>25.77</text:p>
          </table:table-cell>
          <table:table-cell table:number-columns-repeated="2"/>
          <table:table-cell table:formula="of:=( [.B10] - ([.$D$2]*[.A10] + [.$D$3]) )^2" office:value-type="float" office:value="0.00000655608949211711">
            <text:p>6.5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1">
            <text:p>30.91</text:p>
          </table:table-cell>
          <table:table-cell table:number-columns-repeated="2"/>
          <table:table-cell table:formula="of:=( [.B11] - ([.$D$2]*[.A11] + [.$D$3]) )^2" office:value-type="float" office:value="0.0018166694665816">
            <text:p>1.82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7">
            <text:p>30.97</text:p>
          </table:table-cell>
          <table:table-cell table:number-columns-repeated="2"/>
          <table:table-cell table:formula="of:=( [.B12] - ([.$D$2]*[.A12] + [.$D$3]) )^2" office:value-type="float" office:value="0.0105313581490697">
            <text:p>1.05E-002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85">
            <text:p>30.85</text:p>
          </table:table-cell>
          <table:table-cell table:number-columns-repeated="2"/>
          <table:table-cell table:formula="of:=( [.B13] - ([.$D$2]*[.A13] + [.$D$3]) )^2" office:value-type="float" office:value="0.000301980784093146">
            <text:p>3.0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6.26">
            <text:p>36.26</text:p>
          </table:table-cell>
          <table:table-cell table:number-columns-repeated="2"/>
          <table:table-cell table:formula="of:=( [.B14] - ([.$D$2]*[.A14] + [.$D$3]) )^2" office:value-type="float" office:value="0.085664114213125">
            <text:p>8.57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">
            <text:p>35.9</text:p>
          </table:table-cell>
          <table:table-cell table:number-columns-repeated="2"/>
          <table:table-cell table:formula="of:=( [.B15] - ([.$D$2]*[.A15] + [.$D$3]) )^2" office:value-type="float" office:value="0.00453140007484976">
            <text:p>4.5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5">
            <text:p>35.95</text:p>
          </table:table-cell>
          <table:table-cell table:number-columns-repeated="2"/>
          <table:table-cell table:formula="of:=( [.B16] - ([.$D$2]*[.A16] + [.$D$3]) )^2" office:value-type="float" office:value="0.000299832594054549">
            <text:p>3.00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09">
            <text:p>41.09</text:p>
          </table:table-cell>
          <table:table-cell table:number-columns-repeated="2"/>
          <table:table-cell table:formula="of:=( [.B17] - ([.$D$2]*[.A17] + [.$D$3]) )^2" office:value-type="float" office:value="0.00051739164780207">
            <text:p>5.17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14">
            <text:p>41.14</text:p>
          </table:table-cell>
          <table:table-cell table:number-columns-repeated="2"/>
          <table:table-cell table:formula="of:=( [.B18] - ([.$D$2]*[.A18] + [.$D$3]) )^2" office:value-type="float" office:value="0.00529201611747147">
            <text:p>5.2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.97">
            <text:p>40.97</text:p>
          </table:table-cell>
          <table:table-cell table:number-columns-repeated="2"/>
          <table:table-cell table:formula="of:=( [.B19] - ([.$D$2]*[.A19] + [.$D$3]) )^2" office:value-type="float" office:value="0.00945829292059539">
            <text:p>9.46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9">
            <text:p>46.19</text:p>
          </table:table-cell>
          <table:table-cell table:number-columns-repeated="2"/>
          <table:table-cell table:formula="of:=( [.B20] - ([.$D$2]*[.A20] + [.$D$3]) )^2" office:value-type="float" office:value="0.000520212354235126">
            <text:p>5.20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08">
            <text:p>46.08</text:p>
          </table:table-cell>
          <table:table-cell table:number-columns-repeated="2"/>
          <table:table-cell table:formula="of:=( [.B21] - ([.$D$2]*[.A21] + [.$D$3]) )^2" office:value-type="float" office:value="0.007602416229941">
            <text:p>7.60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1">
            <text:p>46.11</text:p>
          </table:table-cell>
          <table:table-cell table:number-columns-repeated="2"/>
          <table:table-cell table:formula="of:=( [.B22] - ([.$D$2]*[.A22] + [.$D$3]) )^2" office:value-type="float" office:value="0.0032709060820211">
            <text:p>3.2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7">
            <text:p>51.27</text:p>
          </table:table-cell>
          <table:table-cell table:number-columns-repeated="2"/>
          <table:table-cell table:formula="of:=( [.B23] - ([.$D$2]*[.A23] + [.$D$3]) )^2" office:value-type="float" office:value="0.00000823738047936546">
            <text:p>8.2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2">
            <text:p>51.22</text:p>
          </table:table-cell>
          <table:table-cell table:number-columns-repeated="2"/>
          <table:table-cell table:formula="of:=( [.B24] - ([.$D$2]*[.A24] + [.$D$3]) )^2" office:value-type="float" office:value="0.00222122900988118">
            <text:p>2.2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f:=( [.B25] - ([.$D$2]*[.A25] + [.$D$3]) )^2" office:value-type="float" office:value="0.00450642566164138">
            <text:p>4.51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6] - ([.$D$2]*[.A26] + [.$D$3]) )^2" office:value-type="float" office:value="0.00942219600070118">
            <text:p>9.42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33">
            <text:p>56.33</text:p>
          </table:table-cell>
          <table:table-cell table:number-columns-repeated="2"/>
          <table:table-cell table:formula="of:=( [.B27] - ([.$D$2]*[.A27] + [.$D$3]) )^2" office:value-type="float" office:value="0.00137403638597712">
            <text:p>1.3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8] - ([.$D$2]*[.A28] + [.$D$3]) )^2" office:value-type="float" office:value="0.00942219600070118">
            <text:p>9.4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29] - ([.$D$2]*[.A29] + [.$D$3]) )^2" office:value-type="float" office:value="0.00592993593878271">
            <text:p>5.9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43">
            <text:p>61.43</text:p>
          </table:table-cell>
          <table:table-cell table:number-columns-repeated="2"/>
          <table:table-cell table:formula="of:=( [.B30] - ([.$D$2]*[.A30] + [.$D$3]) )^2" office:value-type="float" office:value="0.00136944975600391">
            <text:p>1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31] - ([.$D$2]*[.A31] + [.$D$3]) )^2" office:value-type="float" office:value="0.00592993593878271">
            <text:p>5.93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32] - ([.$D$2]*[.A32] + [.$D$3]) )^2" office:value-type="float" office:value="0.00220375394968192">
            <text:p>2.2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3">
            <text:p>66.53</text:p>
          </table:table-cell>
          <table:table-cell table:number-columns-repeated="2"/>
          <table:table-cell table:formula="of:=( [.B33] - ([.$D$2]*[.A33] + [.$D$3]) )^2" office:value-type="float" office:value="0.00136487079407976">
            <text:p>1.36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4">
            <text:p>66.54</text:p>
          </table:table-cell>
          <table:table-cell table:number-columns-repeated="2"/>
          <table:table-cell table:formula="of:=( [.B34] - ([.$D$2]*[.A34] + [.$D$3]) )^2" office:value-type="float" office:value="0.000725987638477796">
            <text:p>7.2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2.32">
            <text:p>72.32</text:p>
          </table:table-cell>
          <table:table-cell table:number-columns-repeated="2"/>
          <table:table-cell table:formula="of:=( [.B35] - ([.$D$2]*[.A35] + [.$D$3]) )^2" office:value-type="float" office:value="0.426562810680079">
            <text:p>4.27E-001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8">
            <text:p>71.8</text:p>
          </table:table-cell>
          <table:table-cell table:number-columns-repeated="2"/>
          <table:table-cell table:formula="of:=( [.B36] - ([.$D$2]*[.A36] + [.$D$3]) )^2" office:value-type="float" office:value="0.0177203384865537">
            <text:p>1.77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66">
            <text:p>71.66</text:p>
          </table:table-cell>
          <table:table-cell table:number-columns-repeated="2"/>
          <table:table-cell table:formula="of:=( [.B37] - ([.$D$2]*[.A37] + [.$D$3]) )^2" office:value-type="float" office:value="0.0000473652036800947">
            <text:p>4.74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3">
            <text:p>76.73</text:p>
          </table:table-cell>
          <table:table-cell table:number-columns-repeated="2"/>
          <table:table-cell table:formula="of:=( [.B38] - ([.$D$2]*[.A38] + [.$D$3]) )^2" office:value-type="float" office:value="0.00135573587438284">
            <text:p>1.36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4">
            <text:p>76.74</text:p>
          </table:table-cell>
          <table:table-cell table:number-columns-repeated="2"/>
          <table:table-cell table:formula="of:=( [.B39] - ([.$D$2]*[.A39] + [.$D$3]) )^2" office:value-type="float" office:value="0.00071932949896746">
            <text:p>7.19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7.13">
            <text:p>77.13</text:p>
          </table:table-cell>
          <table:table-cell table:number-columns-repeated="2"/>
          <table:table-cell table:formula="of:=( [.B40] - ([.$D$2]*[.A40] + [.$D$3]) )^2" office:value-type="float" office:value="0.131899480857742">
            <text:p>1.32E-001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1">
            <text:p>81.81</text:p>
          </table:table-cell>
          <table:table-cell table:number-columns-repeated="2"/>
          <table:table-cell table:formula="of:=( [.B41] - ([.$D$2]*[.A41] + [.$D$3]) )^2" office:value-type="float" office:value="0.00322151588725663">
            <text:p>3.22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8">
            <text:p>81.88</text:p>
          </table:table-cell>
          <table:table-cell table:number-columns-repeated="2"/>
          <table:table-cell table:formula="of:=( [.B42] - ([.$D$2]*[.A42] + [.$D$3]) )^2" office:value-type="float" office:value="0.000175339989994298">
            <text:p>1.75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76">
            <text:p>81.76</text:p>
          </table:table-cell>
          <table:table-cell table:number-columns-repeated="2"/>
          <table:table-cell table:formula="of:=( [.B43] - ([.$D$2]*[.A43] + [.$D$3]) )^2" office:value-type="float" office:value="0.0113973558138718">
            <text:p>1.14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1">
            <text:p>86.91</text:p>
          </table:table-cell>
          <table:table-cell table:number-columns-repeated="2"/>
          <table:table-cell table:formula="of:=( [.B44] - ([.$D$2]*[.A44] + [.$D$3]) )^2" office:value-type="float" office:value="0.00321449081734924">
            <text:p>3.2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7.06">
            <text:p>87.06</text:p>
          </table:table-cell>
          <table:table-cell table:number-columns-repeated="2"/>
          <table:table-cell table:formula="of:=( [.B45] - ([.$D$2]*[.A45] + [.$D$3]) )^2" office:value-type="float" office:value="0.0087055468888922">
            <text:p>8.71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2">
            <text:p>86.92</text:p>
          </table:table-cell>
          <table:table-cell table:number-columns-repeated="2"/>
          <table:table-cell table:formula="of:=( [.B46] - ([.$D$2]*[.A46] + [.$D$3]) )^2" office:value-type="float" office:value="0.00218056122211823">
            <text:p>2.1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2.11">
            <text:p>92.11</text:p>
          </table:table-cell>
          <table:table-cell table:number-columns-repeated="2"/>
          <table:table-cell table:formula="of:=( [.B47] - ([.$D$2]*[.A47] + [.$D$3]) )^2" office:value-type="float" office:value="0.00188056136411477">
            <text:p>1.88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6">
            <text:p>91.96</text:p>
          </table:table-cell>
          <table:table-cell table:number-columns-repeated="2"/>
          <table:table-cell table:formula="of:=( [.B48] - ([.$D$2]*[.A48] + [.$D$3]) )^2" office:value-type="float" office:value="0.0113709294411779">
            <text:p>1.14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8">
            <text:p>91.98</text:p>
          </table:table-cell>
          <table:table-cell table:number-columns-repeated="2"/>
          <table:table-cell table:formula="of:=( [.B49] - ([.$D$2]*[.A49] + [.$D$3]) )^2" office:value-type="float" office:value="0.00750554703090099">
            <text:p>7.5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05">
            <text:p>97.05</text:p>
          </table:table-cell>
          <table:table-cell table:number-columns-repeated="2"/>
          <table:table-cell table:formula="of:=( [.B50] - ([.$D$2]*[.A50] + [.$D$3]) )^2" office:value-type="float" office:value="0.0135891805719505">
            <text:p>1.36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5">
            <text:p>97.15</text:p>
          </table:table-cell>
          <table:table-cell table:number-columns-repeated="2"/>
          <table:table-cell table:formula="of:=( [.B51] - ([.$D$2]*[.A51] + [.$D$3]) )^2" office:value-type="float" office:value="0.000274652421502474">
            <text:p>2.7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9">
            <text:p>97.19</text:p>
          </table:table-cell>
          <table:table-cell table:number-columns-repeated="2"/>
          <table:table-cell table:formula="of:=( [.B52] - ([.$D$2]*[.A52] + [.$D$3]) )^2" office:value-type="float" office:value="0.000548841161323703">
            <text:p>5.4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3">
            <text:p>102.23</text:p>
          </table:table-cell>
          <table:table-cell table:number-columns-repeated="2"/>
          <table:table-cell table:formula="of:=( [.B53] - ([.$D$2]*[.A53] + [.$D$3]) )^2" office:value-type="float" office:value="0.00133303276601853">
            <text:p>1.33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2">
            <text:p>102.22</text:p>
          </table:table-cell>
          <table:table-cell table:number-columns-repeated="2"/>
          <table:table-cell table:formula="of:=( [.B54] - ([.$D$2]*[.A54] + [.$D$3]) )^2" office:value-type="float" office:value="0.00216324719097062">
            <text:p>2.16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3">
            <text:p>102.3</text:p>
          </table:table-cell>
          <table:table-cell table:number-columns-repeated="2"/>
          <table:table-cell table:formula="of:=( [.B55] - ([.$D$2]*[.A55] + [.$D$3]) )^2" office:value-type="float" office:value="0.00112153179135679">
            <text:p>1.1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5x105" table:style-name="ta1" table:print="false">
        <table:shapes>
          <draw:frame draw:z-index="0" draw:style-name="gr1" svg:width="18.821cm" svg:height="10.398cm" svg:x="13.873cm" svg:y="0cm">
            <draw:object draw:notify-on-update-of-ranges="105x105.A2:105x105.A55 105x105.B2:105x105.B5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12256553147575">
            <text:p>1.12E-002</text:p>
          </table:table-cell>
          <table:table-cell table:formula="of:=( [.B2] - ([.$D$2]*[.A2] + [.$D$3]) )^2" office:value-type="float" office:value="0.000266841459291403">
            <text:p>2.67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97852310514899">
            <text:p>2.98E-001</text:p>
          </table:table-cell>
          <table:table-cell table:formula="of:=( [.B3] - ([.$D$2]*[.A3] + [.$D$3]) )^2" office:value-type="float" office:value="0.000266841459291403">
            <text:p>2.6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3">
            <text:p>17.1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86595320182087">
            <text:p>2.87E-004</text:p>
          </table:table-cell>
          <table:table-cell table:formula="of:=( [.B4] - ([.$D$2]*[.A4] + [.$D$3]) )^2" office:value-type="float" office:value="0.0000401358062693829">
            <text:p>4.01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2">
            <text:p>22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47665675701094">
            <text:p>3.48E-002</text:p>
          </table:table-cell>
          <table:table-cell table:formula="of:=( [.B5] - ([.$D$2]*[.A5] + [.$D$3]) )^2" office:value-type="float" office:value="0.000850477071184154">
            <text:p>8.50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4">
            <text:p>22.7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839594699904865">
            <text:p>8.40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3">
            <text:p>22.73</text:p>
          </table:table-cell>
          <table:table-cell office:value-type="string">
            <text:p>sum d_i^2</text:p>
          </table:table-cell>
          <table:table-cell table:formula="of:=SUM([.E2:.E55])" office:value-type="float" office:value="0.573970920765972">
            <text:p>5.74E-001</text:p>
          </table:table-cell>
          <table:table-cell table:formula="of:=( [.B7] - ([.$D$2]*[.A7] + [.$D$3]) )^2" office:value-type="float" office:value="0.000367218270587256">
            <text:p>3.67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4">
            <text:p>28.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4471468535694">
            <text:p>1.44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5">
            <text:p>28.3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43774426214483">
            <text:p>1.4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6">
            <text:p>28.36</text:p>
          </table:table-cell>
          <table:table-cell table:number-columns-repeated="2"/>
          <table:table-cell table:formula="of:=( [.B10] - ([.$D$2]*[.A10] + [.$D$3]) )^2" office:value-type="float" office:value="0.00000396247804302635">
            <text:p>3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4">
            <text:p>33.94</text:p>
          </table:table-cell>
          <table:table-cell table:number-columns-repeated="2"/>
          <table:table-cell table:formula="of:=( [.B11] - ([.$D$2]*[.A11] + [.$D$3]) )^2" office:value-type="float" office:value="0.00121231086643409">
            <text:p>1.2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7">
            <text:p>33.97</text:p>
          </table:table-cell>
          <table:table-cell table:number-columns-repeated="2"/>
          <table:table-cell table:formula="of:=( [.B12] - ([.$D$2]*[.A12] + [.$D$3]) )^2" office:value-type="float" office:value="0.0000232155791954327">
            <text:p>2.32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5">
            <text:p>33.95</text:p>
          </table:table-cell>
          <table:table-cell table:number-columns-repeated="2"/>
          <table:table-cell table:formula="of:=( [.B13] - ([.$D$2]*[.A13] + [.$D$3]) )^2" office:value-type="float" office:value="0.000615945770687623">
            <text:p>6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4] - ([.$D$2]*[.A14] + [.$D$3]) )^2" office:value-type="float" office:value="0.00332305118945536">
            <text:p>3.32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5] - ([.$D$2]*[.A15] + [.$D$3]) )^2" office:value-type="float" office:value="0.00332305118945536">
            <text:p>3.32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5">
            <text:p>39.55</text:p>
          </table:table-cell>
          <table:table-cell table:number-columns-repeated="2"/>
          <table:table-cell table:formula="of:=( [.B16] - ([.$D$2]*[.A16] + [.$D$3]) )^2" office:value-type="float" office:value="0.00141721470281386">
            <text:p>1.42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4">
            <text:p>45.14</text:p>
          </table:table-cell>
          <table:table-cell table:number-columns-repeated="2"/>
          <table:table-cell table:formula="of:=( [.B17] - ([.$D$2]*[.A17] + [.$D$3]) )^2" office:value-type="float" office:value="0.00365705261348769">
            <text:p>3.66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7">
            <text:p>45.17</text:p>
          </table:table-cell>
          <table:table-cell table:number-columns-repeated="2"/>
          <table:table-cell table:formula="of:=( [.B18] - ([.$D$2]*[.A18] + [.$D$3]) )^2" office:value-type="float" office:value="0.00092863844080065">
            <text:p>9.29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21">
            <text:p>45.21</text:p>
          </table:table-cell>
          <table:table-cell table:number-columns-repeated="2"/>
          <table:table-cell table:formula="of:=( [.B19] - ([.$D$2]*[.A19] + [.$D$3]) )^2" office:value-type="float" office:value="0.0000907528772180935">
            <text:p>9.0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.03">
            <text:p>51.03</text:p>
          </table:table-cell>
          <table:table-cell table:number-columns-repeated="2"/>
          <table:table-cell table:formula="of:=( [.B20] - ([.$D$2]*[.A20] + [.$D$3]) )^2" office:value-type="float" office:value="0.0469583582528519">
            <text:p>4.70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9">
            <text:p>50.79</text:p>
          </table:table-cell>
          <table:table-cell table:number-columns-repeated="2"/>
          <table:table-cell table:formula="of:=( [.B21] - ([.$D$2]*[.A21] + [.$D$3]) )^2" office:value-type="float" office:value="0.000542947176141456">
            <text:p>5.4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8">
            <text:p>50.78</text:p>
          </table:table-cell>
          <table:table-cell table:number-columns-repeated="2"/>
          <table:table-cell table:formula="of:=( [.B22] - ([.$D$2]*[.A22] + [.$D$3]) )^2" office:value-type="float" office:value="0.00110897171461176">
            <text:p>1.1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35">
            <text:p>56.35</text:p>
          </table:table-cell>
          <table:table-cell table:number-columns-repeated="2"/>
          <table:table-cell table:formula="of:=( [.B23] - ([.$D$2]*[.A23] + [.$D$3]) )^2" office:value-type="float" office:value="0.00579560702510534">
            <text:p>5.80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69">
            <text:p>56.69</text:p>
          </table:table-cell>
          <table:table-cell table:number-columns-repeated="2"/>
          <table:table-cell table:formula="of:=( [.B24] - ([.$D$2]*[.A24] + [.$D$3]) )^2" office:value-type="float" office:value="0.0696279656995735">
            <text:p>6.96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42">
            <text:p>56.42</text:p>
          </table:table-cell>
          <table:table-cell table:number-columns-repeated="2"/>
          <table:table-cell table:formula="of:=( [.B25] - ([.$D$2]*[.A25] + [.$D$3]) )^2" office:value-type="float" office:value="0.0000375632227903611">
            <text:p>3.76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4">
            <text:p>62.04</text:p>
          </table:table-cell>
          <table:table-cell table:number-columns-repeated="2"/>
          <table:table-cell table:formula="of:=( [.B26] - ([.$D$2]*[.A26] + [.$D$3]) )^2" office:value-type="float" office:value="0.00000108880526351206">
            <text:p>1.09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3">
            <text:p>62.03</text:p>
          </table:table-cell>
          <table:table-cell table:number-columns-repeated="2"/>
          <table:table-cell table:formula="of:=( [.B27] - ([.$D$2]*[.A27] + [.$D$3]) )^2" office:value-type="float" office:value="0.0000802196388832679">
            <text:p>8.0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24">
            <text:p>62.24</text:p>
          </table:table-cell>
          <table:table-cell table:number-columns-repeated="2"/>
          <table:table-cell table:formula="of:=( [.B28] - ([.$D$2]*[.A28] + [.$D$3]) )^2" office:value-type="float" office:value="0.0404184721328688">
            <text:p>4.04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2">
            <text:p>67.62</text:p>
          </table:table-cell>
          <table:table-cell table:number-columns-repeated="2"/>
          <table:table-cell table:formula="of:=( [.B29] - ([.$D$2]*[.A29] + [.$D$3]) )^2" office:value-type="float" office:value="0.00101023530986756">
            <text:p>1.0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7">
            <text:p>67.7</text:p>
          </table:table-cell>
          <table:table-cell table:number-columns-repeated="2"/>
          <table:table-cell table:formula="of:=( [.B30] - ([.$D$2]*[.A30] + [.$D$3]) )^2" office:value-type="float" office:value="0.00232476346031307">
            <text:p>2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">
            <text:p>67.6</text:p>
          </table:table-cell>
          <table:table-cell table:number-columns-repeated="2"/>
          <table:table-cell table:formula="of:=( [.B31] - ([.$D$2]*[.A31] + [.$D$3]) )^2" office:value-type="float" office:value="0.0026816032722572">
            <text:p>2.6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18">
            <text:p>73.18</text:p>
          </table:table-cell>
          <table:table-cell table:number-columns-repeated="2"/>
          <table:table-cell table:formula="of:=( [.B32] - ([.$D$2]*[.A32] + [.$D$3]) )^2" office:value-type="float" office:value="0.00715916624996203">
            <text:p>7.16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1">
            <text:p>73.21</text:p>
          </table:table-cell>
          <table:table-cell table:number-columns-repeated="2"/>
          <table:table-cell table:formula="of:=( [.B33] - ([.$D$2]*[.A33] + [.$D$3]) )^2" office:value-type="float" office:value="0.00298245486365604">
            <text:p>2.9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4">
            <text:p>73.24</text:p>
          </table:table-cell>
          <table:table-cell table:number-columns-repeated="2"/>
          <table:table-cell table:formula="of:=( [.B34] - ([.$D$2]*[.A34] + [.$D$3]) )^2" office:value-type="float" office:value="0.000605743477347796">
            <text:p>6.0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99">
            <text:p>78.99</text:p>
          </table:table-cell>
          <table:table-cell table:number-columns-repeated="2"/>
          <table:table-cell table:formula="of:=( [.B35] - ([.$D$2]*[.A35] + [.$D$3]) )^2" office:value-type="float" office:value="0.0126698630497085">
            <text:p>1.27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87">
            <text:p>78.87</text:p>
          </table:table-cell>
          <table:table-cell table:number-columns-repeated="2"/>
          <table:table-cell table:formula="of:=( [.B36] - ([.$D$2]*[.A36] + [.$D$3]) )^2" office:value-type="float" office:value="0.0000553463658361525">
            <text:p>5.5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.24">
            <text:p>79.24</text:p>
          </table:table-cell>
          <table:table-cell table:number-columns-repeated="2"/>
          <table:table-cell table:formula="of:=( [.B37] - ([.$D$2]*[.A37] + [.$D$3]) )^2" office:value-type="float" office:value="0.131450106141109">
            <text:p>1.31E-001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4">
            <text:p>84.44</text:p>
          </table:table-cell>
          <table:table-cell table:number-columns-repeated="2"/>
          <table:table-cell table:formula="of:=( [.B38] - ([.$D$2]*[.A38] + [.$D$3]) )^2" office:value-type="float" office:value="0.00252678850004202">
            <text:p>2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">
            <text:p>84.4</text:p>
          </table:table-cell>
          <table:table-cell table:number-columns-repeated="2"/>
          <table:table-cell table:formula="of:=( [.B39] - ([.$D$2]*[.A39] + [.$D$3]) )^2" office:value-type="float" office:value="0.00814816219571585">
            <text:p>8.15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6">
            <text:p>84.46</text:p>
          </table:table-cell>
          <table:table-cell table:number-columns-repeated="2"/>
          <table:table-cell table:formula="of:=( [.B40] - ([.$D$2]*[.A40] + [.$D$3]) )^2" office:value-type="float" office:value="0.00091610165220463">
            <text:p>9.16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41] - ([.$D$2]*[.A41] + [.$D$3]) )^2" office:value-type="float" office:value="0.00398095739286607">
            <text:p>3.98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15">
            <text:p>90.15</text:p>
          </table:table-cell>
          <table:table-cell table:number-columns-repeated="2"/>
          <table:table-cell table:formula="of:=( [.B42] - ([.$D$2]*[.A42] + [.$D$3]) )^2" office:value-type="float" office:value="0.00220009510644023">
            <text:p>2.20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27">
            <text:p>90.27</text:p>
          </table:table-cell>
          <table:table-cell table:number-columns-repeated="2"/>
          <table:table-cell table:formula="of:=( [.B43] - ([.$D$2]*[.A43] + [.$D$3]) )^2" office:value-type="float" office:value="0.0278573362485178">
            <text:p>2.79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4] - ([.$D$2]*[.A44] + [.$D$3]) )^2" office:value-type="float" office:value="0.00576422387334402">
            <text:p>5.7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7">
            <text:p>95.7</text:p>
          </table:table-cell>
          <table:table-cell table:number-columns-repeated="2"/>
          <table:table-cell table:formula="of:=( [.B45] - ([.$D$2]*[.A45] + [.$D$3]) )^2" office:value-type="float" office:value="0.000253525558936106">
            <text:p>2.54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6] - ([.$D$2]*[.A46] + [.$D$3]) )^2" office:value-type="float" office:value="0.00576422387334402">
            <text:p>5.76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7">
            <text:p>101.27</text:p>
          </table:table-cell>
          <table:table-cell table:number-columns-repeated="2"/>
          <table:table-cell table:formula="of:=( [.B47] - ([.$D$2]*[.A47] + [.$D$3]) )^2" office:value-type="float" office:value="0.00345157934154791">
            <text:p>3.4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1">
            <text:p>101.21</text:p>
          </table:table-cell>
          <table:table-cell table:number-columns-repeated="2"/>
          <table:table-cell table:formula="of:=( [.B48] - ([.$D$2]*[.A48] + [.$D$3]) )^2" office:value-type="float" office:value="0.0141015965414062">
            <text:p>1.4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17">
            <text:p>101.17</text:p>
          </table:table-cell>
          <table:table-cell table:number-columns-repeated="2"/>
          <table:table-cell table:formula="of:=( [.B49] - ([.$D$2]*[.A49] + [.$D$3]) )^2" office:value-type="float" office:value="0.0252016080079757">
            <text:p>2.5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9">
            <text:p>106.89</text:p>
          </table:table-cell>
          <table:table-cell table:number-columns-repeated="2"/>
          <table:table-cell table:formula="of:=( [.B50] - ([.$D$2]*[.A50] + [.$D$3]) )^2" office:value-type="float" office:value="0.00266026952617059">
            <text:p>2.6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5">
            <text:p>106.85</text:p>
          </table:table-cell>
          <table:table-cell table:number-columns-repeated="2"/>
          <table:table-cell table:formula="of:=( [.B51] - ([.$D$2]*[.A51] + [.$D$3]) )^2" office:value-type="float" office:value="0.00838649358304162">
            <text:p>8.39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91">
            <text:p>106.91</text:p>
          </table:table-cell>
          <table:table-cell table:number-columns-repeated="2"/>
          <table:table-cell table:formula="of:=( [.B52] - ([.$D$2]*[.A52] + [.$D$3]) )^2" office:value-type="float" office:value="0.0009971574977359">
            <text:p>9.9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56">
            <text:p>112.56</text:p>
          </table:table-cell>
          <table:table-cell table:number-columns-repeated="2"/>
          <table:table-cell table:formula="of:=( [.B53] - ([.$D$2]*[.A53] + [.$D$3]) )^2" office:value-type="float" office:value="0.0000312988991871971">
            <text:p>3.13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48">
            <text:p>112.48</text:p>
          </table:table-cell>
          <table:table-cell table:number-columns-repeated="2"/>
          <table:table-cell table:formula="of:=( [.B54] - ([.$D$2]*[.A54] + [.$D$3]) )^2" office:value-type="float" office:value="0.0055361721935233">
            <text:p>5.54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89">
            <text:p>112.89</text:p>
          </table:table-cell>
          <table:table-cell table:number-columns-repeated="2"/>
          <table:table-cell table:formula="of:=( [.B55] - ([.$D$2]*[.A55] + [.$D$3]) )^2" office:value-type="float" office:value="0.112623696560049">
            <text:p>1.13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0x110" table:style-name="ta1" table:print="false">
        <table:shapes>
          <draw:frame draw:z-index="0" draw:style-name="gr1" svg:width="18.821cm" svg:height="10.398cm" svg:x="14.148cm" svg:y="0cm">
            <draw:object draw:notify-on-update-of-ranges="110x110.A2:110x110.A55 110x110.B2:110x110.B5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2">
            <text:p>18.8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23230546955624">
            <text:p>1.23E-002</text:p>
          </table:table-cell>
          <table:table-cell table:formula="of:=( [.B2] - ([.$D$2]*[.A2] + [.$D$3]) )^2" office:value-type="float" office:value="0.000242582143033277">
            <text:p>2.43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4">
            <text:p>18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19842907923411">
            <text:p>3.20E-001</text:p>
          </table:table-cell>
          <table:table-cell table:formula="of:=( [.B3] - ([.$D$2]*[.A3] + [.$D$3]) )^2" office:value-type="float" office:value="0.00126558409235062">
            <text:p>1.27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">
            <text:p>18.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00607979581504">
            <text:p>5.01E-004</text:p>
          </table:table-cell>
          <table:table-cell table:formula="of:=( [.B4] - ([.$D$2]*[.A4] + [.$D$3]) )^2" office:value-type="float" office:value="0.000019580193715903">
            <text:p>1.96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2">
            <text:p>24.9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07282112534095">
            <text:p>6.07E-002</text:p>
          </table:table-cell>
          <table:table-cell table:formula="of:=( [.B5] - ([.$D$2]*[.A5] + [.$D$3]) )^2" office:value-type="float" office:value="0.00211161378782265">
            <text:p>2.1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7">
            <text:p>24.9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63838829945237">
            <text:p>1.64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6">
            <text:p>24.96</text:p>
          </table:table-cell>
          <table:table-cell office:value-type="string">
            <text:p>sum d_i^2</text:p>
          </table:table-cell>
          <table:table-cell table:formula="of:=SUM([.E2:.E55])" office:value-type="float" office:value="1.75124632496275">
            <text:p>1.75E+000</text:p>
          </table:table-cell>
          <table:table-cell table:formula="of:=( [.B7] - ([.$D$2]*[.A7] + [.$D$3]) )^2" office:value-type="float" office:value="0.0000354298639601773">
            <text:p>3.5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3">
            <text:p>31.1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635218010402943">
            <text:p>6.35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8">
            <text:p>31.1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75838749715371">
            <text:p>2.7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07">
            <text:p>31.07</text:p>
          </table:table-cell>
          <table:table-cell table:number-columns-repeated="2"/>
          <table:table-cell table:formula="of:=( [.B10] - ([.$D$2]*[.A10] + [.$D$3]) )^2" office:value-type="float" office:value="0.00330390979964436">
            <text:p>3.30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45">
            <text:p>37.45</text:p>
          </table:table-cell>
          <table:table-cell table:number-columns-repeated="2"/>
          <table:table-cell table:formula="of:=( [.B11] - ([.$D$2]*[.A11] + [.$D$3]) )^2" office:value-type="float" office:value="0.0259187477842749">
            <text:p>2.59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6">
            <text:p>37.26</text:p>
          </table:table-cell>
          <table:table-cell table:number-columns-repeated="2"/>
          <table:table-cell table:formula="of:=( [.B12] - ([.$D$2]*[.A12] + [.$D$3]) )^2" office:value-type="float" office:value="0.000841405736346229">
            <text:p>8.4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5">
            <text:p>37.25</text:p>
          </table:table-cell>
          <table:table-cell table:number-columns-repeated="2"/>
          <table:table-cell table:formula="of:=( [.B13] - ([.$D$2]*[.A13] + [.$D$3]) )^2" office:value-type="float" office:value="0.00152154562856044">
            <text:p>1.52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4] - ([.$D$2]*[.A14] + [.$D$3]) )^2" office:value-type="float" office:value="0.00366440660882368">
            <text:p>3.6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5] - ([.$D$2]*[.A15] + [.$D$3]) )^2" office:value-type="float" office:value="0.00366440660882368">
            <text:p>3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4">
            <text:p>43.4</text:p>
          </table:table-cell>
          <table:table-cell table:number-columns-repeated="2"/>
          <table:table-cell table:formula="of:=( [.B16] - ([.$D$2]*[.A16] + [.$D$3]) )^2" office:value-type="float" office:value="0.00255371976098524">
            <text:p>2.55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51">
            <text:p>49.51</text:p>
          </table:table-cell>
          <table:table-cell table:number-columns-repeated="2"/>
          <table:table-cell table:formula="of:=( [.B17] - ([.$D$2]*[.A17] + [.$D$3]) )^2" office:value-type="float" office:value="0.0104165886010004">
            <text:p>1.0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18] - ([.$D$2]*[.A18] + [.$D$3]) )^2" office:value-type="float" office:value="0.0218857435144246">
            <text:p>2.1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.07">
            <text:p>50.07</text:p>
          </table:table-cell>
          <table:table-cell table:number-columns-repeated="2"/>
          <table:table-cell table:formula="of:=( [.B19] - ([.$D$2]*[.A19] + [.$D$3]) )^2" office:value-type="float" office:value="0.209707495607073">
            <text:p>2.10E-001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67">
            <text:p>55.67</text:p>
          </table:table-cell>
          <table:table-cell table:number-columns-repeated="2"/>
          <table:table-cell table:formula="of:=( [.B20] - ([.$D$2]*[.A20] + [.$D$3]) )^2" office:value-type="float" office:value="0.0107306887843108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81">
            <text:p>55.81</text:p>
          </table:table-cell>
          <table:table-cell table:number-columns-repeated="2"/>
          <table:table-cell table:formula="of:=( [.B21] - ([.$D$2]*[.A21] + [.$D$3]) )^2" office:value-type="float" office:value="0.00132575815708875">
            <text:p>1.33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74">
            <text:p>55.74</text:p>
          </table:table-cell>
          <table:table-cell table:number-columns-repeated="2"/>
          <table:table-cell table:formula="of:=( [.B22] - ([.$D$2]*[.A22] + [.$D$3]) )^2" office:value-type="float" office:value="0.00112822347069972">
            <text:p>1.1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3] - ([.$D$2]*[.A23] + [.$D$3]) )^2" office:value-type="float" office:value="0.00424014369126648">
            <text:p>4.24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4] - ([.$D$2]*[.A24] + [.$D$3]) )^2" office:value-type="float" office:value="0.00424014369126648">
            <text:p>4.24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4">
            <text:p>61.84</text:p>
          </table:table-cell>
          <table:table-cell table:number-columns-repeated="2"/>
          <table:table-cell table:formula="of:=( [.B25] - ([.$D$2]*[.A25] + [.$D$3]) )^2" office:value-type="float" office:value="0.00904712683540089">
            <text:p>9.05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( [.B26] - ([.$D$2]*[.A26] + [.$D$3]) )^2" office:value-type="float" office:value="0.00934001122806891">
            <text:p>9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16">
            <text:p>68.16</text:p>
          </table:table-cell>
          <table:table-cell table:number-columns-repeated="2"/>
          <table:table-cell table:formula="of:=( [.B27] - ([.$D$2]*[.A27] + [.$D$3]) )^2" office:value-type="float" office:value="0.00401401650268807">
            <text:p>4.0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52">
            <text:p>68.52</text:p>
          </table:table-cell>
          <table:table-cell table:number-columns-repeated="2"/>
          <table:table-cell table:formula="of:=( [.B28] - ([.$D$2]*[.A28] + [.$D$3]) )^2" office:value-type="float" office:value="0.179230528370579">
            <text:p>1.79E-001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4">
            <text:p>74.14</text:p>
          </table:table-cell>
          <table:table-cell table:number-columns-repeated="2"/>
          <table:table-cell table:formula="of:=( [.B29] - ([.$D$2]*[.A29] + [.$D$3]) )^2" office:value-type="float" office:value="0.0139644044551456">
            <text:p>1.4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42">
            <text:p>74.42</text:p>
          </table:table-cell>
          <table:table-cell table:number-columns-repeated="2"/>
          <table:table-cell table:formula="of:=( [.B30] - ([.$D$2]*[.A30] + [.$D$3]) )^2" office:value-type="float" office:value="0.0261885989282492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9">
            <text:p>74.19</text:p>
          </table:table-cell>
          <table:table-cell table:number-columns-repeated="2"/>
          <table:table-cell table:formula="of:=( [.B31] - ([.$D$2]*[.A31] + [.$D$3]) )^2" office:value-type="float" office:value="0.00464729632534299">
            <text:p>4.65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25">
            <text:p>80.25</text:p>
          </table:table-cell>
          <table:table-cell table:number-columns-repeated="2"/>
          <table:table-cell table:formula="of:=( [.B32] - ([.$D$2]*[.A32] + [.$D$3]) )^2" office:value-type="float" office:value="0.0287975568319643">
            <text:p>2.8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4">
            <text:p>80.34</text:p>
          </table:table-cell>
          <table:table-cell table:number-columns-repeated="2"/>
          <table:table-cell table:formula="of:=( [.B33] - ([.$D$2]*[.A33] + [.$D$3]) )^2" office:value-type="float" office:value="0.00635183959769924">
            <text:p>6.35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5">
            <text:p>80.35</text:p>
          </table:table-cell>
          <table:table-cell table:number-columns-repeated="2"/>
          <table:table-cell table:formula="of:=( [.B34] - ([.$D$2]*[.A34] + [.$D$3]) )^2" office:value-type="float" office:value="0.00485787101611564">
            <text:p>4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7">
            <text:p>86.47</text:p>
          </table:table-cell>
          <table:table-cell table:number-columns-repeated="2"/>
          <table:table-cell table:formula="of:=( [.B35] - ([.$D$2]*[.A35] + [.$D$3]) )^2" office:value-type="float" office:value="0.0123711734382139">
            <text:p>1.2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39">
            <text:p>86.39</text:p>
          </table:table-cell>
          <table:table-cell table:number-columns-repeated="2"/>
          <table:table-cell table:formula="of:=( [.B36] - ([.$D$2]*[.A36] + [.$D$3]) )^2" office:value-type="float" office:value="0.0365672977358877">
            <text:p>3.66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8">
            <text:p>86.48</text:p>
          </table:table-cell>
          <table:table-cell table:number-columns-repeated="2"/>
          <table:table-cell table:formula="of:=( [.B37] - ([.$D$2]*[.A37] + [.$D$3]) )^2" office:value-type="float" office:value="0.0102466579010036">
            <text:p>1.0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7">
            <text:p>92.7</text:p>
          </table:table-cell>
          <table:table-cell table:number-columns-repeated="2"/>
          <table:table-cell table:formula="of:=( [.B38] - ([.$D$2]*[.A38] + [.$D$3]) )^2" office:value-type="float" office:value="0.00182782966662683">
            <text:p>1.8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57">
            <text:p>92.57</text:p>
          </table:table-cell>
          <table:table-cell table:number-columns-repeated="2"/>
          <table:table-cell table:formula="of:=( [.B39] - ([.$D$2]*[.A39] + [.$D$3]) )^2" office:value-type="float" office:value="0.0298436420734664">
            <text:p>2.98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66">
            <text:p>92.66</text:p>
          </table:table-cell>
          <table:table-cell table:number-columns-repeated="2"/>
          <table:table-cell table:formula="of:=( [.B40] - ([.$D$2]*[.A40] + [.$D$3]) )^2" office:value-type="float" office:value="0.00684807963796208">
            <text:p>6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81">
            <text:p>98.81</text:p>
          </table:table-cell>
          <table:table-cell table:number-columns-repeated="2"/>
          <table:table-cell table:formula="of:=( [.B41] - ([.$D$2]*[.A41] + [.$D$3]) )^2" office:value-type="float" office:value="0.00888880748028425">
            <text:p>8.89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7">
            <text:p>98.77</text:p>
          </table:table-cell>
          <table:table-cell table:number-columns-repeated="2"/>
          <table:table-cell table:formula="of:=( [.B42] - ([.$D$2]*[.A42] + [.$D$3]) )^2" office:value-type="float" office:value="0.0180312452741175">
            <text:p>1.80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9">
            <text:p>98.79</text:p>
          </table:table-cell>
          <table:table-cell table:number-columns-repeated="2"/>
          <table:table-cell table:formula="of:=( [.B43] - ([.$D$2]*[.A43] + [.$D$3]) )^2" office:value-type="float" office:value="0.0130600263771991">
            <text:p>1.31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01">
            <text:p>105.01</text:p>
          </table:table-cell>
          <table:table-cell table:number-columns-repeated="2"/>
          <table:table-cell table:formula="of:=( [.B44] - ([.$D$2]*[.A44] + [.$D$3]) )^2" office:value-type="float" office:value="0.00311451279593413">
            <text:p>3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12">
            <text:p>105.12</text:p>
          </table:table-cell>
          <table:table-cell table:number-columns-repeated="2"/>
          <table:table-cell table:formula="of:=( [.B45] - ([.$D$2]*[.A45] + [.$D$3]) )^2" office:value-type="float" office:value="0.00293679235103014">
            <text:p>2.94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39">
            <text:p>105.39</text:p>
          </table:table-cell>
          <table:table-cell table:number-columns-repeated="2"/>
          <table:table-cell table:formula="of:=( [.B46] - ([.$D$2]*[.A46] + [.$D$3]) )^2" office:value-type="float" office:value="0.105100569440808">
            <text:p>1.05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9">
            <text:p>111.59</text:p>
          </table:table-cell>
          <table:table-cell table:number-columns-repeated="2"/>
          <table:table-cell table:formula="of:=( [.B47] - ([.$D$2]*[.A47] + [.$D$3]) )^2" office:value-type="float" office:value="0.131525780380231">
            <text:p>1.32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4">
            <text:p>111.54</text:p>
          </table:table-cell>
          <table:table-cell table:number-columns-repeated="2"/>
          <table:table-cell table:formula="of:=( [.B48] - ([.$D$2]*[.A48] + [.$D$3]) )^2" office:value-type="float" office:value="0.0977592971787653">
            <text:p>9.78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11">
            <text:p>111.11</text:p>
          </table:table-cell>
          <table:table-cell table:number-columns-repeated="2"/>
          <table:table-cell table:formula="of:=( [.B49] - ([.$D$2]*[.A49] + [.$D$3]) )^2" office:value-type="float" office:value="0.0137675416461459">
            <text:p>1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19">
            <text:p>117.19</text:p>
          </table:table-cell>
          <table:table-cell table:number-columns-repeated="2"/>
          <table:table-cell table:formula="of:=( [.B50] - ([.$D$2]*[.A50] + [.$D$3]) )^2" office:value-type="float" office:value="0.0395463001770068">
            <text:p>3.95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8.12">
            <text:p>118.12</text:p>
          </table:table-cell>
          <table:table-cell table:number-columns-repeated="2"/>
          <table:table-cell table:formula="of:=( [.B51] - ([.$D$2]*[.A51] + [.$D$3]) )^2" office:value-type="float" office:value="0.534562020851208">
            <text:p>5.35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23">
            <text:p>117.23</text:p>
          </table:table-cell>
          <table:table-cell table:number-columns-repeated="2"/>
          <table:table-cell table:formula="of:=( [.B52] - ([.$D$2]*[.A52] + [.$D$3]) )^2" office:value-type="float" office:value="0.0252372989156797">
            <text:p>2.5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9">
            <text:p>123.39</text:p>
          </table:table-cell>
          <table:table-cell table:number-columns-repeated="2"/>
          <table:table-cell table:formula="of:=( [.B53] - ([.$D$2]*[.A53] + [.$D$3]) )^2" office:value-type="float" office:value="0.0257249083288747">
            <text:p>2.5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55">
            <text:p>123.55</text:p>
          </table:table-cell>
          <table:table-cell table:number-columns-repeated="2"/>
          <table:table-cell table:formula="of:=( [.B54] - ([.$D$2]*[.A54] + [.$D$3]) )^2" office:value-type="float" office:value="0.000000151993585888414">
            <text:p>1.52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6">
            <text:p>123.36</text:p>
          </table:table-cell>
          <table:table-cell table:number-columns-repeated="2"/>
          <table:table-cell table:formula="of:=( [.B55] - ([.$D$2]*[.A55] + [.$D$3]) )^2" office:value-type="float" office:value="0.0362483001417418">
            <text:p>3.62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5x115" table:style-name="ta1" table:print="false">
        <table:shapes>
          <draw:frame draw:z-index="0" draw:style-name="gr1" svg:width="18.821cm" svg:height="10.398cm" svg:x="13.985cm" svg:y="0.132cm">
            <draw:object draw:notify-on-update-of-ranges="115x115.A2:115x115.A55 115x115.B2:115x115.B55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1">
            <text:p>20.5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34579704162367">
            <text:p>1.35E-002</text:p>
          </table:table-cell>
          <table:table-cell table:formula="of:=( [.B2] - ([.$D$2]*[.A2] + [.$D$3]) )^2" office:value-type="float" office:value="0.0013934866948623">
            <text:p>1.39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5">
            <text:p>20.5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0373810342863">
            <text:p>3.60E-001</text:p>
          </table:table-cell>
          <table:table-cell table:formula="of:=( [.B3] - ([.$D$2]*[.A3] + [.$D$3]) )^2" office:value-type="float" office:value="0.00000713191903295345">
            <text:p>7.1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2">
            <text:p>20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92984136989666">
            <text:p>4.93E-004</text:p>
          </table:table-cell>
          <table:table-cell table:formula="of:=( [.B4] - ([.$D$2]*[.A4] + [.$D$3]) )^2" office:value-type="float" office:value="0.000746898000905072">
            <text:p>7.47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34">
            <text:p>27.3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98033711742183">
            <text:p>5.98E-002</text:p>
          </table:table-cell>
          <table:table-cell table:formula="of:=( [.B5] - ([.$D$2]*[.A5] + [.$D$3]) )^2" office:value-type="float" office:value="0.00405582471962777">
            <text:p>4.0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5">
            <text:p>27.2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69246042654435">
            <text:p>6.9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4">
            <text:p>27.24</text:p>
          </table:table-cell>
          <table:table-cell office:value-type="string">
            <text:p>sum d_i^2</text:p>
          </table:table-cell>
          <table:table-cell table:formula="of:=SUM([.E2:.E55])" office:value-type="float" office:value="1.69831244123379">
            <text:p>1.70E+000</text:p>
          </table:table-cell>
          <table:table-cell table:formula="of:=( [.B7] - ([.$D$2]*[.A7] + [.$D$3]) )^2" office:value-type="float" office:value="0.00131875328286853">
            <text:p>1.32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3.99">
            <text:p>33.9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4085438619128">
            <text:p>2.3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1">
            <text:p>34.0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220914012375123">
            <text:p>2.21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6">
            <text:p>34.06</text:p>
          </table:table-cell>
          <table:table-cell table:number-columns-repeated="2"/>
          <table:table-cell table:formula="of:=( [.B10] - ([.$D$2]*[.A10] + [.$D$3]) )^2" office:value-type="float" office:value="0.00299210630778364">
            <text:p>2.99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71">
            <text:p>40.71</text:p>
          </table:table-cell>
          <table:table-cell table:number-columns-repeated="2"/>
          <table:table-cell table:formula="of:=( [.B11] - ([.$D$2]*[.A11] + [.$D$3]) )^2" office:value-type="float" office:value="0.000589764093201471">
            <text:p>5.9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68">
            <text:p>40.68</text:p>
          </table:table-cell>
          <table:table-cell table:number-columns-repeated="2"/>
          <table:table-cell table:formula="of:=( [.B12] - ([.$D$2]*[.A12] + [.$D$3]) )^2" office:value-type="float" office:value="0.0029468676363739">
            <text:p>2.9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.02">
            <text:p>41.02</text:p>
          </table:table-cell>
          <table:table-cell table:number-columns-repeated="2"/>
          <table:table-cell table:formula="of:=( [.B13] - ([.$D$2]*[.A13] + [.$D$3]) )^2" office:value-type="float" office:value="0.0816330274804222">
            <text:p>8.16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4] - ([.$D$2]*[.A14] + [.$D$3]) )^2" office:value-type="float" office:value="0.00110691067764378">
            <text:p>1.1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38">
            <text:p>47.38</text:p>
          </table:table-cell>
          <table:table-cell table:number-columns-repeated="2"/>
          <table:table-cell table:formula="of:=( [.B15] - ([.$D$2]*[.A15] + [.$D$3]) )^2" office:value-type="float" office:value="0.00693393739476443">
            <text:p>6.9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6] - ([.$D$2]*[.A16] + [.$D$3]) )^2" office:value-type="float" office:value="0.00110691067764378">
            <text:p>1.11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f:=( [.B17] - ([.$D$2]*[.A17] + [.$D$3]) )^2" office:value-type="float" office:value="0.00851107272089907">
            <text:p>8.51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9">
            <text:p>54.19</text:p>
          </table:table-cell>
          <table:table-cell table:number-columns-repeated="2"/>
          <table:table-cell table:formula="of:=( [.B18] - ([.$D$2]*[.A18] + [.$D$3]) )^2" office:value-type="float" office:value="0.00000508716878174587">
            <text:p>5.09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5">
            <text:p>54.5</text:p>
          </table:table-cell>
          <table:table-cell table:number-columns-repeated="2"/>
          <table:table-cell table:formula="of:=( [.B19] - ([.$D$2]*[.A19] + [.$D$3]) )^2" office:value-type="float" office:value="0.0947066924892656">
            <text:p>9.47E-002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3">
            <text:p>60.83</text:p>
          </table:table-cell>
          <table:table-cell table:number-columns-repeated="2"/>
          <table:table-cell table:formula="of:=( [.B20] - ([.$D$2]*[.A20] + [.$D$3]) )^2" office:value-type="float" office:value="0.0083248623087374">
            <text:p>8.32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">
            <text:p>60.8</text:p>
          </table:table-cell>
          <table:table-cell table:number-columns-repeated="2"/>
          <table:table-cell table:formula="of:=( [.B21] - ([.$D$2]*[.A21] + [.$D$3]) )^2" office:value-type="float" office:value="0.0146993033132106">
            <text:p>1.47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97">
            <text:p>60.97</text:p>
          </table:table-cell>
          <table:table-cell table:number-columns-repeated="2"/>
          <table:table-cell table:formula="of:=( [.B22] - ([.$D$2]*[.A22] + [.$D$3]) )^2" office:value-type="float" office:value="0.00237747095453042">
            <text:p>2.3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3">
            <text:p>67.53</text:p>
          </table:table-cell>
          <table:table-cell table:number-columns-repeated="2"/>
          <table:table-cell table:formula="of:=( [.B23] - ([.$D$2]*[.A23] + [.$D$3]) )^2" office:value-type="float" office:value="0.0144542649932739">
            <text:p>1.45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8.1">
            <text:p>68.1</text:p>
          </table:table-cell>
          <table:table-cell table:number-columns-repeated="2"/>
          <table:table-cell table:formula="of:=( [.B24] - ([.$D$2]*[.A24] + [.$D$3]) )^2" office:value-type="float" office:value="0.202296748653379">
            <text:p>2.02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9">
            <text:p>67.59</text:p>
          </table:table-cell>
          <table:table-cell table:number-columns-repeated="2"/>
          <table:table-cell table:formula="of:=( [.B25] - ([.$D$2]*[.A25] + [.$D$3]) )^2" office:value-type="float" office:value="0.00362715801012747">
            <text:p>3.63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8">
            <text:p>74.28</text:p>
          </table:table-cell>
          <table:table-cell table:number-columns-repeated="2"/>
          <table:table-cell table:formula="of:=( [.B26] - ([.$D$2]*[.A26] + [.$D$3]) )^2" office:value-type="float" office:value="0.00984284229268063">
            <text:p>9.8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7">
            <text:p>74.27</text:p>
          </table:table-cell>
          <table:table-cell table:number-columns-repeated="2"/>
          <table:table-cell table:formula="of:=( [.B27] - ([.$D$2]*[.A27] + [.$D$3]) )^2" office:value-type="float" office:value="0.0119270642855727">
            <text:p>1.19E-002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32">
            <text:p>74.32</text:p>
          </table:table-cell>
          <table:table-cell table:number-columns-repeated="2"/>
          <table:table-cell table:formula="of:=( [.B28] - ([.$D$2]*[.A28] + [.$D$3]) )^2" office:value-type="float" office:value="0.00350595432111765">
            <text:p>3.5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2">
            <text:p>81.2</text:p>
          </table:table-cell>
          <table:table-cell table:number-columns-repeated="2"/>
          <table:table-cell table:formula="of:=( [.B29] - ([.$D$2]*[.A29] + [.$D$3]) )^2" office:value-type="float" office:value="0.00842791790836812">
            <text:p>8.4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09">
            <text:p>81.09</text:p>
          </table:table-cell>
          <table:table-cell table:number-columns-repeated="2"/>
          <table:table-cell table:formula="of:=( [.B30] - ([.$D$2]*[.A30] + [.$D$3]) )^2" office:value-type="float" office:value="0.000331105616201372">
            <text:p>3.3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12">
            <text:p>81.12</text:p>
          </table:table-cell>
          <table:table-cell table:number-columns-repeated="2"/>
          <table:table-cell table:formula="of:=( [.B31] - ([.$D$2]*[.A31] + [.$D$3]) )^2" office:value-type="float" office:value="0.000139327150428722">
            <text:p>1.39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8">
            <text:p>87.78</text:p>
          </table:table-cell>
          <table:table-cell table:number-columns-repeated="2"/>
          <table:table-cell table:formula="of:=( [.B32] - ([.$D$2]*[.A32] + [.$D$3]) )^2" office:value-type="float" office:value="0.00326972575847324">
            <text:p>3.2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4">
            <text:p>87.74</text:p>
          </table:table-cell>
          <table:table-cell table:number-columns-repeated="2"/>
          <table:table-cell table:formula="of:=( [.B33] - ([.$D$2]*[.A33] + [.$D$3]) )^2" office:value-type="float" office:value="0.00944424702897137">
            <text:p>9.4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7">
            <text:p>87.77</text:p>
          </table:table-cell>
          <table:table-cell table:number-columns-repeated="2"/>
          <table:table-cell table:formula="of:=( [.B34] - ([.$D$2]*[.A34] + [.$D$3]) )^2" office:value-type="float" office:value="0.00451335607609815">
            <text:p>4.5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53">
            <text:p>94.53</text:p>
          </table:table-cell>
          <table:table-cell table:number-columns-repeated="2"/>
          <table:table-cell table:formula="of:=( [.B35] - ([.$D$2]*[.A35] + [.$D$3]) )^2" office:value-type="float" office:value="0.00130803192486012">
            <text:p>1.31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 [.B36] - ([.$D$2]*[.A36] + [.$D$3]) )^2" office:value-type="float" office:value="0.188211311365276">
            <text:p>1.88E-001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41">
            <text:p>94.41</text:p>
          </table:table-cell>
          <table:table-cell table:number-columns-repeated="2"/>
          <table:table-cell table:formula="of:=( [.B37] - ([.$D$2]*[.A37] + [.$D$3]) )^2" office:value-type="float" office:value="0.0243880456847552">
            <text:p>2.44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25">
            <text:p>101.25</text:p>
          </table:table-cell>
          <table:table-cell table:number-columns-repeated="2"/>
          <table:table-cell table:formula="of:=( [.B38] - ([.$D$2]*[.A38] + [.$D$3]) )^2" office:value-type="float" office:value="0.00203869697397848">
            <text:p>2.04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38">
            <text:p>101.38</text:p>
          </table:table-cell>
          <table:table-cell table:number-columns-repeated="2"/>
          <table:table-cell table:formula="of:=( [.B39] - ([.$D$2]*[.A39] + [.$D$3]) )^2" office:value-type="float" office:value="0.0071991946233265">
            <text:p>7.20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13">
            <text:p>101.13</text:p>
          </table:table-cell>
          <table:table-cell table:number-columns-repeated="2"/>
          <table:table-cell table:formula="of:=( [.B40] - ([.$D$2]*[.A40] + [.$D$3]) )^2" office:value-type="float" office:value="0.0272751606822734">
            <text:p>2.73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1] - ([.$D$2]*[.A41] + [.$D$3]) )^2" office:value-type="float" office:value="0.00411357275768142">
            <text:p>4.11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42] - ([.$D$2]*[.A42] + [.$D$3]) )^2" office:value-type="float" office:value="0.0207755151954772">
            <text:p>2.08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3] - ([.$D$2]*[.A43] + [.$D$3]) )^2" office:value-type="float" office:value="0.00411357275768142">
            <text:p>4.1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44] - ([.$D$2]*[.A44] + [.$D$3]) )^2" office:value-type="float" office:value="0.00867177176306712">
            <text:p>8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5">
            <text:p>114.65</text:p>
          </table:table-cell>
          <table:table-cell table:number-columns-repeated="2"/>
          <table:table-cell table:formula="of:=( [.B45] - ([.$D$2]*[.A45] + [.$D$3]) )^2" office:value-type="float" office:value="0.0106342187301563">
            <text:p>1.0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9">
            <text:p>114.69</text:p>
          </table:table-cell>
          <table:table-cell table:number-columns-repeated="2"/>
          <table:table-cell table:formula="of:=( [.B46] - ([.$D$2]*[.A46] + [.$D$3]) )^2" office:value-type="float" office:value="0.00398443086179366">
            <text:p>3.9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7">
            <text:p>121.37</text:p>
          </table:table-cell>
          <table:table-cell table:number-columns-repeated="2"/>
          <table:table-cell table:formula="of:=( [.B47] - ([.$D$2]*[.A47] + [.$D$3]) )^2" office:value-type="float" office:value="0.0125681042183228">
            <text:p>1.26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2.05">
            <text:p>122.05</text:p>
          </table:table-cell>
          <table:table-cell table:number-columns-repeated="2"/>
          <table:table-cell table:formula="of:=( [.B48] - ([.$D$2]*[.A48] + [.$D$3]) )^2" office:value-type="float" office:value="0.32250182741518">
            <text:p>3.23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4">
            <text:p>121.34</text:p>
          </table:table-cell>
          <table:table-cell table:number-columns-repeated="2"/>
          <table:table-cell table:formula="of:=( [.B49] - ([.$D$2]*[.A49] + [.$D$3]) )^2" office:value-type="float" office:value="0.0201945576066967">
            <text:p>2.0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3">
            <text:p>128.03</text:p>
          </table:table-cell>
          <table:table-cell table:number-columns-repeated="2"/>
          <table:table-cell table:formula="of:=( [.B50] - ([.$D$2]*[.A50] + [.$D$3]) )^2" office:value-type="float" office:value="0.0327945893872936">
            <text:p>3.28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4">
            <text:p>128.04</text:p>
          </table:table-cell>
          <table:table-cell table:number-columns-repeated="2"/>
          <table:table-cell table:formula="of:=( [.B51] - ([.$D$2]*[.A51] + [.$D$3]) )^2" office:value-type="float" office:value="0.0292727340954722">
            <text:p>2.93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23">
            <text:p>128.23</text:p>
          </table:table-cell>
          <table:table-cell table:number-columns-repeated="2"/>
          <table:table-cell table:formula="of:=( [.B52] - ([.$D$2]*[.A52] + [.$D$3]) )^2" office:value-type="float" office:value="0.00035748355080232">
            <text:p>3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75">
            <text:p>134.75</text:p>
          </table:table-cell>
          <table:table-cell table:number-columns-repeated="2"/>
          <table:table-cell table:formula="of:=( [.B53] - ([.$D$2]*[.A53] + [.$D$3]) )^2" office:value-type="float" office:value="0.0361296357093761">
            <text:p>3.61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95">
            <text:p>134.95</text:p>
          </table:table-cell>
          <table:table-cell table:number-columns-repeated="2"/>
          <table:table-cell table:formula="of:=( [.B54] - ([.$D$2]*[.A54] + [.$D$3]) )^2" office:value-type="float" office:value="0.0000984466255520181">
            <text:p>9.84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.6">
            <text:p>135.6</text:p>
          </table:table-cell>
          <table:table-cell table:number-columns-repeated="2"/>
          <table:table-cell table:formula="of:=( [.B55] - ([.$D$2]*[.A55] + [.$D$3]) )^2" office:value-type="float" office:value="0.435497082103117">
            <text:p>4.35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0x120" table:style-name="ta1" table:print="false">
        <table:shapes>
          <draw:frame draw:z-index="0" draw:style-name="gr1" svg:width="18.821cm" svg:height="10.398cm" svg:x="13.818cm" svg:y="0cm">
            <draw:object draw:notify-on-update-of-ranges="120x120.A2:120x120.A55 120x120.B2:120x120.B55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63">
            <text:p>22.6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46164155486756">
            <text:p>1.46E-002</text:p>
          </table:table-cell>
          <table:table-cell table:formula="of:=( [.B2] - ([.$D$2]*[.A2] + [.$D$3]) )^2" office:value-type="float" office:value="0.0219883227127818">
            <text:p>2.20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7">
            <text:p>22.4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57092076596725">
            <text:p>5.57E-001</text:p>
          </table:table-cell>
          <table:table-cell table:formula="of:=( [.B3] - ([.$D$2]*[.A3] + [.$D$3]) )^2" office:value-type="float" office:value="0.00013725058802517">
            <text:p>1.3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8">
            <text:p>22.4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6080564117007">
            <text:p>3.46E-004</text:p>
          </table:table-cell>
          <table:table-cell table:formula="of:=( [.B4] - ([.$D$2]*[.A4] + [.$D$3]) )^2" office:value-type="float" office:value="0.00000294259582244866">
            <text:p>2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91">
            <text:p>29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9826580190877">
            <text:p>4.20E-002</text:p>
          </table:table-cell>
          <table:table-cell table:formula="of:=( [.B5] - ([.$D$2]*[.A5] + [.$D$3]) )^2" office:value-type="float" office:value="0.0144184441547366">
            <text:p>1.44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0.1">
            <text:p>30.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961476380545201">
            <text:p>9.61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78">
            <text:p>29.78</text:p>
          </table:table-cell>
          <table:table-cell office:value-type="string">
            <text:p>sum d_i^2</text:p>
          </table:table-cell>
          <table:table-cell table:formula="of:=SUM([.E2:.E55])" office:value-type="float" office:value="0.83696273363149">
            <text:p>8.37E-001</text:p>
          </table:table-cell>
          <table:table-cell table:formula="of:=( [.B7] - ([.$D$2]*[.A7] + [.$D$3]) )^2" office:value-type="float" office:value="0.000098469381201061">
            <text:p>9.85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328731285740336">
            <text:p>3.29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23">
            <text:p>37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73894468000167">
            <text:p>1.7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table:number-columns-repeated="2"/>
          <table:table-cell table:formula="of:=( [.B10] - ([.$D$2]*[.A10] + [.$D$3]) )^2" office:value-type="float" office:value="0.000328731285740336">
            <text:p>3.29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4">
            <text:p>44.44</text:p>
          </table:table-cell>
          <table:table-cell table:number-columns-repeated="2"/>
          <table:table-cell table:formula="of:=( [.B11] - ([.$D$2]*[.A11] + [.$D$3]) )^2" office:value-type="float" office:value="0.0011330815946145">
            <text:p>1.13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8">
            <text:p>44.48</text:p>
          </table:table-cell>
          <table:table-cell table:number-columns-repeated="2"/>
          <table:table-cell table:formula="of:=( [.B12] - ([.$D$2]*[.A12] + [.$D$3]) )^2" office:value-type="float" office:value="0.0054259837847306">
            <text:p>5.4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32">
            <text:p>44.32</text:p>
          </table:table-cell>
          <table:table-cell table:number-columns-repeated="2"/>
          <table:table-cell table:formula="of:=( [.B13] - ([.$D$2]*[.A13] + [.$D$3]) )^2" office:value-type="float" office:value="0.00745437502426537">
            <text:p>7.45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2">
            <text:p>51.62</text:p>
          </table:table-cell>
          <table:table-cell table:number-columns-repeated="2"/>
          <table:table-cell table:formula="of:=( [.B14] - ([.$D$2]*[.A14] + [.$D$3]) )^2" office:value-type="float" office:value="0.0089390400876625">
            <text:p>8.94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5">
            <text:p>51.65</text:p>
          </table:table-cell>
          <table:table-cell table:number-columns-repeated="2"/>
          <table:table-cell table:formula="of:=( [.B15] - ([.$D$2]*[.A15] + [.$D$3]) )^2" office:value-type="float" office:value="0.00416625026998137">
            <text:p>4.17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72">
            <text:p>51.72</text:p>
          </table:table-cell>
          <table:table-cell table:number-columns-repeated="2"/>
          <table:table-cell table:formula="of:=( [.B16] - ([.$D$2]*[.A16] + [.$D$3]) )^2" office:value-type="float" office:value="0.0000297406953925841">
            <text:p>2.9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7] - ([.$D$2]*[.A17] + [.$D$3]) )^2" office:value-type="float" office:value="0.0150686111221872">
            <text:p>1.51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8] - ([.$D$2]*[.A18] + [.$D$3]) )^2" office:value-type="float" office:value="0.0150686111221872">
            <text:p>1.51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4">
            <text:p>58.94</text:p>
          </table:table-cell>
          <table:table-cell table:number-columns-repeated="2"/>
          <table:table-cell table:formula="of:=( [.B19] - ([.$D$2]*[.A19] + [.$D$3]) )^2" office:value-type="float" office:value="0.00684826941825476">
            <text:p>6.85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">
            <text:p>66.2</text:p>
          </table:table-cell>
          <table:table-cell table:number-columns-repeated="2"/>
          <table:table-cell table:formula="of:=( [.B20] - ([.$D$2]*[.A20] + [.$D$3]) )^2" office:value-type="float" office:value="0.017151057397418">
            <text:p>1.7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5">
            <text:p>66.25</text:p>
          </table:table-cell>
          <table:table-cell table:number-columns-repeated="2"/>
          <table:table-cell table:formula="of:=( [.B21] - ([.$D$2]*[.A21] + [.$D$3]) )^2" office:value-type="float" office:value="0.00655485283372212">
            <text:p>6.5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9">
            <text:p>66.29</text:p>
          </table:table-cell>
          <table:table-cell table:number-columns-repeated="2"/>
          <table:table-cell table:formula="of:=( [.B22] - ([.$D$2]*[.A22] + [.$D$3]) )^2" office:value-type="float" office:value="0.00167788918276435">
            <text:p>1.6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64">
            <text:p>73.64</text:p>
          </table:table-cell>
          <table:table-cell table:number-columns-repeated="2"/>
          <table:table-cell table:formula="of:=( [.B23] - ([.$D$2]*[.A23] + [.$D$3]) )^2" office:value-type="float" office:value="0.000000689198874295213">
            <text:p>6.89E-007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7">
            <text:p>73.57</text:p>
          </table:table-cell>
          <table:table-cell table:number-columns-repeated="2"/>
          <table:table-cell table:formula="of:=( [.B24] - ([.$D$2]*[.A24] + [.$D$3]) )^2" office:value-type="float" office:value="0.00478446399534275">
            <text:p>4.78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3">
            <text:p>73.53</text:p>
          </table:table-cell>
          <table:table-cell table:number-columns-repeated="2"/>
          <table:table-cell table:formula="of:=( [.B25] - ([.$D$2]*[.A25] + [.$D$3]) )^2" office:value-type="float" office:value="0.011918049593323">
            <text:p>1.1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6">
            <text:p>80.86</text:p>
          </table:table-cell>
          <table:table-cell table:number-columns-repeated="2"/>
          <table:table-cell table:formula="of:=( [.B26] - ([.$D$2]*[.A26] + [.$D$3]) )^2" office:value-type="float" office:value="0.0076348439878522">
            <text:p>7.6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8">
            <text:p>80.88</text:p>
          </table:table-cell>
          <table:table-cell table:number-columns-repeated="2"/>
          <table:table-cell table:formula="of:=( [.B27] - ([.$D$2]*[.A27] + [.$D$3]) )^2" office:value-type="float" office:value="0.0045397402153499">
            <text:p>4.5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92">
            <text:p>80.92</text:p>
          </table:table-cell>
          <table:table-cell table:number-columns-repeated="2"/>
          <table:table-cell table:formula="of:=( [.B28] - ([.$D$2]*[.A28] + [.$D$3]) )^2" office:value-type="float" office:value="0.000749532670343582">
            <text:p>7.5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7">
            <text:p>88.17</text:p>
          </table:table-cell>
          <table:table-cell table:number-columns-repeated="2"/>
          <table:table-cell table:formula="of:=( [.B29] - ([.$D$2]*[.A29] + [.$D$3]) )^2" office:value-type="float" office:value="0.00732485532701986">
            <text:p>7.3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2">
            <text:p>88.12</text:p>
          </table:table-cell>
          <table:table-cell table:number-columns-repeated="2"/>
          <table:table-cell table:formula="of:=( [.B30] - ([.$D$2]*[.A30] + [.$D$3]) )^2" office:value-type="float" office:value="0.0183833921920562">
            <text:p>1.84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4">
            <text:p>88.4</text:p>
          </table:table-cell>
          <table:table-cell table:number-columns-repeated="2"/>
          <table:table-cell table:formula="of:=( [.B31] - ([.$D$2]*[.A31] + [.$D$3]) )^2" office:value-type="float" office:value="0.0208555857478505">
            <text:p>2.09E-002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48">
            <text:p>95.48</text:p>
          </table:table-cell>
          <table:table-cell table:number-columns-repeated="2"/>
          <table:table-cell table:formula="of:=( [.B32] - ([.$D$2]*[.A32] + [.$D$3]) )^2" office:value-type="float" office:value="0.00702129081183601">
            <text:p>7.0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52">
            <text:p>95.52</text:p>
          </table:table-cell>
          <table:table-cell table:number-columns-repeated="2"/>
          <table:table-cell table:formula="of:=( [.B33] - ([.$D$2]*[.A33] + [.$D$3]) )^2" office:value-type="float" office:value="0.00191783937278306">
            <text:p>1.92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6.06">
            <text:p>96.06</text:p>
          </table:table-cell>
          <table:table-cell table:number-columns-repeated="2"/>
          <table:table-cell table:formula="of:=( [.B34] - ([.$D$2]*[.A34] + [.$D$3]) )^2" office:value-type="float" office:value="0.246221244945556">
            <text:p>2.46E-001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9">
            <text:p>102.9</text:p>
          </table:table-cell>
          <table:table-cell table:number-columns-repeated="2"/>
          <table:table-cell table:formula="of:=( [.B35] - ([.$D$2]*[.A35] + [.$D$3]) )^2" office:value-type="float" office:value="0.000783948630587102">
            <text:p>7.8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87">
            <text:p>102.87</text:p>
          </table:table-cell>
          <table:table-cell table:number-columns-repeated="2"/>
          <table:table-cell table:formula="of:=( [.B36] - ([.$D$2]*[.A36] + [.$D$3]) )^2" office:value-type="float" office:value="0.00000400367014537612">
            <text:p>4.00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71">
            <text:p>102.71</text:p>
          </table:table-cell>
          <table:table-cell table:number-columns-repeated="2"/>
          <table:table-cell table:formula="of:=( [.B37] - ([.$D$2]*[.A37] + [.$D$3]) )^2" office:value-type="float" office:value="0.02624429721446">
            <text:p>2.6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12">
            <text:p>110.12</text:p>
          </table:table-cell>
          <table:table-cell table:number-columns-repeated="2"/>
          <table:table-cell table:formula="of:=( [.B38] - ([.$D$2]*[.A38] + [.$D$3]) )^2" office:value-type="float" office:value="0.00362508655186518">
            <text:p>3.6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08">
            <text:p>110.08</text:p>
          </table:table-cell>
          <table:table-cell table:number-columns-repeated="2"/>
          <table:table-cell table:formula="of:=( [.B39] - ([.$D$2]*[.A39] + [.$D$3]) )^2" office:value-type="float" office:value="0.0100417818849695">
            <text:p>1.00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22">
            <text:p>110.22</text:p>
          </table:table-cell>
          <table:table-cell table:number-columns-repeated="2"/>
          <table:table-cell table:formula="of:=( [.B40] - ([.$D$2]*[.A40] + [.$D$3]) )^2" office:value-type="float" office:value="0.00158334821910698">
            <text:p>1.58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7">
            <text:p>117.47</text:p>
          </table:table-cell>
          <table:table-cell table:number-columns-repeated="2"/>
          <table:table-cell table:formula="of:=( [.B41] - ([.$D$2]*[.A41] + [.$D$3]) )^2" office:value-type="float" office:value="0.000339166219987965">
            <text:p>3.39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5">
            <text:p>117.45</text:p>
          </table:table-cell>
          <table:table-cell table:number-columns-repeated="2"/>
          <table:table-cell table:formula="of:=( [.B42] - ([.$D$2]*[.A42] + [.$D$3]) )^2" office:value-type="float" office:value="0.00147582486005152">
            <text:p>1.4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1">
            <text:p>117.41</text:p>
          </table:table-cell>
          <table:table-cell table:number-columns-repeated="2"/>
          <table:table-cell table:formula="of:=( [.B43] - ([.$D$2]*[.A43] + [.$D$3]) )^2" office:value-type="float" office:value="0.00614914214017992">
            <text:p>6.15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3">
            <text:p>124.83</text:p>
          </table:table-cell>
          <table:table-cell table:number-columns-repeated="2"/>
          <table:table-cell table:formula="of:=( [.B44] - ([.$D$2]*[.A44] + [.$D$3]) )^2" office:value-type="float" office:value="0.00111394133292217">
            <text:p>1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9">
            <text:p>124.89</text:p>
          </table:table-cell>
          <table:table-cell table:number-columns-repeated="2"/>
          <table:table-cell table:formula="of:=( [.B45] - ([.$D$2]*[.A45] + [.$D$3]) )^2" office:value-type="float" office:value="0.00871903249219467">
            <text:p>8.72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46] - ([.$D$2]*[.A46] + [.$D$3]) )^2" office:value-type="float" office:value="0.00284897171934577">
            <text:p>2.85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49">
            <text:p>132.49</text:p>
          </table:table-cell>
          <table:table-cell table:number-columns-repeated="2"/>
          <table:table-cell table:formula="of:=( [.B47] - ([.$D$2]*[.A47] + [.$D$3]) )^2" office:value-type="float" office:value="0.148354376917643">
            <text:p>1.48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11">
            <text:p>132.11</text:p>
          </table:table-cell>
          <table:table-cell table:number-columns-repeated="2"/>
          <table:table-cell table:formula="of:=( [.B48] - ([.$D$2]*[.A48] + [.$D$3]) )^2" office:value-type="float" office:value="0.0000267080722969648">
            <text:p>2.6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07">
            <text:p>132.07</text:p>
          </table:table-cell>
          <table:table-cell table:number-columns-repeated="2"/>
          <table:table-cell table:formula="of:=( [.B49] - ([.$D$2]*[.A49] + [.$D$3]) )^2" office:value-type="float" office:value="0.00121326924647216">
            <text:p>1.2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6">
            <text:p>139.6</text:p>
          </table:table-cell>
          <table:table-cell table:number-columns-repeated="2"/>
          <table:table-cell table:formula="of:=( [.B50] - ([.$D$2]*[.A50] + [.$D$3]) )^2" office:value-type="float" office:value="0.0349541204915581">
            <text:p>3.50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4">
            <text:p>139.4</text:p>
          </table:table-cell>
          <table:table-cell table:number-columns-repeated="2"/>
          <table:table-cell table:formula="of:=( [.B51] - ([.$D$2]*[.A51] + [.$D$3]) )^2" office:value-type="float" office:value="0.000170036097555252">
            <text:p>1.70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37">
            <text:p>139.37</text:p>
          </table:table-cell>
          <table:table-cell table:number-columns-repeated="2"/>
          <table:table-cell table:formula="of:=( [.B52] - ([.$D$2]*[.A52] + [.$D$3]) )^2" office:value-type="float" office:value="0.00185242343845429">
            <text:p>1.8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75">
            <text:p>146.75</text:p>
          </table:table-cell>
          <table:table-cell table:number-columns-repeated="2"/>
          <table:table-cell table:formula="of:=( [.B53] - ([.$D$2]*[.A53] + [.$D$3]) )^2" office:value-type="float" office:value="0.000826702613151815">
            <text:p>8.2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4">
            <text:p>146.64</text:p>
          </table:table-cell>
          <table:table-cell table:number-columns-repeated="2"/>
          <table:table-cell table:formula="of:=( [.B54] - ([.$D$2]*[.A54] + [.$D$3]) )^2" office:value-type="float" office:value="0.00660116655076787">
            <text:p>6.60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55] - ([.$D$2]*[.A55] + [.$D$3]) )^2" office:value-type="float" office:value="0.00832611781782228">
            <text:p>8.3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5x125" table:style-name="ta1" table:print="false">
        <table:shapes>
          <draw:frame draw:z-index="0" draw:style-name="gr1" svg:width="18.821cm" svg:height="10.398cm" svg:x="14.754cm" svg:y="0.446cm">
            <draw:object draw:notify-on-update-of-ranges="125x125.A2:125x125.A55 125x125.B2:125x125.B5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2">
            <text:p>24.2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58921224630203">
            <text:p>1.59E-002</text:p>
          </table:table-cell>
          <table:table-cell table:formula="of:=( [.B2] - ([.$D$2]*[.A2] + [.$D$3]) )^2" office:value-type="float" office:value="0.000150337235768823">
            <text:p>1.50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7">
            <text:p>24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9555096892546">
            <text:p>3.70E-001</text:p>
          </table:table-cell>
          <table:table-cell table:formula="of:=( [.B3] - ([.$D$2]*[.A3] + [.$D$3]) )^2" office:value-type="float" office:value="0.00387645809346942">
            <text:p>3.88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48841824960992">
            <text:p>5.49E-004</text:p>
          </table:table-cell>
          <table:table-cell table:formula="of:=( [.B4] - ([.$D$2]*[.A4] + [.$D$3]) )^2" office:value-type="float" office:value="0.0450548206665721">
            <text:p>4.51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9">
            <text:p>32.1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65794067421799">
            <text:p>6.66E-002</text:p>
          </table:table-cell>
          <table:table-cell table:formula="of:=( [.B5] - ([.$D$2]*[.A5] + [.$D$3]) )^2" office:value-type="float" office:value="0.00131043833964101">
            <text:p>1.3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22">
            <text:p>32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438243696365261">
            <text:p>4.38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5">
            <text:p>32.15</text:p>
          </table:table-cell>
          <table:table-cell office:value-type="string">
            <text:p>sum d_i^2</text:p>
          </table:table-cell>
          <table:table-cell table:formula="of:=SUM([.E2:.E55])" office:value-type="float" office:value="2.10497092076603">
            <text:p>2.10E+000</text:p>
          </table:table-cell>
          <table:table-cell table:formula="of:=( [.B7] - ([.$D$2]*[.A7] + [.$D$3]) )^2" office:value-type="float" office:value="0.0000144401742924023">
            <text:p>1.4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7">
            <text:p>40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891694516926901">
            <text:p>8.9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13">
            <text:p>40.1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908343983732249">
            <text:p>9.08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9">
            <text:p>40.09</text:p>
          </table:table-cell>
          <table:table-cell table:number-columns-repeated="2"/>
          <table:table-cell table:formula="of:=( [.B10] - ([.$D$2]*[.A10] + [.$D$3]) )^2" office:value-type="float" office:value="0.0000972443391952433">
            <text:p>9.7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1] - ([.$D$2]*[.A11] + [.$D$3]) )^2" office:value-type="float" office:value="0.00210887471614391">
            <text:p>2.1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2] - ([.$D$2]*[.A12] + [.$D$3]) )^2" office:value-type="float" office:value="0.00210887471614391">
            <text:p>2.11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.01">
            <text:p>48.01</text:p>
          </table:table-cell>
          <table:table-cell table:number-columns-repeated="2"/>
          <table:table-cell table:formula="of:=( [.B13] - ([.$D$2]*[.A13] + [.$D$3]) )^2" office:value-type="float" office:value="0.00129042499707525">
            <text:p>1.29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5.98">
            <text:p>55.98</text:p>
          </table:table-cell>
          <table:table-cell table:number-columns-repeated="2"/>
          <table:table-cell table:formula="of:=( [.B14] - ([.$D$2]*[.A14] + [.$D$3]) )^2" office:value-type="float" office:value="0.000143609484247231">
            <text:p>1.44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 [.B15] - ([.$D$2]*[.A15] + [.$D$3]) )^2" office:value-type="float" office:value="0.0000642607857035495">
            <text:p>6.4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01">
            <text:p>56.01</text:p>
          </table:table-cell>
          <table:table-cell table:number-columns-repeated="2"/>
          <table:table-cell table:formula="of:=( [.B16] - ([.$D$2]*[.A16] + [.$D$3]) )^2" office:value-type="float" office:value="0.000324586436431675">
            <text:p>3.25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7">
            <text:p>63.87</text:p>
          </table:table-cell>
          <table:table-cell table:number-columns-repeated="2"/>
          <table:table-cell table:formula="of:=( [.B17] - ([.$D$2]*[.A17] + [.$D$3]) )^2" office:value-type="float" office:value="0.00463011508083828">
            <text:p>4.6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94">
            <text:p>63.94</text:p>
          </table:table-cell>
          <table:table-cell table:number-columns-repeated="2"/>
          <table:table-cell table:formula="of:=( [.B18] - ([.$D$2]*[.A18] + [.$D$3]) )^2" office:value-type="float" office:value="0.00000382222451529865">
            <text:p>3.82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8">
            <text:p>63.88</text:p>
          </table:table-cell>
          <table:table-cell table:number-columns-repeated="2"/>
          <table:table-cell table:formula="of:=( [.B19] - ([.$D$2]*[.A19] + [.$D$3]) )^2" office:value-type="float" office:value="0.00336921610136297">
            <text:p>3.3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2.09">
            <text:p>72.09</text:p>
          </table:table-cell>
          <table:table-cell table:number-columns-repeated="2"/>
          <table:table-cell table:formula="of:=( [.B20] - ([.$D$2]*[.A20] + [.$D$3]) )^2" office:value-type="float" office:value="0.0423922649149368">
            <text:p>4.24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9">
            <text:p>71.89</text:p>
          </table:table-cell>
          <table:table-cell table:number-columns-repeated="2"/>
          <table:table-cell table:formula="of:=( [.B21] - ([.$D$2]*[.A21] + [.$D$3]) )^2" office:value-type="float" office:value="0.0000347371084885682">
            <text:p>3.4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1">
            <text:p>71.81</text:p>
          </table:table-cell>
          <table:table-cell table:number-columns-repeated="2"/>
          <table:table-cell table:formula="of:=( [.B22] - ([.$D$2]*[.A22] + [.$D$3]) )^2" office:value-type="float" office:value="0.00549172598590951">
            <text:p>5.4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8">
            <text:p>79.78</text:p>
          </table:table-cell>
          <table:table-cell table:number-columns-repeated="2"/>
          <table:table-cell table:formula="of:=( [.B23] - ([.$D$2]*[.A23] + [.$D$3]) )^2" office:value-type="float" office:value="0.00251676922617822">
            <text:p>2.52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">
            <text:p>79.7</text:p>
          </table:table-cell>
          <table:table-cell table:number-columns-repeated="2"/>
          <table:table-cell table:formula="of:=( [.B24] - ([.$D$2]*[.A24] + [.$D$3]) )^2" office:value-type="float" office:value="0.0169435551452217">
            <text:p>1.6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93">
            <text:p>79.93</text:p>
          </table:table-cell>
          <table:table-cell table:number-columns-repeated="2"/>
          <table:table-cell table:formula="of:=( [.B25] - ([.$D$2]*[.A25] + [.$D$3]) )^2" office:value-type="float" office:value="0.00996654562797193">
            <text:p>9.97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26] - ([.$D$2]*[.A26] + [.$D$3]) )^2" office:value-type="float" office:value="0.0112845247007354">
            <text:p>1.13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71">
            <text:p>87.71</text:p>
          </table:table-cell>
          <table:table-cell table:number-columns-repeated="2"/>
          <table:table-cell table:formula="of:=( [.B27] - ([.$D$2]*[.A27] + [.$D$3]) )^2" office:value-type="float" office:value="0.0043862332204031">
            <text:p>4.39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8">
            <text:p>87.8</text:p>
          </table:table-cell>
          <table:table-cell table:number-columns-repeated="2"/>
          <table:table-cell table:formula="of:=( [.B28] - ([.$D$2]*[.A28] + [.$D$3]) )^2" office:value-type="float" office:value="0.000565077389651763">
            <text:p>5.65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29] - ([.$D$2]*[.A29] + [.$D$3]) )^2" office:value-type="float" office:value="0.00677162352987328">
            <text:p>6.77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0] - ([.$D$2]*[.A30] + [.$D$3]) )^2" office:value-type="float" office:value="0.000151041027867904">
            <text:p>1.5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1] - ([.$D$2]*[.A31] + [.$D$3]) )^2" office:value-type="float" office:value="0.000151041027867904">
            <text:p>1.5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59">
            <text:p>103.59</text:p>
          </table:table-cell>
          <table:table-cell table:number-columns-repeated="2"/>
          <table:table-cell table:formula="of:=( [.B32] - ([.$D$2]*[.A32] + [.$D$3]) )^2" office:value-type="float" office:value="0.00613889589360811">
            <text:p>6.1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33] - ([.$D$2]*[.A33] + [.$D$3]) )^2" office:value-type="float" office:value="0.00233782950214008">
            <text:p>2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75">
            <text:p>103.75</text:p>
          </table:table-cell>
          <table:table-cell table:number-columns-repeated="2"/>
          <table:table-cell table:formula="of:=( [.B34] - ([.$D$2]*[.A34] + [.$D$3]) )^2" office:value-type="float" office:value="0.00666654180577865">
            <text:p>6.67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44">
            <text:p>111.44</text:p>
          </table:table-cell>
          <table:table-cell table:number-columns-repeated="2"/>
          <table:table-cell table:formula="of:=( [.B35] - ([.$D$2]*[.A35] + [.$D$3]) )^2" office:value-type="float" office:value="0.0304196636587054">
            <text:p>3.0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55">
            <text:p>111.55</text:p>
          </table:table-cell>
          <table:table-cell table:number-columns-repeated="2"/>
          <table:table-cell table:formula="of:=( [.B36] - ([.$D$2]*[.A36] + [.$D$3]) )^2" office:value-type="float" office:value="0.00414894929108727">
            <text:p>4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66">
            <text:p>111.66</text:p>
          </table:table-cell>
          <table:table-cell table:number-columns-repeated="2"/>
          <table:table-cell table:formula="of:=( [.B37] - ([.$D$2]*[.A37] + [.$D$3]) )^2" office:value-type="float" office:value="0.00207823492346891">
            <text:p>2.0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1">
            <text:p>119.51</text:p>
          </table:table-cell>
          <table:table-cell table:number-columns-repeated="2"/>
          <table:table-cell table:formula="of:=( [.B38] - ([.$D$2]*[.A38] + [.$D$3]) )^2" office:value-type="float" office:value="0.00254758122259008">
            <text:p>2.55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41">
            <text:p>119.41</text:p>
          </table:table-cell>
          <table:table-cell table:number-columns-repeated="2"/>
          <table:table-cell table:formula="of:=( [.B39] - ([.$D$2]*[.A39] + [.$D$3]) )^2" office:value-type="float" office:value="0.0226422951315454">
            <text:p>2.2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4">
            <text:p>119.54</text:p>
          </table:table-cell>
          <table:table-cell table:number-columns-repeated="2"/>
          <table:table-cell table:formula="of:=( [.B40] - ([.$D$2]*[.A40] + [.$D$3]) )^2" office:value-type="float" office:value="0.000419167049904224">
            <text:p>4.1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48">
            <text:p>127.48</text:p>
          </table:table-cell>
          <table:table-cell table:number-columns-repeated="2"/>
          <table:table-cell table:formula="of:=( [.B41] - ([.$D$2]*[.A41] + [.$D$3]) )^2" office:value-type="float" office:value="0.000704095667023524">
            <text:p>7.04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36">
            <text:p>127.36</text:p>
          </table:table-cell>
          <table:table-cell table:number-columns-repeated="2"/>
          <table:table-cell table:formula="of:=( [.B42] - ([.$D$2]*[.A42] + [.$D$3]) )^2" office:value-type="float" office:value="0.0214724479202027">
            <text:p>2.1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8.27">
            <text:p>128.27</text:p>
          </table:table-cell>
          <table:table-cell table:number-columns-repeated="2"/>
          <table:table-cell table:formula="of:=( [.B43] - ([.$D$2]*[.A43] + [.$D$3]) )^2" office:value-type="float" office:value="0.582879110000279">
            <text:p>5.83E-001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31">
            <text:p>135.31</text:p>
          </table:table-cell>
          <table:table-cell table:number-columns-repeated="2"/>
          <table:table-cell table:formula="of:=( [.B44] - ([.$D$2]*[.A44] + [.$D$3]) )^2" office:value-type="float" office:value="0.0203336285033015">
            <text:p>2.03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2">
            <text:p>135.42</text:p>
          </table:table-cell>
          <table:table-cell table:number-columns-repeated="2"/>
          <table:table-cell table:formula="of:=( [.B45] - ([.$D$2]*[.A45] + [.$D$3]) )^2" office:value-type="float" office:value="0.00106250133898476">
            <text:p>1.06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8">
            <text:p>135.48</text:p>
          </table:table-cell>
          <table:table-cell table:number-columns-repeated="2"/>
          <table:table-cell table:formula="of:=( [.B46] - ([.$D$2]*[.A46] + [.$D$3]) )^2" office:value-type="float" office:value="0.000750977431173439">
            <text:p>7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35">
            <text:p>143.35</text:p>
          </table:table-cell>
          <table:table-cell table:number-columns-repeated="2"/>
          <table:table-cell table:formula="of:=( [.B47] - ([.$D$2]*[.A47] + [.$D$3]) )^2" office:value-type="float" office:value="0.00236752934728819">
            <text:p>2.37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16">
            <text:p>143.16</text:p>
          </table:table-cell>
          <table:table-cell table:number-columns-repeated="2"/>
          <table:table-cell table:formula="of:=( [.B48] - ([.$D$2]*[.A48] + [.$D$3]) )^2" office:value-type="float" office:value="0.0569572896958804">
            <text:p>5.7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26">
            <text:p>143.26</text:p>
          </table:table-cell>
          <table:table-cell table:number-columns-repeated="2"/>
          <table:table-cell table:formula="of:=( [.B49] - ([.$D$2]*[.A49] + [.$D$3]) )^2" office:value-type="float" office:value="0.0192258368808333">
            <text:p>1.9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31">
            <text:p>151.31</text:p>
          </table:table-cell>
          <table:table-cell table:number-columns-repeated="2"/>
          <table:table-cell table:formula="of:=( [.B50] - ([.$D$2]*[.A50] + [.$D$3]) )^2" office:value-type="float" office:value="0.0012053739357111">
            <text:p>1.2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3">
            <text:p>151.23</text:p>
          </table:table-cell>
          <table:table-cell table:number-columns-repeated="2"/>
          <table:table-cell table:formula="of:=( [.B51] - ([.$D$2]*[.A51] + [.$D$3]) )^2" office:value-type="float" office:value="0.0131603332293726">
            <text:p>1.3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8">
            <text:p>151.28</text:p>
          </table:table-cell>
          <table:table-cell table:number-columns-repeated="2"/>
          <table:table-cell table:formula="of:=( [.B52] - ([.$D$2]*[.A52] + [.$D$3]) )^2" office:value-type="float" office:value="0.00418848367083323">
            <text:p>4.19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4">
            <text:p>159.14</text:p>
          </table:table-cell>
          <table:table-cell table:number-columns-repeated="2"/>
          <table:table-cell table:formula="of:=( [.B53] - ([.$D$2]*[.A53] + [.$D$3]) )^2" office:value-type="float" office:value="0.0227345261030053">
            <text:p>2.2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2">
            <text:p>159.12</text:p>
          </table:table-cell>
          <table:table-cell table:number-columns-repeated="2"/>
          <table:table-cell table:formula="of:=( [.B54] - ([.$D$2]*[.A54] + [.$D$3]) )^2" office:value-type="float" office:value="0.0291657151868207">
            <text:p>2.92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0.33">
            <text:p>160.33</text:p>
          </table:table-cell>
          <table:table-cell table:number-columns-repeated="2"/>
          <table:table-cell table:formula="of:=( [.B55] - ([.$D$2]*[.A55] + [.$D$3]) )^2" office:value-type="float" office:value="1.07997877561568">
            <text:p>1.08E+000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gradien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</text:p>
          </table:table-cell>
          <table:table-cell office:value-type="string">
            <text:p>Gradient</text:p>
          </table:table-cell>
          <table:table-cell office:value-type="string">
            <text:p>Error in gradient</text:p>
          </table:table-cell>
          <table:table-cell/>
          <table:table-cell>
            <draw:frame table:end-cell-address="gradients.M21" table:end-x="0.293cm" table:end-y="0.172cm" draw:z-index="0" draw:style-name="gr1" svg:width="15.999cm" svg:height="8.999cm" svg:x="0.101cm" svg:y="0.1cm">
              <draw:object draw:notify-on-update-of-ranges="gradients.B2:gradients.B25 gradients.C2:gradients.C25 gradients.D2:gradients.D25 gradients.D2:gradients.D2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0x10.$D$2]" office:value-type="float" office:value="0.000110271757825937">
            <text:p>1.10E-004</text:p>
          </table:table-cell>
          <table:table-cell table:formula="of:=[10x10.$D$4]" office:value-type="float" office:value="0.0000117136136085433">
            <text:p>1.17E-00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15x15.$D$2]" office:value-type="float" office:value="0.00024140350877193">
            <text:p>2.41E-004</text:p>
          </table:table-cell>
          <table:table-cell table:formula="of:=[15x15.$D$4]" office:value-type="float" office:value="0.0000127919424296938">
            <text:p>1.28E-00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0x20.$D$2]" office:value-type="float" office:value="0.000423770209838321">
            <text:p>4.24E-004</text:p>
          </table:table-cell>
          <table:table-cell table:formula="of:=[20x20.$D$4]" office:value-type="float" office:value="0.0000245310757686809">
            <text:p>2.45E-00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25x25.$D$2]" office:value-type="float" office:value="0.000656360509115927">
            <text:p>6.56E-004</text:p>
          </table:table-cell>
          <table:table-cell table:formula="of:=[25x25.$D$4]" office:value-type="float" office:value="0.0000352989676973654">
            <text:p>3.53E-00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0x30.$D$2]" office:value-type="float" office:value="0.000938802889576883">
            <text:p>9.39E-004</text:p>
          </table:table-cell>
          <table:table-cell table:formula="of:=[30x30.$D$4]" office:value-type="float" office:value="0.0000293328968708702">
            <text:p>2.93E-0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35x35.$D$2]" office:value-type="float" office:value="0.00127287925696594">
            <text:p>1.27E-003</text:p>
          </table:table-cell>
          <table:table-cell table:formula="of:=[35x35.$D$4]" office:value-type="float" office:value="0.0000511987390083423">
            <text:p>5.12E-00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0x40.$D$2]" office:value-type="float" office:value="0.00165896112831097">
            <text:p>1.66E-003</text:p>
          </table:table-cell>
          <table:table-cell table:formula="of:=[40x40.$D$4]" office:value-type="float" office:value="0.0000707437965105485">
            <text:p>7.07E-00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45x45.$D$2]" office:value-type="float" office:value="0.00208968008255934">
            <text:p>2.09E-003</text:p>
          </table:table-cell>
          <table:table-cell table:formula="of:=[45x45.$D$4]" office:value-type="float" office:value="0.0000832844084795218">
            <text:p>8.33E-00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0x50.$D$2]" office:value-type="float" office:value="0.00257398004815962">
            <text:p>2.57E-003</text:p>
          </table:table-cell>
          <table:table-cell table:formula="of:=[50x50.$D$4]" office:value-type="float" office:value="0.0000454237065586784">
            <text:p>4.54E-00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55x55.$D$2]" office:value-type="float" office:value="0.00311062263501892">
            <text:p>3.11E-003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0x60.$D$2]" office:value-type="float" office:value="0.00369590643274854">
            <text:p>3.70E-003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65x65.$D$2]" office:value-type="float" office:value="0.00433330581355349">
            <text:p>4.33E-003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0x70.$D$2]" office:value-type="float" office:value="0.0050252356381149">
            <text:p>5.03E-003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75x75.$D$2]" office:value-type="float" office:value="0.00575277605779154">
            <text:p>5.75E-003</text:p>
          </table:table-cell>
          <table:table-cell table:formula="of:=[75x75.$D$4]" office:value-type="float" office:value="0.000236353825832291">
            <text:p>2.36E-00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0x80.$D$2]" office:value-type="float" office:value="0.00654280701754386">
            <text:p>6.54E-003</text:p>
          </table:table-cell>
          <table:table-cell table:formula="of:=[80x80.$D$4]" office:value-type="float" office:value="0.000243146050066599">
            <text:p>2.43E-00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85x85.$D$2]" office:value-type="float" office:value="0.00736899896800826">
            <text:p>7.37E-003</text:p>
          </table:table-cell>
          <table:table-cell table:formula="of:=[85x85.$D$4]" office:value-type="float" office:value="0.000184234380942923">
            <text:p>1.84E-00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0x90.$D$2]" office:value-type="float" office:value="0.00825424148606811">
            <text:p>8.25E-003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95x95.$D$2]" office:value-type="float" office:value="0.00920013759889921">
            <text:p>9.20E-003</text:p>
          </table:table-cell>
          <table:table-cell table:formula="of:=[95x95.$D$4]" office:value-type="float" office:value="0.000242783054429832">
            <text:p>2.43E-0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0x100.$D$2]" office:value-type="float" office:value="0.0101998761609907">
            <text:p>1.02E-002</text:p>
          </table:table-cell>
          <table:table-cell table:formula="of:=[100x100.$D$4]" office:value-type="float" office:value="0.000344330695859497">
            <text:p>3.44E-00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05x105.$D$2]" office:value-type="float" office:value="0.0112256553147575">
            <text:p>1.12E-002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0x110.$D$2]" office:value-type="float" office:value="0.0123230546955624">
            <text:p>1.23E-002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15x115.$D$2]" office:value-type="float" office:value="0.0134579704162367">
            <text:p>1.35E-002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[120x120.$D$2]" office:value-type="float" office:value="0.0146164155486756">
            <text:p>1.46E-002</text:p>
          </table:table-cell>
          <table:table-cell table:formula="of:=[120x120.$D$4]" office:value-type="float" office:value="0.000346080564117007">
            <text:p>3.46E-00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25x125.$D$2]" office:value-type="float" office:value="0.0158921224630203">
            <text:p>1.59E-002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25/03/2011</text:date>, <text:time>00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1:35:44</meta:creation-date>
    <dc:date>2011-03-25T00:07:03</dc:date>
    <meta:editing-duration>PT2H36M32S</meta:editing-duration>
    <meta:editing-cycles>84</meta:editing-cycles>
    <meta:generator>LibreOffice/3.3$Linux LibreOffice_project/330m19$Build-202</meta:generator>
    <meta:document-statistic meta:table-count="25" meta:cell-count="581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1cm" svg:height="10.403cm" xlink:href=".." xlink:type="simple" chart:class="chart:scatter" chart:style-name="ch1">
        <chart:title svg:x="8.68cm" svg:y="0.343cm" chart:style-name="ch2">
          <text:p>10x10</text:p>
        </chart:title>
        <chart:plot-area chart:style-name="ch3" table:cell-range-address="10x10.A2:10x10.B55" svg:x="1.384cm" svg:y="1.768cm" svg:width="16.675cm" svg:height="7.449cm">
          <chartooo:coordinate-region svg:x="2.028cm" svg:y="1.927cm" svg:width="15.636cm" svg:height="6.726cm"/>
          <chart:axis chart:dimension="x" chart:name="primary-x" chart:style-name="ch4">
            <chart:title svg:x="9.297cm" svg:y="9.426cm" chart:style-name="ch5">
              <text:p>m.c.s</text:p>
            </chart:title>
          </chart:axis>
          <chart:axis chart:dimension="y" chart:name="primary-y" chart:style-name="ch6">
            <chart:title svg:x="0.451cm" svg:y="7.34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x10.B2:10x10.B55" chart:class="chart:scatter">
            <chart:domain table:cell-range-address="10x10.A2:10x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x10.A2:10x10.A55</svg:desc>
                </draw:g>
              </table:table-cell>
              <table:table-cell office:value-type="float" office:value="0.16">
                <text:p>0.16</text:p>
                <draw:g>
                  <svg:desc>10x10.B2:10x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5x55</text:p>
        </chart:title>
        <chart:plot-area chart:style-name="ch3" table:cell-range-address="55x55.A2:55x5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5x55.B2:55x55.B55" chart:class="chart:scatter">
            <chart:domain table:cell-range-address="55x55.A2:55x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5x55.A2:55x55.A55</svg:desc>
                </draw:g>
              </table:table-cell>
              <table:table-cell office:value-type="float" office:value="4.74">
                <text:p>4.74</text:p>
                <draw:g>
                  <svg:desc>55x55.B2:55x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1.24">
                <text:p>31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0x60</text:p>
        </chart:title>
        <chart:plot-area chart:style-name="ch3" table:cell-range-address="60x60.A2:60x6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0x60.B2:60x60.B55" chart:class="chart:scatter">
            <chart:domain table:cell-range-address="60x60.A2:60x6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0x60.A2:60x60.A55</svg:desc>
                </draw:g>
              </table:table-cell>
              <table:table-cell office:value-type="float" office:value="5.66">
                <text:p>5.66</text:p>
                <draw:g>
                  <svg:desc>60x60.B2:60x6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7.13">
                <text:p>37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5x65</text:p>
        </chart:title>
        <chart:plot-area chart:style-name="ch3" table:cell-range-address="65x65.A2:65x6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5x65.B2:65x65.B55" chart:class="chart:scatter">
            <chart:domain table:cell-range-address="65x65.A2:65x6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5x65.A2:65x65.A55</svg:desc>
                </draw:g>
              </table:table-cell>
              <table:table-cell office:value-type="float" office:value="6.6">
                <text:p>6.6</text:p>
                <draw:g>
                  <svg:desc>65x65.B2:65x6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70x70</text:p>
        </chart:title>
        <chart:plot-area chart:style-name="ch3" table:cell-range-address="70x70.A2:70x7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0x70.B2:70x70.B55" chart:class="chart:scatter">
            <chart:domain table:cell-range-address="70x70.A2:70x7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0x70.A2:70x70.A55</svg:desc>
                </draw:g>
              </table:table-cell>
              <table:table-cell office:value-type="float" office:value="7.65">
                <text:p>7.65</text:p>
                <draw:g>
                  <svg:desc>70x70.B2:70x7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0.36">
                <text:p>50.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75x75</text:p>
        </chart:title>
        <chart:plot-area chart:style-name="ch3" table:cell-range-address="75x75.A2:75x7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5x75.B2:75x75.B55" chart:class="chart:scatter">
            <chart:domain table:cell-range-address="75x75.A2:75x7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5x75.A2:75x75.A55</svg:desc>
                </draw:g>
              </table:table-cell>
              <table:table-cell office:value-type="float" office:value="8.77">
                <text:p>8.77</text:p>
                <draw:g>
                  <svg:desc>75x75.B2:75x7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80x80</text:p>
        </chart:title>
        <chart:plot-area chart:style-name="ch3" table:cell-range-address="80x80.A2:80x8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0x80.B2:80x80.B55" chart:class="chart:scatter">
            <chart:domain table:cell-range-address="80x80.A2:80x8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0x80.A2:80x80.A55</svg:desc>
                </draw:g>
              </table:table-cell>
              <table:table-cell office:value-type="float" office:value="9.99">
                <text:p>9.99</text:p>
                <draw:g>
                  <svg:desc>80x80.B2:80x8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9cm" chart:style-name="ch2">
          <text:p>85x85</text:p>
        </chart:title>
        <chart:plot-area chart:style-name="ch3" table:cell-range-address="85x85.A2:85x8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5x85.B2:85x85.B55" chart:class="chart:scatter">
            <chart:domain table:cell-range-address="85x85.A2:85x8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5x85.A2:85x85.A55</svg:desc>
                </draw:g>
              </table:table-cell>
              <table:table-cell office:value-type="float" office:value="11.31">
                <text:p>11.31</text:p>
                <draw:g>
                  <svg:desc>85x85.B2:85x8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8cm" chart:style-name="ch2">
          <text:p>90x90</text:p>
        </chart:title>
        <chart:plot-area chart:style-name="ch3" table:cell-range-address="90x90.A2:90x9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0x90.B2:90x90.B55" chart:class="chart:scatter">
            <chart:domain table:cell-range-address="90x90.A2:90x9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0x90.A2:90x90.A55</svg:desc>
                </draw:g>
              </table:table-cell>
              <table:table-cell office:value-type="float" office:value="12.59">
                <text:p>12.59</text:p>
                <draw:g>
                  <svg:desc>90x90.B2:90x9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82.74">
                <text:p>82.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7cm" chart:style-name="ch2">
          <text:p>95x95</text:p>
        </chart:title>
        <chart:plot-area chart:style-name="ch3" table:cell-range-address="95x95.A2:95x9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5x95.B2:95x95.B55" chart:class="chart:scatter">
            <chart:domain table:cell-range-address="95x95.A2:95x9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5x95.A2:95x95.A55</svg:desc>
                </draw:g>
              </table:table-cell>
              <table:table-cell office:value-type="float" office:value="14.03">
                <text:p>14.03</text:p>
                <draw:g>
                  <svg:desc>95x95.B2:95x9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4.59">
                <text:p>64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9.51">
                <text:p>69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2.23">
                <text:p>92.2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00x100</text:p>
        </chart:title>
        <chart:plot-area chart:style-name="ch3" table:cell-range-address="100x100.A2:100x10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0x100.B2:100x100.B55" chart:class="chart:scatter">
            <chart:domain table:cell-range-address="100x100.A2:100x10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0x100.A2:100x100.A55</svg:desc>
                </draw:g>
              </table:table-cell>
              <table:table-cell office:value-type="float" office:value="15.55">
                <text:p>15.55</text:p>
                <draw:g>
                  <svg:desc>100x100.B2:100x10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1.66">
                <text:p>7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02.3">
                <text:p>10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15x15</text:p>
        </chart:title>
        <chart:plot-area chart:style-name="ch3" table:cell-range-address="15x15.A2:15x15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x15.B2:15x15.B55" chart:class="chart:scatter">
            <chart:domain table:cell-range-address="15x15.A2:15x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x15.A2:15x15.A55</svg:desc>
                </draw:g>
              </table:table-cell>
              <table:table-cell office:value-type="float" office:value="0.37">
                <text:p>0.37</text:p>
                <draw:g>
                  <svg:desc>15x15.B2:15x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05x105</text:p>
        </chart:title>
        <chart:plot-area chart:style-name="ch3" table:cell-range-address="105x105.A2:105x10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5x105.B2:105x105.B55" chart:class="chart:scatter">
            <chart:domain table:cell-range-address="105x105.A2:105x10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5x105.A2:105x105.A55</svg:desc>
                </draw:g>
              </table:table-cell>
              <table:table-cell office:value-type="float" office:value="17.12">
                <text:p>17.12</text:p>
                <draw:g>
                  <svg:desc>105x105.B2:105x10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12.89">
                <text:p>112.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10x110</text:p>
        </chart:title>
        <chart:plot-area chart:style-name="ch3" table:cell-range-address="110x110.A2:110x11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0x110.B2:110x110.B55" chart:class="chart:scatter">
            <chart:domain table:cell-range-address="110x110.A2:110x1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0x110.A2:110x110.A55</svg:desc>
                </draw:g>
              </table:table-cell>
              <table:table-cell office:value-type="float" office:value="18.82">
                <text:p>18.82</text:p>
                <draw:g>
                  <svg:desc>110x110.B2:110x1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1.59">
                <text:p>11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3.36">
                <text:p>123.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15x115</text:p>
        </chart:title>
        <chart:plot-area chart:style-name="ch3" table:cell-range-address="115x115.A2:115x11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5x115.B2:115x115.B55" chart:class="chart:scatter">
            <chart:domain table:cell-range-address="115x115.A2:115x1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5x115.A2:115x115.A55</svg:desc>
                </draw:g>
              </table:table-cell>
              <table:table-cell office:value-type="float" office:value="20.51">
                <text:p>20.51</text:p>
                <draw:g>
                  <svg:desc>115x115.B2:115x1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21.37">
                <text:p>12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8.03">
                <text:p>128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35.6">
                <text:p>135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20x120</text:p>
        </chart:title>
        <chart:plot-area chart:style-name="ch3" table:cell-range-address="120x120.A2:120x120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0x120.B2:120x120.B55" chart:class="chart:scatter">
            <chart:domain table:cell-range-address="120x120.A2:120x1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0x120.A2:120x120.A55</svg:desc>
                </draw:g>
              </table:table-cell>
              <table:table-cell office:value-type="float" office:value="22.63">
                <text:p>22.63</text:p>
                <draw:g>
                  <svg:desc>120x120.B2:120x1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32.49">
                <text:p>13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39.37">
                <text:p>139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46.63">
                <text:p>146.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496cm" chart:style-name="ch2">
          <text:p>125x125</text:p>
        </chart:title>
        <chart:plot-area chart:style-name="ch3" table:cell-range-address="125x125.A2:125x125.B55" svg:x="1.384cm" svg:y="1.764cm" svg:width="16.686cm" svg:height="7.45cm">
          <chartooo:coordinate-region svg:x="2.106cm" svg:y="1.922cm" svg:width="15.569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5x125.B2:125x125.B55" chart:class="chart:scatter">
            <chart:domain table:cell-range-address="125x125.A2:125x1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5x125.A2:125x125.A55</svg:desc>
                </draw:g>
              </table:table-cell>
              <table:table-cell office:value-type="float" office:value="24.22">
                <text:p>24.22</text:p>
                <draw:g>
                  <svg:desc>125x125.B2:125x1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1.81">
                <text:p>7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35.31">
                <text:p>135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35.48">
                <text:p>13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3.35">
                <text:p>14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3.26">
                <text:p>143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1.23">
                <text:p>151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1.28">
                <text:p>151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59.12">
                <text:p>159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0.33">
                <text:p>160.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error-upper-range="gradients.D2:gradients.D25" chart:error-lower-range="gradients.D2:gradients.D25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error-upper-range="gradients.D2:gradients.D25" chart:error-lower-range="gradients.D2:gradients.D25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6cm" svg:y="0.315cm" chart:style-name="ch2">
          <text:p>Gradient against Area</text:p>
        </chart:title>
        <chart:plot-area chart:style-name="ch3" table:cell-range-address="gradients.B2:gradients.C25" svg:x="1.328cm" svg:y="1.656cm" svg:width="14.032cm" svg:height="6.186cm">
          <chartooo:coordinate-region svg:x="2.417cm" svg:y="1.853cm" svg:width="12.483cm" svg:height="5.346cm"/>
          <chart:axis chart:dimension="x" chart:name="primary-x" chart:style-name="ch4">
            <chart:title svg:x="7.946cm" svg:y="8.023cm" chart:style-name="ch5">
              <text:p>Area</text:p>
            </chart:title>
          </chart:axis>
          <chart:axis chart:dimension="y" chart:name="primary-y" chart:style-name="ch6">
            <chart:title svg:x="0.451cm" svg:y="5.422cm" chart:style-name="ch7">
              <text:p>Gradient</text:p>
            </chart:title>
            <chart:grid chart:style-name="ch8" chart:class="major"/>
          </chart:axis>
          <chart:series chart:style-name="ch9" chart:values-cell-range-address="gradients.C2:gradients.C25" chart:class="chart:scatter">
            <chart:domain table:cell-range-address="gradients.B2:gradients.B25"/>
            <chart:error-indicator chart:style-name="ch10" chart:dimension="y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dients.B2:gradients.B25</svg:desc>
                </draw:g>
              </table:table-cell>
              <table:table-cell office:value-type="float" office:value="0.000110271757825937">
                <text:p>0.000110271757825937</text:p>
                <draw:g>
                  <svg:desc>gradients.C2:gradients.C25</svg:desc>
                </draw:g>
              </table:table-cell>
              <table:table-cell office:value-type="float" office:value="0.0000117136136085433">
                <text:p>0.0000117136136085433</text:p>
                <draw:g>
                  <svg:desc>gradients.D2:gradients.D25</svg:desc>
                </draw:g>
              </table:table-cell>
              <table:table-cell office:value-type="float" office:value="0.0000117136136085433">
                <text:p>0.0000117136136085433</text:p>
                <draw:g>
                  <svg:desc>gradients.D2:gradient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24140350877193">
                <text:p>0.00024140350877193</text:p>
              </table:table-cell>
              <table:table-cell office:value-type="float" office:value="0.0000127919424296938">
                <text:p>0.0000127919424296938</text:p>
              </table:table-cell>
              <table:table-cell office:value-type="float" office:value="0.0000127919424296938">
                <text:p>0.0000127919424296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00352989676973654">
                <text:p>0.0000352989676973654</text:p>
              </table:table-cell>
              <table:table-cell office:value-type="float" office:value="0.0000352989676973654">
                <text:p>0.0000352989676973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00511987390083423">
                <text:p>0.0000511987390083423</text:p>
              </table:table-cell>
              <table:table-cell office:value-type="float" office:value="0.0000511987390083423">
                <text:p>0.0000511987390083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00707437965105485">
                <text:p>0.0000707437965105485</text:p>
              </table:table-cell>
              <table:table-cell office:value-type="float" office:value="0.0000707437965105485">
                <text:p>0.0000707437965105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000832844084795218">
                <text:p>0.0000832844084795218</text:p>
              </table:table-cell>
              <table:table-cell office:value-type="float" office:value="0.0000832844084795218">
                <text:p>0.0000832844084795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00454237065586784">
                <text:p>0.0000454237065586784</text:p>
              </table:table-cell>
              <table:table-cell office:value-type="float" office:value="0.0000454237065586784">
                <text:p>0.000045423706558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00236353825832291">
                <text:p>0.000236353825832291</text:p>
              </table:table-cell>
              <table:table-cell office:value-type="float" office:value="0.000236353825832291">
                <text:p>0.000236353825832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00243146050066599">
                <text:p>0.000243146050066599</text:p>
              </table:table-cell>
              <table:table-cell office:value-type="float" office:value="0.000243146050066599">
                <text:p>0.000243146050066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00184234380942923">
                <text:p>0.000184234380942923</text:p>
              </table:table-cell>
              <table:table-cell office:value-type="float" office:value="0.000184234380942923">
                <text:p>0.000184234380942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00242783054429832">
                <text:p>0.000242783054429832</text:p>
              </table:table-cell>
              <table:table-cell office:value-type="float" office:value="0.000242783054429832">
                <text:p>0.000242783054429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00344330695859497">
                <text:p>0.000344330695859497</text:p>
              </table:table-cell>
              <table:table-cell office:value-type="float" office:value="0.000344330695859497">
                <text:p>0.000344330695859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00346080564117007">
                <text:p>0.000346080564117007</text:p>
              </table:table-cell>
              <table:table-cell office:value-type="float" office:value="0.000346080564117007">
                <text:p>0.000346080564117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0x20</text:p>
        </chart:title>
        <chart:plot-area chart:style-name="ch3" table:cell-range-address="20x20.A2:20x20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0x20.B2:20x20.B55" chart:class="chart:scatter">
            <chart:domain table:cell-range-address="20x20.A2:20x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0x20.A2:20x20.A55</svg:desc>
                </draw:g>
              </table:table-cell>
              <table:table-cell office:value-type="float" office:value="0.64">
                <text:p>0.64</text:p>
                <draw:g>
                  <svg:desc>20x20.B2:20x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5x25</text:p>
        </chart:title>
        <chart:plot-area chart:style-name="ch3" table:cell-range-address="25x25.A2:25x25.B55" svg:x="1.384cm" svg:y="1.764cm" svg:width="16.686cm" svg:height="7.45cm">
          <chartooo:coordinate-region svg:x="1.792cm" svg:y="1.922cm" svg:width="15.883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5x25.B2:25x25.B55" chart:class="chart:scatter">
            <chart:domain table:cell-range-address="25x25.A2:25x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5x25.A2:25x25.A55</svg:desc>
                </draw:g>
              </table:table-cell>
              <table:table-cell office:value-type="float" office:value="1">
                <text:p>1</text:p>
                <draw:g>
                  <svg:desc>25x25.B2:25x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0x30</text:p>
        </chart:title>
        <chart:plot-area chart:style-name="ch3" table:cell-range-address="30x30.A2:30x3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0x30.B2:30x30.B55" chart:class="chart:scatter">
            <chart:domain table:cell-range-address="30x30.A2:30x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0x30.A2:30x30.A55</svg:desc>
                </draw:g>
              </table:table-cell>
              <table:table-cell office:value-type="float" office:value="1.43">
                <text:p>1.43</text:p>
                <draw:g>
                  <svg:desc>30x30.B2:30x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5x35</text:p>
        </chart:title>
        <chart:plot-area chart:style-name="ch3" table:cell-range-address="35x35.A2:35x3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5x35.B2:35x35.B55" chart:class="chart:scatter">
            <chart:domain table:cell-range-address="35x35.A2:35x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5x35.A2:35x35.A55</svg:desc>
                </draw:g>
              </table:table-cell>
              <table:table-cell office:value-type="float" office:value="1.94">
                <text:p>1.94</text:p>
                <draw:g>
                  <svg:desc>35x35.B2:35x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0x40</text:p>
        </chart:title>
        <chart:plot-area chart:style-name="ch3" table:cell-range-address="40x40.A2:40x4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0x40.B2:40x40.B55" chart:class="chart:scatter">
            <chart:domain table:cell-range-address="40x40.A2:40x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0x40.A2:40x40.A55</svg:desc>
                </draw:g>
              </table:table-cell>
              <table:table-cell office:value-type="float" office:value="2.52">
                <text:p>2.52</text:p>
                <draw:g>
                  <svg:desc>40x40.B2:40x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.59">
                <text:p>16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5x45</text:p>
        </chart:title>
        <chart:plot-area chart:style-name="ch3" table:cell-range-address="45x45.A2:45x4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5x45.B2:45x45.B55" chart:class="chart:scatter">
            <chart:domain table:cell-range-address="45x45.A2:45x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5x45.A2:45x45.A55</svg:desc>
                </draw:g>
              </table:table-cell>
              <table:table-cell office:value-type="float" office:value="3.19">
                <text:p>3.19</text:p>
                <draw:g>
                  <svg:desc>45x45.B2:45x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0x50</text:p>
        </chart:title>
        <chart:plot-area chart:style-name="ch3" table:cell-range-address="50x50.A2:50x5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0x50.B2:50x50.B55" chart:class="chart:scatter">
            <chart:domain table:cell-range-address="50x50.A2:50x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0x50.A2:50x50.A55</svg:desc>
                </draw:g>
              </table:table-cell>
              <table:table-cell office:value-type="float" office:value="3.92">
                <text:p>3.92</text:p>
                <draw:g>
                  <svg:desc>50x50.B2:50x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